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erif1" svg:font-family="'Liberation Serif'"/>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d6834"/>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text-properties fo:font-variant="normal" fo:text-transform="none" fo:color="#000000" style:font-name="Liberation Serif1" fo:font-size="14pt" fo:letter-spacing="normal" fo:font-style="normal" fo:font-weight="normal"/>
    </style:style>
    <style:style style:name="P4" style:family="paragraph" style:parent-style-name="Text_20_body">
      <style:paragraph-properties fo:text-align="start" style:justify-single-word="false"/>
    </style:style>
    <style:style style:name="P5" style:family="paragraph" style:parent-style-name="Text_20_body">
      <style:paragraph-properties fo:break-before="page"/>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style:font-name="Liberation Serif1" fo:font-size="14pt" fo:letter-spacing="normal" fo:font-style="normal" fo:font-weight="normal"/>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P8" style:family="paragraph" style:parent-style-name="Text_20_body">
      <style:paragraph-properties fo:margin-left="0cm" fo:margin-right="0cm" fo:orphans="2" fo:widows="2" fo:text-indent="0cm" style:auto-text-indent="false"/>
    </style:style>
    <style:style style:name="P9" style:family="paragraph" style:parent-style-name="Text_20_body" style:list-style-name="L1">
      <style:paragraph-properties fo:margin-left="0cm" fo:margin-right="0cm" fo:margin-top="0.353cm" fo:margin-bottom="0.212cm" loext:contextual-spacing="false" style:line-height-at-least="0.556cm" fo:orphans="2" fo:widows="2" fo:text-indent="0cm" style:auto-text-indent="false" fo:padding="0cm" fo:border="none"/>
    </style:style>
    <style:style style:name="P10" style:family="paragraph" style:parent-style-name="Text_20_body" style:list-style-name="L2">
      <style:paragraph-properties fo:margin-left="0cm" fo:margin-right="0cm" fo:margin-top="0.353cm" fo:margin-bottom="0.212cm" loext:contextual-spacing="false" style:line-height-at-least="0.556cm" fo:orphans="2" fo:widows="2" fo:text-indent="0cm" style:auto-text-indent="false" fo:padding="0cm" fo:border="none"/>
    </style:style>
    <style:style style:name="P11" style:family="paragraph" style:parent-style-name="Text_20_body" style:list-style-name="L3">
      <style:paragraph-properties fo:margin-left="0cm" fo:margin-right="0cm" fo:margin-top="0.353cm" fo:margin-bottom="0.212cm" loext:contextual-spacing="false" style:line-height-at-least="0.556cm" fo:orphans="2" fo:widows="2" fo:text-indent="0cm" style:auto-text-indent="false" fo:padding="0cm" fo:border="none"/>
    </style:style>
    <style:style style:name="P12" style:family="paragraph" style:parent-style-name="Text_20_body" style:list-style-name="L4">
      <style:paragraph-properties fo:margin-left="0cm" fo:margin-right="0cm" fo:margin-top="0.353cm" fo:margin-bottom="0.212cm" loext:contextual-spacing="false" style:line-height-at-least="0.556cm" fo:orphans="2" fo:widows="2" fo:text-indent="0cm" style:auto-text-indent="false" fo:padding="0cm" fo:border="none"/>
    </style:style>
    <style:style style:name="P13" style:family="paragraph" style:parent-style-name="Text_20_body" style:list-style-name="L5">
      <style:paragraph-properties fo:margin-left="0cm" fo:margin-right="0cm" fo:margin-top="0.353cm" fo:margin-bottom="0.212cm" loext:contextual-spacing="false" style:line-height-at-least="0.556cm" fo:orphans="2" fo:widows="2" fo:text-indent="0cm" style:auto-text-indent="false" fo:padding="0cm" fo:border="none"/>
    </style:style>
    <style:style style:name="P14" style:family="paragraph" style:parent-style-name="Text_20_body" style:list-style-name="L6">
      <style:paragraph-properties fo:margin-left="0cm" fo:margin-right="0cm" fo:margin-top="0.353cm" fo:margin-bottom="0.212cm" loext:contextual-spacing="false" style:line-height-at-least="0.556cm" fo:orphans="2" fo:widows="2" fo:text-indent="0cm" style:auto-text-indent="false" fo:padding="0cm" fo:border="none"/>
    </style:style>
    <style:style style:name="P15" style:family="paragraph" style:parent-style-name="Text_20_body" style:list-style-name="L7">
      <style:paragraph-properties fo:margin-left="0cm" fo:margin-right="0cm" fo:margin-top="0.353cm" fo:margin-bottom="0.212cm" loext:contextual-spacing="false" style:line-height-at-least="0.556cm" fo:orphans="2" fo:widows="2" fo:text-indent="0cm" style:auto-text-indent="false" fo:padding="0cm" fo:border="none"/>
    </style:style>
    <style:style style:name="P16" style:family="paragraph" style:parent-style-name="Text_20_body" style:list-style-name="L8">
      <style:paragraph-properties fo:margin-left="0cm" fo:margin-right="0cm" fo:margin-top="0.353cm" fo:margin-bottom="0.212cm" loext:contextual-spacing="false" style:line-height-at-least="0.556cm" fo:orphans="2" fo:widows="2" fo:text-indent="0cm" style:auto-text-indent="false" fo:padding="0cm" fo:border="none"/>
    </style:style>
    <style:style style:name="P17" style:family="paragraph" style:parent-style-name="Text_20_body" style:list-style-name="L9">
      <style:paragraph-properties fo:margin-left="0cm" fo:margin-right="0cm" fo:margin-top="0.353cm" fo:margin-bottom="0.212cm" loext:contextual-spacing="false" style:line-height-at-least="0.556cm" fo:orphans="2" fo:widows="2" fo:text-indent="0cm" style:auto-text-indent="false" fo:padding="0cm" fo:border="none"/>
    </style:style>
    <style:style style:name="P18" style:family="paragraph" style:parent-style-name="Text_20_body" style:list-style-name="L10">
      <style:paragraph-properties fo:margin-left="0cm" fo:margin-right="0cm" fo:margin-top="0.353cm" fo:margin-bottom="0.212cm" loext:contextual-spacing="false" style:line-height-at-least="0.556cm" fo:orphans="2" fo:widows="2" fo:text-indent="0cm" style:auto-text-indent="false" fo:padding="0cm" fo:border="none"/>
    </style:style>
    <style:style style:name="P19" style:family="paragraph" style:parent-style-name="Text_20_body" style:list-style-name="L12">
      <style:paragraph-properties fo:margin-left="0cm" fo:margin-right="0cm" fo:margin-top="0.353cm" fo:margin-bottom="0.212cm" loext:contextual-spacing="false" style:line-height-at-least="0.556cm" fo:orphans="2" fo:widows="2" fo:text-indent="0cm" style:auto-text-indent="false" fo:padding="0cm" fo:border="none"/>
    </style:style>
    <style:style style:name="P20" style:family="paragraph" style:parent-style-name="Text_20_body" style:list-style-name="L13">
      <style:paragraph-properties fo:margin-left="0cm" fo:margin-right="0cm" fo:margin-top="0.353cm" fo:margin-bottom="0.212cm" loext:contextual-spacing="false" style:line-height-at-least="0.556cm" fo:orphans="2" fo:widows="2" fo:text-indent="0cm" style:auto-text-indent="false" fo:padding="0cm" fo:border="none"/>
    </style:style>
    <style:style style:name="P21" style:family="paragraph" style:parent-style-name="Text_20_body" style:list-style-name="L14">
      <style:paragraph-properties fo:margin-left="0cm" fo:margin-right="0cm" fo:margin-top="0.353cm" fo:margin-bottom="0.212cm" loext:contextual-spacing="false" style:line-height-at-least="0.556cm" fo:orphans="2" fo:widows="2" fo:text-indent="0cm" style:auto-text-indent="false" fo:padding="0cm" fo:border="none"/>
    </style:style>
    <style:style style:name="P22" style:family="paragraph" style:parent-style-name="Text_20_body" style:list-style-name="L11">
      <style:paragraph-properties fo:margin-left="0cm" fo:margin-right="0cm" fo:margin-top="0.353cm" fo:margin-bottom="0.212cm" loext:contextual-spacing="false" style:line-height-at-least="0.556cm" fo:orphans="2" fo:widows="2" fo:text-indent="0cm" style:auto-text-indent="false" fo:padding="0cm" fo:border="none"/>
      <style:text-properties fo:font-variant="normal" fo:text-transform="none" fo:color="#000000" style:font-name="Liberation Sans1" fo:font-size="16pt" fo:letter-spacing="normal" fo:font-style="normal" fo:font-weight="bold"/>
    </style:style>
    <style:style style:name="T1" style:family="text">
      <style:text-properties fo:font-variant="normal" fo:text-transform="none" fo:color="#008000" style:font-name="Liberation Sans1" fo:font-size="16pt" fo:letter-spacing="normal" fo:font-style="normal" fo:font-weight="normal"/>
    </style:style>
    <style:style style:name="T2" style:family="text">
      <style:text-properties fo:font-variant="normal" fo:text-transform="none" fo:color="#008000" style:font-name="Liberation Serif1" fo:font-size="14pt" fo:letter-spacing="normal" fo:font-style="normal" fo:font-weight="normal"/>
    </style:style>
    <style:style style:name="T3" style:family="text">
      <style:text-properties fo:font-variant="normal" fo:text-transform="none" fo:color="#000000" style:font-name="Times New Roman" fo:font-size="14pt" fo:letter-spacing="normal" fo:font-style="normal" fo:font-weight="normal"/>
    </style:style>
    <style:style style:name="T4" style:family="text">
      <style:text-properties fo:font-variant="normal" fo:text-transform="none" fo:color="#000000" style:font-name="Liberation Serif1" fo:font-size="14pt" fo:letter-spacing="normal" fo:font-style="normal" fo:font-weight="normal"/>
    </style:style>
    <style:style style:name="T5" style:family="text">
      <style:text-properties fo:font-variant="normal" fo:text-transform="none" fo:color="#000000" style:font-name="Liberation Serif1" fo:font-size="14pt" fo:letter-spacing="normal" fo:language="pt" fo:country="BR" fo:font-style="normal" fo:font-weight="normal"/>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247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text:start-value="2">
        <style:list-level-properties text:space-before="1.247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text:start-value="3">
        <style:list-level-properties text:space-before="1.247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text:start-value="4">
        <style:list-level-properties text:space-before="1.247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text:start-value="5">
        <style:list-level-properties text:space-before="1.247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text:start-value="6">
        <style:list-level-properties text:space-before="1.247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text:start-value="7">
        <style:list-level-properties text:space-before="1.247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text:start-value="8">
        <style:list-level-properties text:space-before="1.247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text:start-value="9">
        <style:list-level-properties text:space-before="1.247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text:start-value="10">
        <style:list-level-properties text:space-before="1.247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1.247cm"/>
      </text:list-level-style-number>
      <text:list-level-style-number text:level="2" text:style-name="Numbering_20_Symbols" style:num-suffix="." style:num-format="1" text:start-value="11">
        <style:list-level-properties text:space-before="1.247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1.247cm"/>
      </text:list-level-style-number>
      <text:list-level-style-number text:level="2" text:style-name="Numbering_20_Symbols" style:num-suffix="." style:num-format="1" text:start-value="12">
        <style:list-level-properties text:space-before="1.247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1.247cm"/>
      </text:list-level-style-number>
      <text:list-level-style-number text:level="2" text:style-name="Numbering_20_Symbols" style:num-suffix="." style:num-format="1" text:start-value="13">
        <style:list-level-properties text:space-before="1.247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text:start-value="14">
        <style:list-level-properties text:space-before="1.247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studo Sobre a Palavra de Deus</text:p>
      <text:p text:style-name="P7"> </text:p>
      <text:p text:style-name="P6">MARCOS</text:p>
      <text:p text:style-name="P7"> </text:p>
      <text:p text:style-name="P6">Tradutor Martins do Vale</text:p>
      <text:p text:style-name="P6">Editor Josué da Silva Matos 2019</text:p>
      <text:p text:style-name="P6">www.palavrasdoevangelho.com</text:p>
      <text:p text:style-name="P6">www.boasemente.com.br</text:p>
      <text:p text:style-name="P7"> </text:p>
      <text:p text:style-name="P6">EVANGELHO SEGUNDO S. MARCOS</text:p>
      <text:p text:style-name="P7"> </text:p>
      <text:list xml:id="list1000535588" text:style-name="L1">
        <text:list-item>
          <text:list>
            <text:list-item>
              <text:p text:style-name="P9"><text:a xlink:type="simple" xlink:href="https://bibliaonline.com.br/acf/mc/1/1-45" office:target-frame-name="_blank" xlink:show="new" text:style-name="Internet_20_link" text:visited-style-name="Visited_20_Internet_20_Link"><text:span text:style-name="T1">Mc 1:1-45</text:span></text:a></text:p>
            </text:list-item>
          </text:list>
        </text:list-item>
      </text:list>
      <text:p text:style-name="P7"> </text:p>
      <text:p text:style-name="P6">O Evangelho segundo S. Marcos tem um caráter que difere, em certos aspectos, de todos os outros. Cada Evangelho, como temos visto, tem o seu próprio caráter. Cada um deles se ocupa da Pessoa do Senhor Jesus sob um ponto de vista diferente: Como uma Pessoa divina, o Filho de Deus; como o Filho do homem; como o Filho de Davi, o Messias apresentado aos Judeus, Emanuel. Mas Marcos não se ocupa de nenhum desses títulos. É o Servo que encontramos neste Evangelho, e em particular o Seu serviço para levar a Palavra — o serviço ativo de Cristo no Evangelho.</text:p>
      <text:p text:style-name="P7"> </text:p>
      <text:p text:style-name="P6">A glória da Sua Pessoa divina manifesta-se por si, é certo, de uma maneira muito particular através do Seu serviço, e apesar do que Ele era, de fornia que evita as suas consequências.</text:p>
      <text:p text:style-name="P7"> </text:p>
      <text:p text:style-name="P6">Todavia, o serviço é o assunto do livro. Sem dúvida, veremos desenvolver-se o caráter do ensino do Senhor (e, por conseguinte, a verdade agitando as formas judaicas sob as quais se havia efetuado), bem como o relato da Sua morte, da qual tudo dependia para o estabelecimento ida fé. Mas o que distingue este Evangelho é o caráter de serviço e de Servo que está ligado à vida de Jesus — a obra que Ele veio realizar pessoalmente durante a Sua vida sobre a Terra. É por esta razão que o relato da história do Seu nascimento se não encontra em Marcos.</text:p>
      <text:p text:style-name="P7"> </text:p>
      <text:p text:style-name="P6"><text:soft-page-break/>O livro abre com o princípio da pregação do Evangelho.</text:p>
      <text:p text:style-name="P7"> </text:p>
      <text:p text:style-name="P6">João Batista é o arauto, o precursor d'Aquele que trouxe estas boas novas aos homens.</text:p>
      <text:p text:style-name="P7"> </text:p>
      <text:p text:style-name="P6">A mensagem é nova — pelo menos no absoluto e completo caráter que toma, e na sua direta e imediata aplicação.</text:p>
      <text:p text:style-name="P7"> </text:p>
      <text:p text:style-name="P6">Não se trata dos privilégios judaicos, que se obtinham pelo arrependimento e pelo regresso ao SENHOR. Ele ia vir, segundo a Sua promessa. E João, para preparar o Seu caminho ante Ele, pregava o arrependimento para remissão dos pecados. Era disto que eles necessitavam: Remissão dos pecados para todo o contrito, eis o essencial, o objetivo formal -da missão de João Batista.</text:p>
      <text:p text:style-name="P7"> </text:p>
      <text:p text:style-name="P6">O arrependimento e a remissão dos pecados dizem claramente respeito à responsabilidade do homem, neste caso de Israel, no seu estado natural diante de Deus; e, clarificando essa responsabilidade quanto ao estado do homem relativamente a Deus, na sua condição moral e responsável, qualificam-no para a recepção da bênção que Deus tinha em vista — moralmente, no que julga os pecados em princípio, como Deus o faz; e de uma maneira responsável, no que Deus os perdoa todos. Por isso a remissão é necessariamente uma coisa presente e atual. Existe um perdão de governo assim como um perdão de justificação, mas o princípio é o mesmo, e o último é a base ido primeiro.</text:p>
      <text:p text:style-name="P7"> </text:p>
      <text:p text:style-name="P8"><text:span text:style-name="T4">Simplesmente, quando é governamental é acompanhado por diversos atos de Deus, deixando o pecado de ser imputado no tocante às atuais relações com Deus, pois, assim como na justificação, é uma coisa eternamente verdadeira. Com a justificação do perdão — como em </text:span><text:a xlink:type="simple" xlink:href="https://bibliaonline.com.br/acf/rm/4/1-25" office:target-frame-name="_blank" xlink:show="new" text:style-name="Internet_20_link" text:visited-style-name="Visited_20_Internet_20_Link"><text:span text:style-name="T2">Rm 4:1-25</text:span></text:a><text:span text:style-name="T4">, mostrando, pela citação do </text:span><text:a xlink:type="simple" xlink:href="https://bibliaonline.com.br/acf/sl/32/1-11" office:target-frame-name="_blank" xlink:show="new" text:style-name="Internet_20_link" text:visited-style-name="Visited_20_Internet_20_Link"><text:span text:style-name="T2">Sl 32:1-11</text:span></text:a><text:span text:style-name="T4">, o caráter da não imputação dos pecados—com fundamento na obra de Cristo, e por isso absoluta e imutável. O pecado não é imputado e nunca o poderá ser, porque a obra que o tira da vista de Deus está feita e consumada. Esta obra — eterna, absoluta e imutável em si mesma — é a base de todas as relações de Deus com o homem em graça. A graça reina em justiça. Os capítulos 9 e 10 de Hebreus mostram-no desenvolvidamente, quando se trata da consciência e aproximação de Deus, e isto nos lugares santas. Encontramos o mesmo em </text:span><text:a xlink:type="simple" xlink:href="https://bibliaonline.com.br/acf/rm/3/1" office:target-frame-name="_blank" xlink:show="new" text:style-name="Internet_20_link" text:visited-style-name="Visited_20_Internet_20_Link"><text:span text:style-name="T2">Rm 3:1</text:span></text:a><text:span text:style-name="T3"> </text:span><text:span text:style-name="T4">to </text:span><text:a xlink:type="simple" xlink:href="https://bibliaonline.com.br/acf/rm/5/21" office:target-frame-name="_blank" xlink:show="new" text:style-name="Internet_20_link" text:visited-style-name="Visited_20_Internet_20_Link"><text:span text:style-name="T2">Rm 5:21</text:span></text:a><text:span text:style-name="T4">, onde a questão é judicial, um assunto de Julgamento, de ira e de justificação. É a base de bênção, por </text:span><text:soft-page-break/><text:span text:style-name="T4">grande que ela seja em si mesma, e não o fim, quer dizer a paz com Deus e a reconciliação. Aqui tratava-se de todas as bênçãos que Israel terá pela nova aliança (fundada na morte de Cristo), mas, sendo rejeitados, aqueles que criam entravam em melhores e celestiais bênçãos. Em </text:span><text:a xlink:type="simple" xlink:href="https://bibliaonline.com.br/acf/ex/32/14-34" office:target-frame-name="_blank" xlink:show="new" text:style-name="Internet_20_link" text:visited-style-name="Visited_20_Internet_20_Link"><text:span text:style-name="T2">Ex 32:14-34</text:span></text:a><text:span text:style-name="T3"> </text:span><text:span text:style-name="T4">encontramos o perdão governamental, não a justificação. No caso do grande pecado de Davi, o pecado foi perdoado, quando foi reconhecido; a iniquidade foi tirada, mas resultou dali um severo castigo, ligado com o perdão, porque ele tinha dado ocasião aos inimigos do Eterno de blasfemarem.</text:span></text:p>
      <text:p text:style-name="P7"> </text:p>
      <text:p text:style-name="P8"><text:span text:style-name="T4">A glória de Deus em Justiça tinha de ser mantida perante o mundo (</text:span><text:a xlink:type="simple" xlink:href="https://bibliaonline.com.br/acf/2sm/12/13-14" office:target-frame-name="_blank" xlink:show="new" text:style-name="Internet_20_link" text:visited-style-name="Visited_20_Internet_20_Link"><text:span text:style-name="T5">2 Sm 12:13-14</text:span></text:a><text:span text:style-name="T4">).</text:span></text:p>
      <text:p text:style-name="P7"> </text:p>
      <text:p text:style-name="P8"><text:span text:style-name="T4">Tratava-se aqui de uma proposta feita a Israel de um perdão atual, que será cumprido nos últimos dias; e então, como a sua longa rejeição terminará em perdão governamental, serão também — pelo menos o Remanescente — pela morte de Cristo e pelo derramamento do Seu sangue, perdoados e glorificados para gozarem das promessas sob a nova aliança (comparar </text:span><text:a xlink:type="simple" xlink:href="https://bibliaonline.com.br/acf/atos/3/1-26" office:target-frame-name="_blank" xlink:show="new" text:style-name="Internet_20_link" text:visited-style-name="Visited_20_Internet_20_Link"><text:span text:style-name="T2">Atos 3:1-26</text:span></text:a><text:span text:style-name="T4">).</text:span></text:p>
      <text:p text:style-name="P7"> </text:p>
      <text:p text:style-name="P6">Os profetas tinham anunciado, de fato, o perdão, se o povo voltasse para o Senhor; mas aqui o perdão era o alvo atual da pregação. O povo sai em massa para se aproveitar dele. A consciência, pelo menos, era despertada; e, fosse qual fosse o orgulho dos chefes, o estado espiritual de Israel era sentido pelo povo, quando qualquer coisa fora da rotina religiosa atuava sobre o coração e sobre a consciência— quer dizer, quando Deus falava. Eles confessam os seus pecados (versos 4-5). Talvez em alguns não houvesse senão a consciência natural, isto é, não haveria realmente uma obra vivificante; mas, pelo menos, essa consciência era posta em atividade pelo testemunho de Deus.</text:p>
      <text:p text:style-name="P7"> </text:p>
      <text:p text:style-name="P6">Mas João (versos 6-8), rigidamente separado de todo o povo, e vivendo separado da sociedade humana, anunciava Alguém mais poderoso do que ele, cujas sandálias não era digno de desatar. Aquele que João anunciava não pregaria somente o arrependimento, ao qual se submetiam pelo batismo da água; Ele conferiria o Espírito Santo, o poder, àqueles que recebessem o Seu testemunho. Aqui este Evangelho passa rapidamente ao serviço dAquele que João assim assinalava.</text:p>
      <text:p text:style-name="P7"> </text:p>
      <text:p text:style-name="P6">Apresenta só e mui sumariamente o que O introduzia nesse serviço.</text:p>
      <text:p text:style-name="P7"> </text:p>
      <text:p text:style-name="P6"><text:soft-page-break/>O Senhor toma lugar entre os arrependidos -do Seu povo, e, submetendo-Se ao batismo de João, vê o Céu aberto para Si, e o Espírito Santo descendo sobre Si como uma pomba.</text:p>
      <text:p text:style-name="P7"> </text:p>
      <text:p text:style-name="P6">O Pai reconhece-O como Seu Filho, sobre a Terra, em Quem Se compraz. Em seguida Jesus é levado pelo Espírito Santo ao deserto, onde foi tentado por Satanás. Durante quarenta dias vive entre as feras, mas os anjos O servem (versos 9-13).</text:p>
      <text:p text:style-name="P7"> </text:p>
      <text:p text:style-name="P6">Vemos aqui toda a Sua posição — o caráter que o Senhor toma sobre a Terra — todos os traços desse caráter e as suas relações com o que O rodeava são reunidos nestes dois ou três versos. Isto já foi tratado pormenorizadamente em Mateus.</text:p>
      <text:p text:style-name="P7"> </text:p>
      <text:p text:style-name="P6">Em seguida João desaparece da cena (verso 14), para dar lugar ao ministério público de Cristo, do qual ele era apenas o precursor; e o próprio Cristo Se apresenta na posição de testemunho, declarando que o tempo está cumprido; que não se tratava agora nem de profecias nem de dias vindouros; que Deus ia estabelecer o Seu reino e que eles deviam arrependerse e receber a Boa Nova que naquele próprio momento lhes era anunciada.</text:p>
      <text:p text:style-name="P7"> </text:p>
      <text:p text:style-name="P6">O evangelista passa rapidamente (1) para cada fase do serviço de Cristo.</text:p>
      <text:p text:style-name="P7"> </text:p>
      <text:p text:style-name="P6">(1) Esta rapidez caracteriza Marcos, assim como a palavra «logo» (eutkéôs).</text:p>
      <text:p text:style-name="P7"> </text:p>
      <text:p text:style-name="P6">Tendo apresentado o Salvador como empreendendo o ministério público que convidava as almas a receberem a Boa Nova como uma coisa presente (tendo chegado o tempo do cumprimento dos caminhos de Deus), apresenta-O convidando outros para fazerem o mesmo trabalho em Seu Nome, segumdo-O. A Sua Palavra não falha nos seus efeitos: Aqueles que Ele chama deixam tudo, e seguem-No (2).</text:p>
      <text:p text:style-name="P7"> </text:p>
      <text:p text:style-name="P6">(2) é o fato em si mesmo que é apresentado aqui, tal como em Mateus. A narrativa de Lucas dá-nos ocasião de entrarmos mais pormenorizadamente no tema da chamada dos discípulos. Desde os dias de João Batista, eles tinham estado mais ou menos associados ao Senhor — pelo menos estes tinham estado.</text:p>
      <text:p text:style-name="P7"> </text:p>
      <text:p text:style-name="P6"><text:soft-page-break/>Em dia de sábado, Ele entra na cidade, para ensinar (versos 21-22). A Sua Palavra não consiste em argumentos que evidenciem a incerteza do homem, mas vem com a autoridade d'Aquele que conhece a verdade que anuncia— autoridade que era verdadeiramente a de Deus, que pode transmitir a verdade. Ele fala como Alguém que possui autoridade — e disso dá sobejas provas. A Palavra, que assim se apresenta aos homens, tem poder sobre os demónios.</text:p>
      <text:p text:style-name="P7"> </text:p>
      <text:p text:style-name="P6">Estava ali um homem possesso (versos 23-26). O espírito imundo, embora sendo-o, dá testemunho Àquele que falava e cuja presença ele não podia suportar; mas a Palavra que o despertava também tinha poder para o expulsar. Jesus repreende-o — ordena-lhe que se cale e que saia ido homem; e o espírito imundo, depois de manifestar a realidade da sua presença e a sua maldade, submete-se, e sai do homem.</text:p>
      <text:p text:style-name="P7"> </text:p>
      <text:p text:style-name="P6">Tal era o poder da palavra de Cristo.</text:p>
      <text:p text:style-name="P7"> </text:p>
      <text:p text:style-name="P6">Não é de estranhar que a fama deste milagre se expandisse por toda a região (versos 28); mas o Senhor prossegue a obra, o Seu serviço, por toda a parte onde Se apresenta (versos 29 e seguintes). Vai a casa de Pedro, cuja sogra jaz doente com febre. Cura-a imediatamente; depois, quando declinava o sábado, trouxeram-Lhe todos os que se achavam enfermos.</text:p>
      <text:p text:style-name="P7"> </text:p>
      <text:p text:style-name="P6">Ele, sempre, sempre pronto a servir (precioso Senhor!), curaos a todos.</text:p>
      <text:p text:style-name="P7"> </text:p>
      <text:p text:style-name="P6">Mas não era para ser rodeado pela multidão que o Senhor trabalhava; e pela manhã, muito antes de romper o dia, foi para um lugar deserto para orar. Tal era o caráter do Seu serviço — feito em comunhão com Seu Deus e Pai, e sob a Sua dependência. Retira-Se, pois, para um lugar deserto. Os discípulos encontram-No ali e dizem-Lhe que todos O procuram; mas o Seu coração está na Sua obra.</text:p>
      <text:p text:style-name="P7"> </text:p>
      <text:p text:style-name="P6">A expectativa geral não O demove a regressar. Prossegue o Seu caminho a fim de cumprir a obra que Lhe tinha sido confiada — pregando a verdade entre o povo, porque esse era o serviço ao qual Ele Se tinha devotado.</text:p>
      <text:p text:style-name="P7"> </text:p>
      <text:p text:style-name="P6">Ora, fosse qual fosse a dedicação de Jesus a esse serviço, o Seu coração não estava insensibilizado pela preocupação; estava sempre com Deus. Um pobre leproso <text:soft-page-break/>aproxima-se, reconhecendo o Seu poder, mas incerto quanto à Sua vontade, bem como a respeito do amor que exercia esse poder (versos 40 e seguintes). Ora, essa terrível doença não só isolava o próprio homem, mas também contaminava todo aquele que tocasse o doente, mesmo ao de leve que fosse. Mas nada detém o Senhor no serviço a que o Seu amor O chama. O leproso era um infeliz, escorraçado da sociedade e dos seus semelhantes e excluído da casa de Jeová. Mas o poder de Deus estava ali presente. O homem tinha de ser assegurado ida boa vontade com que o seu abatido coração não podia contar. Quem se interessaria por um desgraçado como ele? Ele tinha fé quanto ao poder de Cristo, mas os seus pensamentos a seu próprio respeito ocultavam-lhe a extensão do amor que o tinha visitado.</text:p>
      <text:p text:style-name="P7"> </text:p>
      <text:p text:style-name="P6">Jesus estende a mão e toca-o...</text:p>
      <text:p text:style-name="P7"> </text:p>
      <text:p text:style-name="P6">O mais humilde idos homens aproxima-Se do pecado e daquilo que era o seu sinal e extermina-o; O Homem que, na força do Seu amor, tocou o leproso sem ficar contaminado era Deus, o único que podia remover a lepra que tornava miserável e proscrito aquele que dela era afligido.</text:p>
      <text:p text:style-name="P7"> </text:p>
      <text:p text:style-name="P6">O Senhor fala com uma autoridade que revela imediatamente o Seu amor e a Sua divindade: «Quero, sê limpo» (verso 41).</text:p>
      <text:p text:style-name="P7"> </text:p>
      <text:p text:style-name="P6">Quero — era o amor de que o leproso duvidava, a autoridade de Deus, o único que tem o direito de dizer: EU QUERO. O efeito seguiu-se à expressão da Sua vontade.</text:p>
      <text:p text:style-name="P7"> </text:p>
      <text:p text:style-name="P6">É sempre assim quando Deus fala. E quem curava a lepra, a não ser Jeová? Era Ele o único que desceu o bastante para tocar esse ser contaminado, que contaminava por seu lado todos aqueles que tivessem de tratar com ele? Sim, Ele era o ÚNICO! Mas era Deus que tinha descido, o amor que tinha descido tão baixo, e que, fazendo-o, se mostrava poderoso para salvar todo aquele que se Lhe confiasse. Era a incorruptível pureza em poder, que podia, portanto, atuar em amor acerca do mais vil, e deleitar-Se em o fazer. Veio ao encontro do homem contaminado, não para ser contaminado pelo contato, mas para tirar a contaminação. Tocou o leproso em graça — e a lepra desapareceu! Jesus furta-Se às aclamações dos homens e ordena àquele que tinha sido curado que fosse apresentar-se aos sacerdotes, de acordo com a lei de Moisés. Mas esta submissão à lei, de fato, dava testemunho de que Ele era Jeová, porque só Jeová, segundo a lei, purificava soberanamente o leproso. O sacerdote era apenas <text:soft-page-break/>testemunha de que a cura tinha sido realizada. A cura do leproso -divulgou-se por toda a parte e, atraindo a multidão, levou Jesus a afastar-Se para lugares desertos.</text:p>
      <text:p text:style-name="P7"> </text:p>
      <text:list xml:id="list408281841" text:style-name="L2">
        <text:list-item>
          <text:list>
            <text:list-item>
              <text:p text:style-name="P10"><text:a xlink:type="simple" xlink:href="https://bibliaonline.com.br/acf/mc/2/1-28" office:target-frame-name="_blank" xlink:show="new" text:style-name="Internet_20_link" text:visited-style-name="Visited_20_Internet_20_Link"><text:span text:style-name="T1">Mc 2:1-28</text:span></text:a></text:p>
            </text:list-item>
          </text:list>
        </text:list-item>
      </text:list>
      <text:p text:style-name="P7"> </text:p>
      <text:p text:style-name="P6">Alguns dias depois entrou outra vez na cidade, e logo a multidão se juntou. Que quadro vivo da vida -de serviço do Senhor! Ele prega-lhes. Era este o Seu objetivo e o Seu serviço (veja-se o capítulo 1:38). Mas dedicando-Se ainda ao humilde cumprimento da tarefa que Lhe está confiada, o Seu próprio serviço, o Seu amor — pois quem serve como Deus, quando Ele Se digna fazê-lo? — fazem realçar os Seus direitos divinos. Ele sabe qual é a verdadeira origem de todos esses males e pode dar o remédio. «Os teus pecados», diz Ele ao pobre paralítico, que tinha sido trazido para junto de Si com uma fé que não se detinha perante as dificuldades, perseverando apesar delas — perseverança da fé que é alimentada pelo sentimento da necessidade e pela certeza de que o poder se encontra n'Aquele que procuramos— «os teus pecados estão perdoados» (verso 5). Depois dá uma resposta às murmurações dos escribas e faz calar todos os contraditores. Jesus exerce o poder que O autorizava a pronunciar o perdão do pobre enfermo (1).</text:p>
      <text:p text:style-name="P7"> </text:p>
      <text:p text:style-name="P6">(1) É preciso distinguir entre o perdão governamental e o perdão absoluto dos pecados. Simplesmente, tal como é o homem, o primeiro não poderia existir sem o segundo. Mas antes de Cristo ser rejeitado e morto, isto não podia ser plenamente manifestado.</text:p>
      <text:p text:style-name="P7"> </text:p>
      <text:p text:style-name="P8"><text:span text:style-name="T4">As murmurações dos doutores punham em evidência, como doutrina, Aquele que estava ali; tal como o veredicto dos sacerdotes, que declarava o leproso limpo, punha o selo da Sua autoridade sobre a verdade que Jeová, o único que curava Israel, estava ali (verso 12). O que Jesus prossegue é o Seu serviço, o Seu testemunho; e o efeito é tornar evidente que o Eterno está ali e que visitou o Seu povo. Era o </text:span><text:a xlink:type="simple" xlink:href="https://bibliaonline.com.br/acf/sl/103/1-22" office:target-frame-name="_blank" xlink:show="new" text:style-name="Internet_20_link" text:visited-style-name="Visited_20_Internet_20_Link"><text:span text:style-name="T2">Sl 103:1-22</text:span></text:a><text:span text:style-name="T3"> </text:span><text:span text:style-name="T4">que se cumpria quanto aos direitos e quanto à revelação da Pessoa de Aquele que assim atuava, Jesus Sai da cidade; o povo junta-se em volta d'Ele; e de novo Ele os ensina {verso 13). A chamada de Levi dá lugar a uma nova fase do Seu ministério.</text:span></text:p>
      <text:p text:style-name="P7"> </text:p>
      <text:p text:style-name="P6">Ele tinha vindo para chamar os pecadores, e não os justos.</text:p>
      <text:p text:style-name="P7"> </text:p>
      <text:p text:style-name="P6"><text:soft-page-break/>Depois diz-lhes que não podia deitar a nova energia divina, em Si revelada, nas antigas formas do farisaísmo. E havia uma outra razão para isso — a presença do Noivo. «Podem, porventura, jejuar os convidados para a boda, enquanto o Noivo está com eles?» Mas dias viriam em que lhes seria tirado o Noivo, e seria então o tempo de eles jejuarem (versos 18-20).</text:p>
      <text:p text:style-name="P7"> </text:p>
      <text:p text:style-name="P6">Depois Jesus insiste na incompatibilidade dos velhos vasos judaicos com o poder do Evangelho, que não faria senão alterar o Judaísmo ao qual pretendiam ligá-lo (versos 21-22).</text:p>
      <text:p text:style-name="P7"> </text:p>
      <text:p text:style-name="P6">O que sucedeu quando os discípulos atravessavam as searas confirma esta doutrina.</text:p>
      <text:p text:style-name="P7"> </text:p>
      <text:p text:style-name="P6">As ordenanças perdiam a sua autoridade em presença do Rei ordenado por Deus, rejeitado e peregrino sobre a Terra. Além disso, o sábado—sinal da aliança entre Deus e os Judeus — tinha sido feito para o homem, e não o homem para o sábado; portanto, Jesus, o Filho do homem, era Senhor do sábado.</text:p>
      <text:p text:style-name="P7"> </text:p>
      <text:p text:style-name="P6">Rejeitado como Filho de Davi, as ordenanças perdiam a sua força, e eram-Lhe subordinadas.</text:p>
      <text:p text:style-name="P7"> </text:p>
      <text:p text:style-name="P6">Como Filho do homem, possuidor (aos olhos de Deus) de todos os direitos que Deus tinha conferido ao homem, Ele era Senhor do sábado, o qual fora feito para o homem (versos 2528). Em princípio, as coisas velhas tinham passado.</text:p>
      <text:p text:style-name="P7"> </text:p>
      <text:p text:style-name="P6">Mais ainda, eram, com efeito, as coisas novas de graça e de poder que não comportavam a antiga ordem de coisas. Mas tratava-se de saber se Deus podia agir em graça e abençoar, em Sua soberania, entre o Seu povo — se Deus devia submeter-Se à autoridade dos homens, que se aproveitavam das Suas ordenanças contra a Sua bondade; ou fazer bem de conformidade com o Seu próprio poder e amor como estando acima de tudo. Devia o homem circunscrever a operação da bondade de Deus? E era ela, em verdade, o vinho novo que o Senhor trazia ao homem.</text:p>
      <text:p text:style-name="P7"> </text:p>
      <text:list xml:id="list2933510380" text:style-name="L3">
        <text:list-item>
          <text:list>
            <text:list-item>
              <text:p text:style-name="P11"><text:a xlink:type="simple" xlink:href="https://bibliaonline.com.br/acf/mc/3/1-35" office:target-frame-name="_blank" xlink:show="new" text:style-name="Internet_20_link" text:visited-style-name="Visited_20_Internet_20_Link"><text:span text:style-name="T1">Mc 3:1-35</text:span></text:a></text:p>
            </text:list-item>
          </text:list>
        </text:list-item>
      </text:list>
      <text:p text:style-name="P7"> </text:p>
      <text:p text:style-name="P6"><text:soft-page-break/>Tal foi a questão levantada na sinagoga aquando da cura do homem que tinha uma das mãos mirrada. O Senhor suscita esta questão publicamente diante das consciências daqueles que O observavam; mas nem os corações nem as consciências Lhe responderam — e Ele atua no Seu serviço segundo a bondade e os direitos de Deus, e cura o homem (1).</text:p>
      <text:p text:style-name="P7"> </text:p>
      <text:p text:style-name="P8"><text:span text:style-name="T4">(1) Podemos apenas ver como o antigo sistema, baseado naquilo que o homem devia ser para Deus, é posto de lado para introduzir o que Deus é para o homem. Mas tendo o primeiro sido estabelecido por Deus, nada mais, a não ser as palavras e as obras de Jesus, teria autorizado os Judeus a renunciar a ele. Tal como se apresentava, era nítida oposição e ódio contra a plena revelação d'Aquele que tinha ordenado o outro sistema (comparar </text:span><text:a xlink:type="simple" xlink:href="https://bibliaonline.com.br/acf/jo/15/22-24" office:target-frame-name="_blank" xlink:show="new" text:style-name="Internet_20_link" text:visited-style-name="Visited_20_Internet_20_Link"><text:span text:style-name="T2">Jo 15:22-24</text:span></text:a><text:span text:style-name="T4">).</text:span></text:p>
      <text:p text:style-name="P7"> </text:p>
      <text:p text:style-name="P6">Os Fariseus e os seus inimigos, os Herodianos — pois todos estavam contra Deus e unidos neste caso — consultam-se mutuamente acerca de como poderiam destruir a Cristo.</text:p>
      <text:p text:style-name="P7"> </text:p>
      <text:p text:style-name="P6">Jesus parte para o mar (2).</text:p>
      <text:p text:style-name="P7"> </text:p>
      <text:p text:style-name="P6">(2) Isto é, o mar de Tiberíades.</text:p>
      <text:p text:style-name="P7"> </text:p>
      <text:p text:style-name="P6">Ali a multidão segue-O, por causa de tudo o que Ele tinha feito; de sorte que Ele é obrigado a tomar um barco, a fim de poder estar afastado da multidão. Os espíritos submetem-seLhe, obrigados a reconhecer que Ele é o Filho de Deus; mas Ele proibiu-os de O manifestarem.</text:p>
      <text:p text:style-name="P7"> </text:p>
      <text:p text:style-name="P6">Pregar, buscar as almas, dedicar-Se a todos, mostrando-Se, pelos Seus atos, possuidor do poder divino, ocultando-Se ao mesmo tempo da observação dos homens para cumprir, sem os seus aplausos, o serviço que tinha empreendido— tal era a Sua vida de homem neste mundo.</text:p>
      <text:p text:style-name="P7"> </text:p>
      <text:p text:style-name="P6">O amor e o poder divino revelavam-se no serviço que esse amor O impelia a cumprir, e no cumprimento do qual esse poder era exercido. Mas isto não podia ser circunscrito pelo Judaísmo, por muito que o Senhor fosse submetido às ordenanças de Deus dadas aos Judeus.</text:p>
      <text:p text:style-name="P7"><text:soft-page-break/> </text:p>
      <text:p text:style-name="P6">Ora, sendo Deus assim manifestado, a oposição carnal do homem depressa se revela (1).</text:p>
      <text:p text:style-name="P7"> </text:p>
      <text:p text:style-name="P6">(1) Eis o segredo de toda a história de Jesus. Filho de Davi, estando n'Ele todas as promessas feitas aos Judeus, sendo também o Servo em todas as necessidades e sofrimentos, embora sendo Deus e Deus manifestado n'Ele — eis o que o homem não podia suportar. O pensamento da carne é inimizade contra Deus.</text:p>
      <text:p text:style-name="P7"> </text:p>
      <text:p text:style-name="P6">A descrição do serviço de Cristo termina, portanto, aqui, e aqui se manifesta o seu efeito. Depois, no que se segue, esse efeito é desenvolvido quanto à iniquidade do homem e quanto aos desígnios de Deus. Entretanto o Senhor nomeia doze dos Seus discípulos para O acompanharem e para irem pregar em Seu Nome (versos 13-39). Ele podia, não só operar milagres, mas também comunicar aos outros esse poder, e fazê-lo por meio de autoridade. Volta a entrar em casa, e a multidão reúne-se outra vez. E aqui manifestam-se os pensamentos do homem ao mesmo tempo que os de Deus, Os Seus amigos procuram-No como a alguém que está fora de si.</text:p>
      <text:p text:style-name="P7"> </text:p>
      <text:p text:style-name="P6">Os Escribas, usando da sua influência como eruditos, atribuem a Satanás o poder que não podiam negar. O Senhor responde-lhes mostrando que, em geral, todo o pecado podia ser perdoado; mas que reconhecer o poder e atribuí-lo ao Inimigo, em vez de reconhecerem Aquele que o exercia, não era tomar o lugar da incredulidade ignorante, mas sim o de adversários, blasfemando assim contra o Espírito Santo. Era um pecado que nunca poderia ser perdoado (versos 23-30).</text:p>
      <text:p text:style-name="P6">O «homem forte» estava lá; mas Jesus era mais poderoso do que ele, pois expulsava os demónios. Tentaria Satanás destruir a sua própria casa? O fato de o poder de Jesus se manifestar dessa maneira deixou-os sem desculpa. O «Homem Forte» de Deus tinha, portanto, vindo: Israel rejeitou-O e, quanto aos seus chefes, blasfemando contra o Espírito Santo, colocaram-se a eles próprios sob uma condenação sem esperança. Por isso o Senhor distingue imediatamente o Remanescente, que recebia a Sua palavra, de tudo aquilo que o ligava a Israel segundo a carne. A Sua mãe ou os Seus «irmãos» são os discípulos que O rodeiam, e os que fazem a vontade de Deus. Isto põe, realmente, Israel de lado nesse momento.</text:p>
      <text:p text:style-name="P7"> </text:p>
      <text:list xml:id="list3959867741" text:style-name="L4">
        <text:list-item>
          <text:list>
            <text:list-item>
              <text:p text:style-name="P12"><text:a xlink:type="simple" xlink:href="https://bibliaonline.com.br/acf/mc/4/1-41" office:target-frame-name="_blank" xlink:show="new" text:style-name="Internet_20_link" text:visited-style-name="Visited_20_Internet_20_Link"><text:span text:style-name="T1">Mc 4:1-41</text:span></text:a></text:p>
            </text:list-item>
          </text:list>
        </text:list-item>
      </text:list>
      <text:p text:style-name="P6"><text:soft-page-break/>Este capítulo introduz o verdadeiro caráter e o resultado do Seu serviço, e toda a história do serviço que devia realizar-se num futuro muito distante; assim como a responsabilidade dos discípulos quanto à parte que teriam nele; e a paz de todo aquele que se entregasse a Deus, cumprindo-o; as tempestades que sobreviriam e que exerceriam a fé, enquanto que Jesus, aparentemente, se não ocupasse dos Seus; e a justa confiança da fé, assim como o poder que a sustinha.</text:p>
      <text:p text:style-name="P7"> </text:p>
      <text:p text:style-name="P6">Todo o caráter da obra, quer nesse momento, quer até à vinda do Senhor, é descrito neste quarto capítulo.</text:p>
      <text:p text:style-name="P7"> </text:p>
      <text:p text:style-name="P6">O Senhor recomeça nele o Seu habitual trabalho de instrução, mas em relação com o desenvolvimento que acabava de ter lugar das Suas relações com os Judeus. Ele semeia. Já não procura fruto na Sua vinha. Vemos, no verso 11, como é acentuada a distinção entre os Judeus e os Seus discípulos. A estes era dado conhecer os mistérios do reino de Deus; mas para aqueles que estavam de fora todas estas coisas eram tratadas por parábolas. Não repetirei aqui as observações que fiz quando falei desta parábola em Mateus. Mas o que se segue a partir do verso 21 pertence essencialmente ao Evangelho segundo S. Marcos.</text:p>
      <text:p text:style-name="P7"> </text:p>
      <text:p text:style-name="P6">Temos visto como o Senhor Se ocupava da pregação do Evangelho do reino e como confiava a outros também a pregação do mesmo Evangelho. Ele era semeador, e semeava a Palavra. Este era o Seu serviço, e era de igual modo o deles.</text:p>
      <text:p text:style-name="P7"> </text:p>
      <text:p text:style-name="P6">Mas acende-se uma candeia para ser escondida? Aliás, nada será escondido. Se o homem não põe em evidência a verdade que recebeu, Deus revelará todas as coisas. Que todos tomem nota disto! No verso 24 o Senhor aplica este princípio aos Seus discípulos.</text:p>
      <text:p text:style-name="P7"> </text:p>
      <text:p text:style-name="P6">Deviam prestar atenção ao que ouviam, porque Deus agirá a seu respeito segundo a sua fidelidade no ministério da Palavra que lhes foi confiada. O amor de Deus enviava aos homens a palavra da graça e do reino.</text:p>
      <text:p text:style-name="P7"> </text:p>
      <text:p text:style-name="P6">E o objetivo do serviço confiado aos discípulos era fazê-la chegar à consciência dos homens. Cristo comunicava-a aos discípulos, e estes deviam fazê-la chegar aos outros homens em toda a sua plenitude. Segundo a medida com que derem livre curso a este <text:soft-page-break/>testemunho de amor (conforme o dom que tiverem recebido), assim lhes será dado a eles no governo de Deus. Se eles dessem ouvidos àquilo que lhes comunicavam, receberiam ainda mais; porque, regra geral, todo aquele que realizasse o que lhe fosse concedido, receberia ainda mais; e àquele que verdadeiramente o não conseguisse, até o que tinha lhe seria tirado.</text:p>
      <text:p text:style-name="P7"> </text:p>
      <text:p text:style-name="P6">Depois o Senhor revela o que terá lugar acerca de Si próprio.</text:p>
      <text:p text:style-name="P7"> </text:p>
      <text:p text:style-name="P6">Ele tinha semeado, e, assim como a semente brota e cresce sem intervenção alguma do semeador, Cristo deixaria que o Evangelho se propagasse pelo mundo sem aparentemente interferir, sendo o caráter especial do reino o fato de o Rei não estar nele. Mas quando chegar o tempo da ceifa, o semeador terá outra vez de se ocupar dela.</text:p>
      <text:p text:style-name="P7"> </text:p>
      <text:p text:style-name="P6">Assim seria com Jesus: Ele virá outra vez para Se ocupar da ceifa. Ele estava pessoalmente comprometido na sementeira e na ceifa. No intervalo tudo continuaria como se as coisas estivessem entregues a si próprias, realmente sem a intervenção do Senhor em Pessoa.</text:p>
      <text:p text:style-name="P7"> </text:p>
      <text:p text:style-name="P6">O Senhor emprega outra semelhança para descrever o caráter do reino (verso 30). A pequenina semente que Ele semeia tornar-se-á num grande sistema, sumamente elevado na Terra, capaz de proteger temporalmente aqueles que a ele se abrigarem.</text:p>
      <text:p text:style-name="P7"> </text:p>
      <text:p text:style-name="P6">Assim, encontramos aqui a obra da pregação da Palavra de Deus; a responsabilidade dos obreiros aos quais o Senhor vai confiar essa pregação durante a Sua ausência; a atividade do Senhor no -princípio e no fim, no tempo da sementeira e no tempo da ceifa, conservando-Se Ele próprio afastado durante o intervalo desses dois acontecimentos; finalmente, a formação de um grande poder terrestre como resultado da verdade que o Senhor pregava e que criara um pequeno núcleo em redor de Si. Restava ao Senhor mostrar ainda uma parte da história daqueles que O seguiam: Encontrariam dificuldades gravíssimas no seu caminho. O Inimigo levantaria uma grande tormenta contra eles (versos 35-41).</text:p>
      <text:p text:style-name="P7"> </text:p>
      <text:p text:style-name="P6">Aparentemente, Cristo não se preocupou com a situação deles. Eles chamam-No e despertam-No em altos gritos — aos quais Ele responde em graça. Ele fala ao vento e <text:soft-page-break/>ao mar, e segue-se uma grande bonança. Mas, ao mesmo tempo o Senhor censura a incredulidade deles. Deveriam ter contado com Ele e com o Seu poder divino, e não pensarem que Ele pudesse ser engolido pelas ondas. Deveriam ter-se lembrado das suas relações com Ele — que, por graça, estavam associados com Ele.</text:p>
      <text:p text:style-name="P7"> </text:p>
      <text:p text:style-name="P6">Que tranquilidade a Sua! O temporal não O perturba.</text:p>
      <text:p text:style-name="P7"> </text:p>
      <text:p text:style-name="P6">Consagrado à Sua obra, descansou no momento em que o serviço não requeria a Sua atividade. Descansou durante a viagem. O Seu serviço apenas Lhe permitia esses momentos arrancados pelas circunstâncias ao Seu trabalho.</text:p>
      <text:p text:style-name="P7"> </text:p>
      <text:p text:style-name="P6">A Sua divina tranquilidade, que não conhecia a desconfiança, permitia-Lhe dormir durante a tempestade. Não acontecia assim com os discípulos; esquecendo o poder, ignorando a glória d'Aquele que Se encontrava com eles, não pensavam senão em si próprios, como se Jesus os tivesse esquecido.</text:p>
      <text:p text:style-name="P7"> </text:p>
      <text:p text:style-name="P6">Uma palavra Sua mostra em Si o Senhor da Criação.</text:p>
      <text:p text:style-name="P7"> </text:p>
      <text:p text:style-name="P6">Tal é o verdadeiro estado dos discípulos, quando Israel é posto de lado. O temporal levanta-se, e Jesus não parece darlhe atenção. Ora a fé deveria ter reconhecido que eles se encontravam no mesmo barco com Ele. Quer dizer, se Jesus deixa a semente que tem semeado para crescer até à ceifa, nem por isso deixa de estar no mesmo barco; compartilha, verdadeiramente, a -sorte dos Seus seguidores, ou antes, eles compartilham da Sua. Os perigos são os mesmos em que Ele e a Sua obra se encontram. Quer dizer que não há perigo nenhum! E quão grande é a loucura da incredulidade supor por um instante, quando o Filho de Deus veio a este mundo para cumprir a redenção e os desígnios estabelecidos de Deus, que aos olhos do homem, por uma tempestade acidental, Ele e toda a Sua obra se afundavam subitamente no lago! Encontramo-nos — bendito seja o Seu Nome! —no mesmo barco com Ele. Se o Filho de Deus não perece, nós também não pereceremos.</text:p>
      <text:p text:style-name="P7"> </text:p>
      <text:list xml:id="list2692219807" text:style-name="L5">
        <text:list-item>
          <text:list>
            <text:list-item>
              <text:p text:style-name="P13"><text:a xlink:type="simple" xlink:href="https://bibliaonline.com.br/acf/mc/5/1-43" office:target-frame-name="_blank" xlink:show="new" text:style-name="Internet_20_link" text:visited-style-name="Visited_20_Internet_20_Link"><text:span text:style-name="T1">Mc 5:1-43</text:span></text:a></text:p>
            </text:list-item>
          </text:list>
        </text:list-item>
      </text:list>
      <text:p text:style-name="P6">Mas, noutro sentido, os discípulos de Jesus não estão com Ele. Eles são chamados para servir, quando Ele deixa a cena do Seu trabalho. É o que nos ensina a história do <text:soft-page-break/>endemoninhado Legião, liberto do seu miserável estado. O homem — e Israel em particular — estava completamente sob o poder do Inimigo. Cristo, segundo a obra do Seu poder, libertou completamente aquele a favor de quem o Seu poder foi exercido. Este homem está agora vestido — já não está nu — em seu perfeito juízo, e aos pés de Jesus para escutar as Suas palavras. Mas os habitantes daquela região ficaram cheios de medo e pediram-Lhe que se retirasse dos seus termos —o mesmo que o mundo fez com Cristo; e na história da manada de porcos temos a figura de Israel depois do Remanescente ter sido curado. Eles são impuros, e Satanás puxa-os para a destruição. Ora, quando Jesus Se retira, aquele que pessoalmente sentiu os poderosos efeitos do Seu amor teria desejado estar com Ele; mas ele devia ir para sua casa e levar aos seus o testemunho de tudo o que Jesus tinha feito.</text:p>
      <text:p text:style-name="P7"> </text:p>
      <text:p text:style-name="P6">Ele devia servir na ausência de Jesus. Em todas estas narrativas vemos a obra e a dedicação do Servo, mas ao mesmo tempo vemos o poder divino de Jesus manifestado nesse serviço.</text:p>
      <text:p text:style-name="P7"> </text:p>
      <text:p text:style-name="P6">Nas circunstâncias que seguem a cura do endemoninhado encontramos o quadro da verdadeira posição de Jesus na Sua obra (versos 21 e seguintes). Ele é solicitado para curar a filha de Jairo — do mesmo modo que veio para curar os Judeus, se tivesse sido possível. Quando ia para casa de Jairo para realizar a Sua obra, uma pobre mulher incurável toca com fé a orla do Seu vestido e é instantaneamente curada. Era assim com Jesus durante a Sua passagem entre os Judeus. De entre a multidão que O rodeava algumas almas, pela graça, tocavam-No por fé. De tacto, a sua enfermidade era em si mesmo incurável, mas Jesus tinha a vida em Si mesmo, segundo o poder de Deus; e a fé, locando-O, tirava dali a virtude. Tais pessoas eram levadas a reconhecer o seu estado, mas eram curadas. Exteriormente, Jesus estava no meio de todo o Israel — mas só a fé recolhia d'Ele os benefícios, no sentimento das suas próprias necessidades e da glória da Sua Pessoa.</text:p>
      <text:p text:style-name="P7"> </text:p>
      <text:p text:style-name="P6">Ora, os remédios eram inúteis para a jovem que constituía o objetivo daquela viagem. Jesus encontra-a morta; Mas nem por isso Ele deixa de atingir o Seu alvo: Ressuscita-a, porque Ele pode dar a vida. E assim aconteceu também a respeito de Israel: À Sua passagem, os que tinham fé em Jesus eram curados, por mais incuráveis que fossem em si mesmos; mas, com efeito, quanto a Israel, a nação estava morta em delitos e pecados. Aparentemente isto detinha a obra de Jesus. Mas, 110 fim, a graça restaurará a vida a Israel. Vemos como a perfeita graça de Jesus intercepta o efeito idas más notícias trazidas da casa de um dos principais da sinagoga. Diz a Jairo, quando os <text:soft-page-break/>mensageiros lhe dão a notícia da morte de sua filha e lhe falam da inutilidade de incomodar mais o Mestre: «Não temas, crê somente». De fato, embora o Senhor restaure a vida a Israel no fim dos tempos, é todavia pela fé que isso tem lugar. O caso da pobre mulher, embora na sua imediata aplicação não vá além dos Judeus, aplica-se contudo, em princípio, à cura de todos os Gentios que, pela graça, são trazidos para contatarem Jesus pela fé. Esta narrativa dá, pois, o caráter do serviço de Jesus e a maneira como, de fato, tinha de ser efetuado, dado o estado em que o homem se encontrava.</text:p>
      <text:p text:style-name="P7"> </text:p>
      <text:list xml:id="list1881866751" text:style-name="L6">
        <text:list-item>
          <text:list>
            <text:list-item>
              <text:p text:style-name="P14"><text:a xlink:type="simple" xlink:href="https://bibliaonline.com.br/acf/mc/6/1-56" office:target-frame-name="_blank" xlink:show="new" text:style-name="Internet_20_link" text:visited-style-name="Visited_20_Internet_20_Link"><text:span text:style-name="T1">Mc 6:1-56</text:span></text:a></text:p>
            </text:list-item>
          </text:list>
        </text:list-item>
      </text:list>
      <text:p text:style-name="P6">No relato seguinte Marcos retoma a história propriamente dita desse serviço. Simplesmente, vemos Jesus já rejeitado por um povo cego, não obstante o poder que Ele tinha manifestado, e que dava testemunho da glória da Sua Pessoa.</text:p>
      <text:p text:style-name="P7"> </text:p>
      <text:p text:style-name="P6">Contudo, Ele prossegue o Seu serviço e envia os Seus discípulos para que nenhum esforço deixe de ser feito; mas envia-os com o testemunho do Julgamento que esperava aqueles que se tornassem culpados da rejeição da Sua missão — rejeição que, aliás, estava já em andamento. No entanto o Senhor continua a dar provas, em misericórdia e em bondade, de que o Eterno, cheio de compaixão pelo Seu povo, estava presente; até que por fim teve de preparar os Seus discípulos para o resultado certo da Sua obra — para a Sua morte às mãos dos Gentios, aos quais os principais sacerdotes O entregariam.</text:p>
      <text:p text:style-name="P7"> </text:p>
      <text:p text:style-name="P6">Para os Judeus, Jesus era o carpinteiro, o filho de Maria.</text:p>
      <text:p text:style-name="P7"> </text:p>
      <text:p text:style-name="P6">A incredulidade deles detinha a mão benfazeja de Deus a seu respeito. Jesus prossegue a Sua obra noutro lugar, e envia os Seus discípulos — ato que implicava a posse de um poder divino. Era ainda para Israel que a missão d'Ele recebida os dirigia, e eles deviam pronunciar o Julgamento contra o país de Emanuel, o país de Israel, como sendo uma terra poluída, onde o seu testemunho seria rejeitado.</text:p>
      <text:p text:style-name="P7"> </text:p>
      <text:p text:style-name="P6">Deviam partir confiados na proteção poderosa de Aquele que assim os enviava, e eles não teriam falta de nada. Ele era o Senhor soberano, que dispunha de tudo. Cristo pode não só comunicar bênçãos como sendo Ele próprio um canal de bênçãos, mas <text:soft-page-break/>também conferir aos Seus discípulos o poder de expulsar demónios. Os discípulos cumprem a sua tarefa.</text:p>
      <text:p text:style-name="P7"> </text:p>
      <text:p text:style-name="P6">Esta passagem mostra de uma maneira notável a posição e a glória de Cristo. Ele é o Servo; para os homens, Ele é o filho do carpinteiro. Neste novo serviço, Ele não toma nenhum lugar, cumprindo apenas o que Deus Lhe tinha dado para fazer. Não pode fazer ali nenhum milagre por causa da incredulidade deles. Ele estava sempre pronto a servir, mas impedido de falar, limitado no exercício do Seu amor, onde não se abria uma porta para dar entrada à Sua influência; e a natureza, que julga segundo o que vê, nunca a abre. Somente, onde havia necessidade, o Seu amor, nunca cansado, atuava e devia atuar. O pequeno número de enfermos aproveitava de um amor que a ninguém despreza, porque o amor nunca busca os seus próprios interesses.</text:p>
      <text:p text:style-name="P7"> </text:p>
      <text:p text:style-name="P6">Mas, no verso seguinte, Aquele que não podia fazer obras maravilhosas (porque o Seu serviço dependia de condições divinas, com base nas quais Deus podia encontrar e levar a efeito as suas relações com os homens, a fim de Se revelar a Si próprio) confere agora poder aos outros sobre os espíritos imundos — um poder que é divino. Quem quer que seja pode operar milagres, se Deus lhe der o poder; mas só Deus o pode dar. Eles de nada têm falta, porque Emanuel está ali; e anunciam o Juízo, se a sua mensagem for rejeitada. O amor divino tinha feito d'Ele um Servo inteiramente dependente; mas o Servo dependente era Deus em graça e em Justiça.</text:p>
      <text:p text:style-name="P7"> </text:p>
      <text:p text:style-name="P8"><text:span text:style-name="T4">Mas todas estas manifestações de poder têm por efeito despertar a consciência do rei que então reinava em Israel; e o evangelista abre para nós a história da oposição homicida das autoridades em Israel contra as testemunhas da verdade (versos 14 e seguintes). Herodes tinha mandado matar a João Batista para satisfazer a iniquidade de uma mulher que lhe agradava— iniquidade que ele partilhava com ela. Uma dança valia, para ele, a vida do profeta de Deus. Tal era o governador de Israel! Os apóstolos regressam. Jesus afasta-os da multidão curiosa e necessitada, indo para um lugar deserto; mas a multidão segue-O. Jesus, rejeitado pelo país que amava, tem compaixão dos pobres do rebanho e manifesta em favor deles o poder de Jeová para os abençoar, de conformidade com o </text:span><text:a xlink:type="simple" xlink:href="https://bibliaonline.com.br/acf/sl/132/1-18" office:target-frame-name="_blank" xlink:show="new" text:style-name="Internet_20_link" text:visited-style-name="Visited_20_Internet_20_Link"><text:span text:style-name="T2">Sl 132:1-18</text:span></text:a><text:span text:style-name="T4">. Farta de pão os pobres. Tendo despedido a multidão, atravessa o mar a pé, andando sobre as águas; junta-Se aos discípulos, e o vento cessa — uma figura daquilo de que falámos quando estudámos o Evangelho segando S. Mateus. O trabalho dos discípulos estava feito.</text:span></text:p>
      <text:p text:style-name="P7"> </text:p>
      <text:p text:style-name="P6"><text:soft-page-break/>Mas os seus corações, ainda muito endurecidos nessa altura, apesar de todos os milagres que tinham visto, esquecem esses milagres uns após outros. O Senhor prossegue a Sua obra de bênção. Bastava tocar-Lhe para serem curados.</text:p>
      <text:p text:style-name="P7"> </text:p>
      <text:list xml:id="list739090161" text:style-name="L7">
        <text:list-item>
          <text:list>
            <text:list-item>
              <text:p text:style-name="P15"><text:a xlink:type="simple" xlink:href="https://bibliaonline.com.br/acf/mc/7/1-37" office:target-frame-name="_blank" xlink:show="new" text:style-name="Internet_20_link" text:visited-style-name="Visited_20_Internet_20_Link"><text:span text:style-name="T1">Mc 7:1-37</text:span></text:a></text:p>
            </text:list-item>
          </text:list>
        </text:list-item>
      </text:list>
      <text:p text:style-name="P6">O poder dominante que era exercido entre os Judeus tinha-se revelado hostil ao testemunho de Deus, e tinha mandado matar aquele que Ele tinha enviado no caminho da Justiça. Os Escribas, e os que pretendiam seguir a justiça, tinham corrompido o povo com o seu ensino e violado a lei de Deus.</text:p>
      <text:p text:style-name="P7"> </text:p>
      <text:p text:style-name="P6">Lavavam os copos e os jarros, mas não os seus corações; e desde que os sacerdotes — a religião — lucrassem com isso, punham de lado os deveres dos filhos para com os pais. Mas Deus via os corações, e do coração do homem procedia toda a sorte de impureza, iniquidade e violência. Era isso o que contaminava o homem, e não o fato de ter as suas mãos por lavar. Eis o Julgamento desta religiosidade sem consciência e sem temor de Deus, e o verdadeiro 'discernimento do que é o coração do homem aos olhos de Deus, que tem os olhos demasiado puros para ver o mal.</text:p>
      <text:p text:style-name="P7"> </text:p>
      <text:p text:style-name="P6">Mas é preciso que Deus também mostre o Seu coração.</text:p>
      <text:p text:style-name="P7"> </text:p>
      <text:p text:style-name="P6">E se Jesus julgava o do homem com a vista de Deus — se manifestava os Seus caminhos e a Sua fidelidade para com Israel — mostrava, no entanto, desse modo o que Deus era para os que sentiam que tinham necessidade d'Ele e que vinham ia Ele pela fé confessando-O e apoiando-se na Sua pura bondade. Dos termos de Tiro e de Sidon vem uma mulher da raça condenada, gentia e siro-fenícia. O Senhor, em resposta à súplica que ela Lhe dirige para curar a sua filha, diz-lhe que os filhos (os Judeus) estão em primeiro lugar, e que não convinha tirar o pão aos filhos para o dar aos cães; resposta desoladora para a pobre mulher, o sentimento que ela tinha das suas necessidades e da bondade de Deus não tivesse ultrapassado e posto de lado qualquer outro pensamento. Estas duas coisas tornavam-na humilde de coração, e pronta a reconhecer o soberano favor de Deus para com o povo da Sua eleição neste mundo.</text:p>
      <text:p text:style-name="P7"> </text:p>
      <text:p text:style-name="P6">Não tinha Deus o direito de escolher um povo para Si? E ela não pertencia a esse povo. Mas isso não destruía nem a bondade nem o amor de Deus. Ela era apenas um <text:soft-page-break/>cão gentio, mas era tal a bondade de Deus que até para os cães tinha pão! Cristo, a perfeita expressão de Deus, Deus manifestado em carne, não podia negar a Sua bondade e graça, não podia dizer que a fé tinha pensamentos mais elevados de Deus do que a realidade, porque Ele mesmo era amor. A soberania de Deus era reconhecida — nenhuma pretensão a qualquer direito ida parte -do homem. A pobre mulher não se apoiava senão na graça. A sua fé apreendia, com inteligência dada por Deus, a graça que ultrapassava as promessas feitas a Israel. Penetra no coração do Deus de amor, revelado em Jesus, do mesmo modo como Ele penetra no nosso, e saboreia o fruto. Porque era introduzido isto: O próprio Deus diretamente em presença do homem e em relação com ele, e o homem tal como era perante Deus — e não uma regra ou um sistema pelo qual o homem se prepara para Deus.</text:p>
      <text:p text:style-name="P7"> </text:p>
      <text:p text:style-name="P6">No milagre seguinte (versos 31-37), vemos o Senhor conceder o dom de ouvir e de falar a um homem que era surdo-mudo e incapaz de exprimir os seus próprios pensamentos.</text:p>
      <text:p text:style-name="P7"> </text:p>
      <text:p text:style-name="P6">Não podia beneficiar da Palavra de Deus, nem louvá-Lo. O Senhor regressou ao lugar onde Se apresentara como luz para Israel; e aqui trata apenas com o Remanescente.</text:p>
      <text:p text:style-name="P7"> </text:p>
      <text:p text:style-name="P6">Tira o homem à parte, fora da multidão. É a mesma graça que toma o lugar de toda a pretensão à justiça no homem, e se manifesta aos infelizes. A sua forma, embora exercida agora a favor do Remanescente de Israel, é apropriada ao estado tanto dos Judeus como dos Gentios — é a graça. Mas para estes também ela é a mesma: Ele toma o homem à parte, de entre a multidão, para que a obra de Deus seja manifestada. A multidão deste mundo não tinha realmente parte alguma nela.</text:p>
      <text:p text:style-name="P7"> </text:p>
      <text:p text:style-name="P6">Vemos aqui Jesus; o Seu coração enternece-se devido ao estado do homem, e mais particularmente devido ao estado do Seu amado povo Israel, do qual este pobre surdo-mudo é uma imagem comovente. Jesus faz ouvir o surdo e falar o mudo.</text:p>
      <text:p text:style-name="P7"> </text:p>
      <text:p text:style-name="P6">Era assim individualmente, e assim será com todo o Remanescente de Israel nos últimos dias. O próprio Senhor atua, e faz tudo bem. 0 poder do Inimigo é destruído, a surdez do homem e a sua incapacidade para usar a sua língua tal como Deus lha tinha dado são tiradas pelo Seu amor, que atua com o poder de Deus.</text:p>
      <text:p text:style-name="P7"> </text:p>
      <text:p text:style-name="P6"><text:soft-page-break/>O milagre dos pães testemunhava a presença do Deus de Israel, segundo as Suas promessas. Testemunhava a graça, que ultrapassava mesmo os limites dessas promessas, vinda da parte de Deus—do Deus que julgava o estado espiritual do homem, mau em si, e o daqueles que, segundo a justiça, pretendiam ter direito a elas. Esta graça resgatava e, em amor, abençoava o homem, subtraindo-o ao poder de Satanás e tornando-o capaz de escutar a voz de Deus e de O louvar, bendizer e adorar.</text:p>
      <text:p text:style-name="P7"> </text:p>
      <text:p text:style-name="P6">Nesta parte da história do Senhor há ainda alguns fatos assaz notáveis que desejo assinalar, pois mostram-nos o espírito em que Jesus operava nesse momento. Ele retira-Se para longe dos Judeus, depois de lhes ter mostrado o vazio e a hipocrisia do seu culto e a iniquidade do coração humano — coração esse que não era senão uma fonte de corrupção e de pecado.</text:p>
      <text:p text:style-name="P7"> </text:p>
      <text:p text:style-name="P6">O Senhor, nesse momento solene, que punha em evidência a rejeição de Israel, retira-Se para longe, para um lugar onde não havia oportunidade de operar no meio daquele povo.</text:p>
      <text:p text:style-name="P6">Retira-Se para as fronteiras das cidades estrangeiras e cananeias de Tiro e de Sidon (cap. 7:24) e, de coração oprimido, não queria mesmo que alguém soubesse onde Ele se encontrava. Mas a bondade e o poder de Deus tinham sido sobejamente manifestados e Jesus não poderia agora estar escondido lá, onde havia tantas necessidades.</text:p>
      <text:p text:style-name="P7"> </text:p>
      <text:p text:style-name="P6">A fama das Suas obras tinha-se expandido por toda a parte, e o olho penetrante da Fé descobria facilmente o que podia responder às suas necessidades. Assim a Fe encontra Jesus, quando todos aqueles que, aparentemente, tinham direito às promessas, são enganados por essa mesma pretensão c pelos seus privilégios. A Fé é o que conhece as suas necessidades e não conhece outra coisa, e sabe que somente Jesus pode responder a elas.</text:p>
      <text:p text:style-name="P7"> </text:p>
      <text:p text:style-name="P6">O que Deus é para a Fé é manifestado a todo aquele que dela tem necessidade, segundo a graça e o poder que estão em Jesus. Escondido dos Judeus, Ele é graça para os pecadores.</text:p>
      <text:p text:style-name="P7"> </text:p>
      <text:p text:style-name="P6">Do mesmo modo (cap. 7:33), quando cura o surdo da sua surdez e da sua dificuldade em falar, condu-lo para fora da multidão, olha para o Céu e suspira. Oprimido no Seu <text:soft-page-break/>coração pela incredulidade do povo, tira, à parte, aquele que acaba de ser o objeto do exercício do Seu poder.</text:p>
      <text:p text:style-name="P7"> </text:p>
      <text:p text:style-name="P6">Olha para a Fonte soberana de toda a bondade, de todos os socorros para o homem, e aflige-se com o pensamento do estado em que o homem se encontra.</text:p>
      <text:p text:style-name="P7"> </text:p>
      <text:p text:style-name="P6">Portanto, esta cura exemplifica mais particularmente o Remanescente de entre os Judeus, segundo a eleição da graça — Remanescente separado, por uma graça divina, da totalidade da nação, estando a Fé em atividade entre esse reduzido número.</text:p>
      <text:p text:style-name="P7"> </text:p>
      <text:p text:style-name="P6">O coração de Cristo está longe de repelir o Seu povo terrestre. A Sua alma está abatida pelo sentimento de incredulidade que separa Israel de Si e da salvação.</text:p>
      <text:p text:style-name="P7"> </text:p>
      <text:p text:style-name="P6">Entretanto Ele remove a surdez do coração de alguns e soltalhes a língua para que o Deus de Israel seja glorificado.</text:p>
      <text:p text:style-name="P7"> </text:p>
      <text:p text:style-name="P6">Por ocasião da morte de Lázaro, Cristo também Se aflige por causa da dor que a morte traz ao coração humano.</text:p>
      <text:p text:style-name="P7"> </text:p>
      <text:p text:style-name="P6">Porém, neste caso, para além da dor, havia ainda um testemunho público de como Deus sofre com o sofrimento do homem, que Ele criou à Sua imagem e semelhança.</text:p>
      <text:p text:style-name="P7"> </text:p>
      <text:p text:style-name="P6">Veremos, no Capítulo 8, um outro exemplo do que acabamos de referir. Jesus conduz o cego para fora da cidade Ele não abandona Israel, desde que haja Fé ali, mas separa da multidão aquele que tem esta Fé, e coloca-o em relação com o poder, a graça, o céu de onde emana a bênção — bênção essa que, por conseguinte, se estende também aos gentios. O poder do Senhor não era exercido no meio de evidente incredulidade. Isto mostra-nos muito claramente a posição de Cristo com respeito ao povo. Ele prossegue a Sua obra, mas retira-Se para Deus, por causa da incredulidade de Israel. Mas é para o Deus de toda a graça. Ali o Seu coração encontra refúgio, até que chegue a grande hora da expiação.</text:p>
      <text:p text:style-name="P7"> </text:p>
      <text:list xml:id="list2430857092" text:style-name="L8">
        <text:list-item>
          <text:list>
            <text:list-item>
              <text:p text:style-name="P16"><text:a xlink:type="simple" xlink:href="https://bibliaonline.com.br/acf/mc/8/1-38" office:target-frame-name="_blank" xlink:show="new" text:style-name="Internet_20_link" text:visited-style-name="Visited_20_Internet_20_Link"><text:span text:style-name="T1">Mc 8:1-38</text:span></text:a></text:p>
            </text:list-item>
          </text:list>
        </text:list-item>
      </text:list>
      <text:p text:style-name="P6"><text:soft-page-break/>É por isso que, segundo me parece, nos é dado o segundo milagre da multiplicação dos pães. O Senhor opera em favor de Israel, não mais como administrando o poder messiânico no meio do povo (o que, tal como temos visto, era indicado pelo número doze), mas, apesar da Sua rejeição por Israel, continuando a exercer o Seu poder de uma maneira divina e separada do homem. O número sete (2) tem sempre a força da perfeição sobre-humana — o que está completo: isto, porém, aplicado ao que está completo, tanto no poder do mal como no do bem, quando não é humano e subordinado a Deus.</text:p>
      <text:p text:style-name="P7"> </text:p>
      <text:p text:style-name="P6">(2) Note-se que sete é o número dígito indivisível mais elevado.</text:p>
      <text:p text:style-name="P7"> </text:p>
      <text:p text:style-name="P6">Doze é o número mais divisível que há.</text:p>
      <text:p text:style-name="P7"> </text:p>
      <text:p text:style-name="P6">Aqui ele é divino. É essa intervenção de Deus, que não se cansa e que está de acordo com o Seu próprio poder, o objeto principal da repetição do milagre a manifestar.</text:p>
      <text:p text:style-name="P7"> </text:p>
      <text:p text:style-name="P6">Depois disso é-nos mostrado o estado espiritual dos chefes de Israel e do Remanescente. Os fariseus pedem um sinal; mas nenhum sinal seria dado a essa geração. O seu estado de espírito era de completa incredulidade, pois tinham perante eles abundantes provas de quem Jesus era! Aliás, foram essas mesmas provas que os levaram a pedirLhe um sinal! Por isso o Senhor se afasta deles. Mas o estado de cegueira espiritual e de pouca inteligência do Remanescente também se torna bem patente (vers. 16). O Senhor adverte os Seus de evitarem o espírito e o ensino dos fariseus, falsos pretendentes a ura santo zelo por Deus; e dos herodianos, servis sectários do espírito mundano que, para agradarem ao imperador, punham Deus inteiramente de lado!...</text:p>
      <text:p text:style-name="P7"> </text:p>
      <text:p text:style-name="P6">Empregando a palavra «fermento», o Senhor dá aos Seus discípulos oportunidade de manifestarem a sua pouca inteligência espiritual. Se os Judeus não aprendiam nada dos milagres do Senhor e ainda pediam sinais, os próprios discípulos também não realizavam o poder divino que se manifestava neles! É este estado de espírito — e eu não duvido absolutamente nada — que está assinalado no cego de Betsaida (vers. 22-26). Jesus toma-o pela mão e condu-lo para longe da aldeia e da multidão; emprega, para operar (1) a cura, algo que era de Si próprio, algo que possuía a virtude da Sua própria Pessoa.</text:p>
      <text:p text:style-name="P7"> </text:p>
      <text:p text:style-name="P6"><text:soft-page-break/>(1) O emblema, em relação com a santidade dos rabinos, era muito estimado pelos Judeus, no que concerne a essa relação; mas aqui a sua eficácia ligava-se à Pessoa daquele que o usava.</text:p>
      <text:p text:style-name="P7"> </text:p>
      <text:p text:style-name="P6">E o primeiro efeito representa bem o estado de espírito dos discípulos. Eles viam, sem dúvida, mas confusamente: viam «homens como árvores, que andavam»! Mas o amor do Senhor não se cansa da incrédula lentidão de inteligência deles. Age a seu respeito segundo o poder da Sua própria intenção e fá-los ver claramente! Em seguida — longe de Israel — a incerteza resultante da incredulidade é aproximada da certeza resultante da Fé (por mais obscura que seja a inteligência desta) e Jesus, proibindo aos Seus discípulos de falarem do que eles, certamente, criam (o tempo para convencer Israel dos direitos de Cristo como Messias tinha passado), anuncia o que Lhe deve acontecer para o cumprimento dos desígnios de Deus em graça, como Filho do homem, após a Sua rejeição por Israel (2).</text:p>
      <text:p text:style-name="P7"> </text:p>
      <text:p text:style-name="P6">(2) Não temos aqui nada da Igreja nem de Chaves do Reino.</text:p>
      <text:p text:style-name="P7"> </text:p>
      <text:p text:style-name="P6">Isso depende de algo que não é introduzido aqui como fazendo parte da confissão de Pedro: «O Filho do Deus vivo». Aqui encontramos a glória do Reino vindo em poder, em contraste com o Cristo rejeitado, profeta-servo em Israel.</text:p>
      <text:p text:style-name="P7"> </text:p>
      <text:p text:style-name="P6">De modo que tudo está agora no seu lugar, por assim dizer: Israel não vê em Jesus o Messias. Por conseguinte Jesus já se não dirige ao povo como tal. Os Seus discípulos reconhecemNO como o Messias, e Ele anuncia-lhes a Sua morte e a Sua ressurreição.</text:p>
      <text:p text:style-name="P7"> </text:p>
      <text:p text:style-name="P6">Ora, pode-se ter a verdadeira fé (e isto é uma verdade prática muito importante) sem que o coração esteja moldado segundo a plena revelação de Cristo e sem que a carne seja praticamente crucificada em proporção da medida de conhecimento que se tem do objeto da fé. Pedro reconhecia bem, pela revelação de Deus, que Jesus era o Cristo; mas estava longe de ter o coração limpo segundo os pensamentos de Deus em Cristo. E quando o Senhor anuncia a Sua rejeição, a Sua humilhação e a Sua morte, e isto perante toda a gente, a carne de Pedro, escandalizada pela ideia de ter um Mestre assim rejeitado e desprezado, mostra a sua energia ousando repreender o próprio Senhor (vers. 32)! Esta tentativa de Satanás, de desencorajar os discípulos pela desonra da Cruz, revolta o coração do Senhor. Todo o Seu afeto pelos Seus discípulos e a vista dessas pobres ovelhas perante as quais o inimigo colocava uma pedra de <text:soft-page-break/>tropeço é a causa da violenta repreensão de Pedro como sendo o instrumento de Satanás e falando da parte dele. Mas, para nós, a razão do ato de Pedro era simples: os seus pensamentos estavam nas coisas dos homens e não nas de Deus; porque a Cruz encerra em si toda a glória de Deus. 0 homem prefere a gloria do homem, e por isso Satanás o governa.</text:p>
      <text:p text:style-name="P7"> </text:p>
      <text:p text:style-name="P6">O Senhor chama o povo e os Seus "discípulos e explica-lhes claramente que, se querem segui-LO, devem tomar o Seu partido e carregar cada qual a sua cruz. Porque assim, perdendo a vida, eles a salvariam, e a alma valia mais que qualquer outra coisa. De resto, se alguém tinha vergonha de Jesus e das Suas palavras, o Filho do homem se envergonharia dele quando viesse na glória de Seu Pai com os santos anjos. Porque, qualquer que fosse a Sua humilhação, a glória Lhe pertencia! E é para lhes fortalecer a fé que o Senhor coloca perante os Seus principais discípulos essas sublimes revelações.</text:p>
      <text:p text:style-name="P7"> </text:p>
      <text:list xml:id="list2527296140" text:style-name="L9">
        <text:list-item>
          <text:list>
            <text:list-item>
              <text:p text:style-name="P17"><text:a xlink:type="simple" xlink:href="https://bibliaonline.com.br/acf/mc/9/1-50" office:target-frame-name="_blank" xlink:show="new" text:style-name="Internet_20_link" text:visited-style-name="Visited_20_Internet_20_Link"><text:span text:style-name="T1">Mc 9:1-50</text:span></text:a></text:p>
            </text:list-item>
          </text:list>
        </text:list-item>
      </text:list>
      <text:p text:style-name="P6">No Evangelho segundo S. Mateus vimos a transfiguração anunciada em termos que se referiam ao assunto desse Evangelho: O Cristo rejeitado tomando a Sua posição gloriosa de Filho do homem. Em todos os Evangelhos a transfiguração está em relação com o momento em que esta transição é claramente posta em evidência, mas com um caráter particular em cada um deles. Em Marcos temos visto o serviço humilde e dedicado de Cristo na proclamação do Reino, fosse qual fosse a glória divina que resplandecesse através da Sua humilhação. Por consequência, a manifestação da transição para a glória é anunciada aqui como a vinda do Reino em poder. Não há nada que distinga mais particularmente o relato que temos aqui daquele que se encontra em Mateus, exceto o isolamento de Jesus e dos Seus três discípulos nesse momento, que é mais fortemente acentuado no versículo 2, e que os feitos são relatados sem mais adicionamentos. Em seguida o Senhor ordena-lhes que não digam nada a ninguém acerca do que tinham visto até Ele ser ressuscitado de entre os mortos.</text:p>
      <text:p text:style-name="P7"> </text:p>
      <text:p text:style-name="P6">Podemos observar aqui que é, com efeito, o Reino em poder que se manifesta — e não o poder do Espírito Santo pondo o pecador, como um membro santo do corpo, em relação com Cristo, a Cabeça, revelando-lhe a glória celeste de Cristo, tal como Ele está no Céu, à direita do Pai.</text:p>
      <text:p text:style-name="P7"> </text:p>
      <text:p text:style-name="P6"><text:soft-page-break/>Cristo está na Terra. Está em relação com as grandes testemunhas da ordem judaica (a lei e a profecia), mas testemunhas que lhe cedem inteiramente o lugar, participando mesmo da glória do Reino com Ele. Cristo é manifestado em glória sobre a Terra: o homem na glória é reconhecido como Filho de Deus, do mesmo modo que é conhecido na nuvem, posto que revelando ali a Sua glória. Não é ainda a nossa posição sem véu; o véu, quanto à nossa relação com Deus, está rasgado de alto a baixo e temos plena liberdade de entrar nos lugares santos pelo sangue de Cristo.</text:p>
      <text:p text:style-name="P7"> </text:p>
      <text:p text:style-name="P6">Mas é um privilégio espiritual e não uma manifestação pública. Quanto a isso o nosso véu, o nosso corpo, não está rasgado; mas está o ide Cristo, como privilégio de entrada (1).</text:p>
      <text:p text:style-name="P7"> </text:p>
      <text:p text:style-name="P6">(1) A entrada na nuvem não faz parte desta revelação.</text:p>
      <text:p text:style-name="P7"> </text:p>
      <text:p text:style-name="P8"><text:span text:style-name="T4">Encontramo-la em Lucas. A nuvem, para Israel, era o lugar onde Deus habita; era uma nuvem luminosa (</text:span><text:a xlink:type="simple" xlink:href="https://bibliaonline.com.br/acf/mt/17/1-27" office:target-frame-name="_blank" xlink:show="new" text:style-name="Internet_20_link" text:visited-style-name="Visited_20_Internet_20_Link"><text:span text:style-name="T2">Mt 17:1-27</text:span></text:a><text:span text:style-name="T4">).</text:span></text:p>
      <text:p text:style-name="P7"> </text:p>
      <text:p text:style-name="P6">Mas esta posição de glória não podia ser tomada pelo Senhor, nem estabelecer-se o reino glorioso, a não ser numa nova ordem de coisas: Cristo devia ressuscitar primeiro de entre os mortos, para depois a estabelecer. Esta nova ordem não se conciliava com a apresentação de Jesus como o Messias, tal como Ele estava então. Por isso ordena aos Seus discípulos que não digam a ninguém o que tinham visto, senão após a Sua ressurreição. Devia ser então uma confirmação poderosa da doutrina do Reino em glória.</text:p>
      <text:p text:style-name="P7"> </text:p>
      <text:p text:style-name="P6">Esta manifestação da glória confirmava a fé dos discípulos nesse tempo (do mesmo modo que o Getisêmani lhes patenteava a realidade dos Seus sofrimentos e dos Seus combates com o príncipe das trevas), e depois, quando o Cristo tivesse tomado a Sua nova posição, ela constituiria o tema e a confirmação do testemunho deles.</text:p>
      <text:p text:style-name="P7"> </text:p>
      <text:p text:style-name="P8"><text:span text:style-name="T4">Em </text:span><text:a xlink:type="simple" xlink:href="https://bibliaonline.com.br/acf/2pe/1/19" office:target-frame-name="_blank" xlink:show="new" text:style-name="Internet_20_link" text:visited-style-name="Visited_20_Internet_20_Link"><text:span text:style-name="T2">2 Pe 1:19</text:span></text:a><text:span text:style-name="T3"> </text:span><text:span text:style-name="T4">podemos ver o caráter desta manifestação e as suas relações com o Reino terrestre de glória, de que os profetas tinham falado. Leiamos, pois, essa passagem: «E temos, mui firme, a palavra dos profetas».</text:span></text:p>
      <text:p text:style-name="P7"> </text:p>
      <text:p text:style-name="P6"><text:soft-page-break/>Os discípulos tinham parado no limiar da porta. 'Embora os seus olhos estivessem abertos, na realidade eles viam «homens como árvores que andavam». Que quereria dizer «ressuscitar de entre os mortos»? — perguntavam eles entre si (vers. 10). A ressurreição era-lhes conhecida. Toda a seita dos fariseus acreditava nela. Mas este poder, que libertava do estado onde o homem e mesmo os santos se encontravam, implicando também que outros ali existiam ainda abandonados, enquanto esse poder se exercia — eis o que eles ignoravam totalmente. De que havia uma ressurreição, na qual Deus ressuscitaria todos os mortos no último dia, eles não duvidavam. Mas que o Filho do homem fosse a ressurreição e a vida — o triunfo absoluto do último Adão sobre a morte, o Filho de Deus tendo a vida em Si mesmo, manifestado pela Sua ressurreição de entre os mortos (livremente que, a seu tempo, será também cumprido nos santos), eis o que eles não entendiam. Eles recebiam, sem dúvida, as palavras do Senhor como verdadeiras, como tendo autoridade.</text:p>
      <text:p text:style-name="P7"> </text:p>
      <text:p text:style-name="P6">Mas o que Ele queria dizer-lhes era incompreensível para eles.</text:p>
      <text:p text:style-name="P7"> </text:p>
      <text:p text:style-name="P6">Ora a incredulidade nunca deixa de encontrar objecções para se justificar aos seus próprios olhos, que se recusam a compreender as provas divinas da verdade—objecções assaz fortes na aparência e que podem perturbar o espírito daqueles que, pela graça do Senhor, estão dispostos a crer, ou que já creram, mas que ainda estão fracos na fé.</text:p>
      <text:p text:style-name="P7"> </text:p>
      <text:p text:style-name="P6">Os profetas tinham dito que Elias viria primeiro. Os escribas insistiam nessa afirmação (vers. 11). Impressionados agora pela glória que confirmava de maneira incontestável as pretensões de Cristo, os discípulos falam-Lhe desta dificuldade. A convicção que a visão da glória trazia ao seu espírito levava-os a confessar a dificuldade acerca da qual eles se tinham calado anteriormente, não ousando falar dela.</text:p>
      <text:p text:style-name="P7"> </text:p>
      <text:p text:style-name="P6">Mas agora a prova é suficientemente forte para lhes dar a coragem de que careciam para encararem de frente essa dificuldade.</text:p>
      <text:p text:style-name="P7"> </text:p>
      <text:p text:style-name="P6">Com efeito, a Palavra de Deus falava desta vinda, e Jesus aceita-a como sendo a própria verdade: Elias devia vir primeiro e restaurar todas as coisas. E ele virá de fato antes da manifestação da glória do Filho do homem. Mas é preciso que o Filho do homem sofra primeiramente e seja rejeitado.</text:p>
      <text:p text:style-name="P7"><text:soft-page-break/> </text:p>
      <text:p text:style-name="P6">Isso também estava escrito, do mesmo modo que a missão de Elias. Aliás, antes desta manifestação de Cristo, que punha os Judeus à prova quanto às suas responsabilidades, Deus não tinha deixado de fornecer a este povo um testemunho segundo o poder e o espírito de -Elias, — mas eles fizeram com ele tudo o que quiseram. "Estava escrito que o Filho do homem sofreria antes da Sua glória, tão certo como estava escrito que Elias viria. Na verdade, como acabamos de dizer, quanto ao testemunho para os Judeus, aquele que tomava moralmente o lugar de Elias já tinha vindo. E tinham-no tratado como iam agora tratar o Senhor.</text:p>
      <text:p text:style-name="P7"> </text:p>
      <text:p text:style-name="P8"><text:span text:style-name="T4">Paralelamente, João Batista tinha dito que ele não era Elias, citando </text:span><text:a xlink:type="simple" xlink:href="https://bibliaonline.com.br/acf/is/40/1-31" office:target-frame-name="_blank" xlink:show="new" text:style-name="Internet_20_link" text:visited-style-name="Visited_20_Internet_20_Link"><text:span text:style-name="T2">Is 40:1-31</text:span></text:a><text:span text:style-name="T4">, que fala do testemunho; mas não cita nunca </text:span><text:a xlink:type="simple" xlink:href="https://bibliaonline.com.br/acf/ml/4/1-6" office:target-frame-name="_blank" xlink:show="new" text:style-name="Internet_20_link" text:visited-style-name="Visited_20_Internet_20_Link"><text:span text:style-name="T2">Ml 4:1-6</text:span></text:a><text:span text:style-name="T4">, que se refere a Elias pessoalmente.</text:span></text:p>
      <text:p text:style-name="P7"> </text:p>
      <text:p text:style-name="P8"><text:span text:style-name="T4">O Senhor (</text:span><text:a xlink:type="simple" xlink:href="https://bibliaonline.com.br/acf/mt/11/10" office:target-frame-name="_blank" xlink:show="new" text:style-name="Internet_20_link" text:visited-style-name="Visited_20_Internet_20_Link"><text:span text:style-name="T2">Mt 11:10</text:span></text:a><text:span text:style-name="T4">) faz uma aplicação de </text:span><text:a xlink:type="simple" xlink:href="https://bibliaonline.com.br/acf/ml/3/1" office:target-frame-name="_blank" xlink:show="new" text:style-name="Internet_20_link" text:visited-style-name="Visited_20_Internet_20_Link"><text:span text:style-name="T2">Ml 3:1</text:span></text:a><text:span text:style-name="T4">; mas João Batista cita Isaías.</text:span></text:p>
      <text:p text:style-name="P7"> </text:p>
      <text:p text:style-name="P6">Quando Jesus desceu do monte, a multidão correu para Ele, espantada, ao que parece, da Sua misteriosa ausência, longe dos Seus discípulos. Saúda-O com o respeito que toda a Sua vida lhe tinha inspirado. Mas o que tinha tido lugar, durante a Sua ausência, não fazia senão confirmar a solene verdade de que Jesus devia ir-se embora — verdade esta que acabava de ser posta em evidência por um testemunho mais glorioso. O próprio Remanescente, os que criam, não sabia aproveitar do poder que agora se encontrava sobre a Terra.</text:p>
      <text:p text:style-name="P7"> </text:p>
      <text:p text:style-name="P6">A fé destes crentes não realizava a presença do Messias, o Poder de Jeová, o Salvador, o Médico de Israel. Para quê, pois, continuar ainda no meio do povo e dos discípulos? O pobre pai exprime a sua aflição duma maneira comovente, por palavras que mostram um coração íntegro, rendido pelo sentimento das suas necessidades, mas muito fraco na fé.</text:p>
      <text:p text:style-name="P7"> </text:p>
      <text:p text:style-name="P6">'Descreve o estado miserável do seu filho; e o seu coração apresenta um verdadeiro quadro do estado de espírito do Remanescente, da fé que tinha necessidade de ser fortalecida, por causa da incredulidade sob a qual estava atrofiada. Israel não valia mais do que a pobre criança. Mas aquele que tudo podia estava lá! Isto não era a dificuldade, mas havia fé -para aproveitar do Seu poder? Tal era a questão.</text:p>
      <text:p text:style-name="P7"> </text:p>
      <text:p text:style-name="P6"><text:soft-page-break/>«Se tu podes» — diz o pai aflito a Jesus. «Se tu podes» — responde o Salvador — aplica-se à tua fé. «Se tu podes crer, todas as coisas são possíveis». O pobre pai, homem de coração recato, confessa, com lágrimas, o seu próprio estado de fraqueza espiritual, e procura na bondade de Cristo socorro para as suas necessidades.</text:p>
      <text:p text:style-name="P7"> </text:p>
      <text:p text:style-name="P6">Assim, a posição de Israel estava plenamente manifestada.</text:p>
      <text:p text:style-name="P7"> </text:p>
      <text:p text:style-name="P6">A Onipotência estava lá para o curar, para o libertar do poder de Satanás. Mas isso devia ser feito pela fé, por que a alma devia voltar para Deus. E a fé existia naqueles que, tocados pelo testemunho do Seu poder e movidos pela graça de Deus, procuravam em Jesus o remédio para os seus males e o fundamento das suas esperanças. A sua fé era fraca e vacilante, mas lá, onde Ele se encontrava, Jesus agia segundo o poder soberano da Sua própria graça e da bondade de Deus, que encontrava nela própria a sua justa medida. Por muito longe que possa ir a incredulidade naqueles que aproveitam da graça de uma dispensação, em toda a parte onde é preciso responder a uma necessidade, Jesus o faz, quando se olha para Ele. E isto é, para nós, uma grande bênção e um grande encorajamento.</text:p>
      <text:p text:style-name="P7"> </text:p>
      <text:p text:style-name="P6">Todavia, para que este poder fosse exercido pelo próprio homem (para o que Deus o chamava), era preciso que o homem se aproximasse intimamente de Deus —que aquele a quem este poder fosse confiado se habituasse à comunhão permanente de Deus, afastando-se de tudo aquilo que o punha em relação com o mundo e a carne.</text:p>
      <text:p text:style-name="P7"> </text:p>
      <text:p text:style-name="P6">Resumamos agora os princípios desta narrativa, tendo em vista a sua aplicação geral. O Senhor, que se ia embora, para não ser mais do mundo, até que volte em glória, encontra, ao descer do monte da transfiguração, um caso do poder de Satanás sobre o homem, sobre o povo judeu. O homem e Israel tinham estado sob esse poder quase desde o começo da sua existência. A fé, que reconhece a intervenção de Deus em Cristo e ali procura abrigo contra o mal atual, é fraca, vacilante, preocupada do mal cuja vista lhe esconde em grande parte o Poder que o domina e que o suprime.</text:p>
      <text:p text:style-name="P7"> </text:p>
      <text:p text:style-name="P6">Mas o sentimento da necessidade é assaz profundo para que a fé encontre refúgio neste Poder — o Poder de Deus.</text:p>
      <text:p text:style-name="P7"> </text:p>
      <text:p text:style-name="P6"><text:soft-page-break/>É a incredulidade, que não sabe contar com o Poder presente, que põe fim às relações de Cristo com o homem.</text:p>
      <text:p text:style-name="P7"> </text:p>
      <text:p text:style-name="P6">Não é a miséria deste que faz isso, porque foi a miséria do homem que trouxe Jesus à Terra. Mas agora a Omnipotência está presente, e somente é necessária a fé para dela aproveitar. E se o coração do homem, para fugir ao poder do inimigo, se volta para Jesus, pode — graças a Deus! — apresentar ao Senhor a sua incredulidade, como se de qualquer outra coisa se tratasse. Em Jesus há o amor e o poder bastantes para toda e qualquer espécie de fraqueza.</text:p>
      <text:p text:style-name="P7"> </text:p>
      <text:p text:style-name="P6">A multidão aumenta e comprime-se, atraída pela vista do poder do inimigo. Poderia o Senhor curar o menino? Ou poderia Ele deixar o testemunho do poder de Satanás invadir os corações?... É a curiosidade dos homens, cuja imaginação está cheia do efeito do poder do inimigo. Mas, qualquer que fosse a incredulidade do homem, Cristo estava lá, como testemunho de um Poder que, em amor pelos homens, destruía os efeitos do poder de Satanás. O povo acorre. Jesus vê-o e, com uma simples palavra, expulsa o demónio. Jesus atua segundo as exigências do Seu poder e as intenções do amor de Deus. O esforço do inimigo provoca a intervenção do Senhor, que a fraqueza da fé do pai do menino tendia a fazer parar. Não obstante, se colocamos toda a nossa enfermidade, assim como a nossa miséria perante Cristo, Ele responde sempre segundo a plenitude do Seu poder. Mas, por outro lado, se a carne se ocupa das ideias da fé, desvia a inteligência dos caminhos de Deus.</text:p>
      <text:p text:style-name="P6">Enquanto viajava, Cristo ia explicando a Sua morte e o novo estado que tomaria na Sua ressurreição. Porque censurava Ele a falta de inteligência espiritual dos Seus discípulos, que lhes escondia tudo e enchia o seu espírito de ideias de glória terrestre e messiânica? É aqui que reside o segredo da sua falta de inteligência espiritual: Jesus tinha-lho dito bem claramente; mas, pelo caminho, eles discorriam entre si para saberem qual deles ocuparia o primeiro lugar no Reino (vers.</text:p>
      <text:p text:style-name="P7"> </text:p>
      <text:p text:style-name="P6">34). Os pensamentos da carne enchiam os seus corações no que dizia respeito a Jesus, precisamente em oposição ao que ocupava o pensamento de Deus a Seu respeito. A enfermidade apresentada a Jesus encontra uma resposta no poder e na graça soberana do Senhor. A carne e as suas concupiscências ocultam-nos, mesmo quando pensamos n'Ele, todo o valor dos pensamentos de Deus. Era a sua própria glória que os discípulos procuravam no Reino. A Cruz, verdadeiro caminho da glória, era-lhes ininteligível.</text:p>
      <text:p text:style-name="P7"> </text:p>
      <text:p text:style-name="P6"><text:soft-page-break/>O Senhor (vers. 31 e seguintes) retoma em seguida com os discípulos o grande tema que nesse momento estava perante Ele, a questão que, de qualquer modo, tinha de ser decidida: Ele devia ser rejeitado. E isola-Se da multidão com os Seus discípulos, para os instruir sobre este ponto.</text:p>
      <text:p text:style-name="P7"> </text:p>
      <text:p text:style-name="P6">Mas os discípulos, preocupados com a Sua glória e com os Seus direitos como Messias, não compreendiam nada dos Seus discursos. A sua própria fé, tal como ela era, cegava-os acerca de tudo o que ultrapassava os seus pensamentos, porque, mesmo ligando-se à Pessoa de Cristo, esta fé —ou antes, os seus próprios corações, nos quais ela se encontrava — ligava a Jesus e n'Ele procurava o cumprimento de tudo aquilo que a carne desejava para seu próprio interesse. Quão astuto é o coração humano! Vemos revelar-se claramente a sua subtileza na disputa pela preeminência que os discípulos mantinham entre eles. A sua fé é demasiado fraca para poder suportar superioridades ou esclarecimentos que contrariem as suas ideias (vers. 32).</text:p>
      <text:p text:style-name="P7"> </text:p>
      <text:p text:style-name="P6">E essas ideias manifestam-se bem e sem dissimulação entre eles. Jesus repreende-os e apresenta-lhes como exemplo uma criancinha, conforme já tinha feito noutras ocasiões. Aquele que seguia Cristo devia ter um espírito inteiramente contrário ao espírito do mundo — um espírito em conexão com tudo o que era fraco e desprezado pelo orgulho do mundo.</text:p>
      <text:p text:style-name="P7"> </text:p>
      <text:p text:style-name="P6">Recebendo assim uma criancinha, recebia-se Cristo — e recebendo-se Cristo recebia-se o Pai. Tratava-se de coisas eternas e o espírito do homem deve, portanto, ser como o espírito de uma criança.</text:p>
      <text:p text:style-name="P7"> </text:p>
      <text:p text:style-name="P6">O mundo estava de tal modo oposto a Cristo que quem não era contra Ele era por Ele (1).</text:p>
      <text:p text:style-name="P7"> </text:p>
      <text:p text:style-name="P6">(1) Alguns têm dificuldade em conciliar estas palavras com a seguinte passagem: «Aquele que não é por mim é contra mim». Mas as duas passagens concordam entre si, quando se tem em conta o ponto principal: Cristo era o critério divino do estado do homem — e isso resolve a questão. O mundo estava totalmente, absolutamente contra o Senhor. Se um homem não estava contra Ele — e aqui não podia haver meio termo — era por Ele; ora, se um homem não era por Ele, é porque esse homem era do mundo, e, por conseguinte, contra o Senhor.</text:p>
      <text:p text:style-name="P7"> </text:p>
      <text:p text:style-name="P6"><text:soft-page-break/>O Filho do homem devia ser rejeitado. Tratava-se da fé na Sua Pessoa e já não de um serviço individual para Ele. Mas7 e infelizmente, os discípulos pensavam mais neles próprios: «Ele não nos segue». Eles deviam partilhar a rejeição do seu Mestre.</text:p>
      <text:p text:style-name="P7"> </text:p>
      <text:p text:style-name="P6">E se alguém lhes desse a beber um simples copo de água fria que fosse, Deus lembrar-se-ia disso. O que quer que fosse que pudesse fazê-los tropeçar na sua marcha, fosse mesmo o seu olho direito ou a sua mão direita, eles fariam bem arrancando-os, porque não eram as coisas de um Messias sobre a Terra que estavam em jogo, mas as da Eternidade.</text:p>
      <text:p text:style-name="P7"> </text:p>
      <text:p text:style-name="P6">Tudo será posto à prova pela perfeita santidade de Deus, e isso em julgamento, de uma maneira ou de outra, cada um, bom e mau, será salgado com fogo. Onde houver vida, o fogo não consumirá senão a carne; porque, quando somos julgados, somos castigados pelo Senhor, a fim de que não sejamos condenados com o mundo. Se o julgamento atinge os maus (e, certamente, ele os atingirá), é a condenação, é um fogo que não se apaga. Mas, para os justos, há também outra coisa: Eles serão salgados com sal.</text:p>
      <text:p text:style-name="P7"> </text:p>
      <text:p text:style-name="P6">O poder da santa graça que liga a alma a Deus e a preserva interiormente do mal, não faltará aqueles que são consagrados a Deus, cuja vida é uma oferenda para Ele. Sem dúvida o sal não é a doçura que agrada e que a graça produz, mas sim esta energia divina em nós, que une todas as coisas com Deus e Lhe consagra o coração, ligando-o a Ele por um sentimento de obrigação e de desejo, rejeitando tudo o que em si mesmo Lhe é contrário (obrigação que decorre da graça, e que por isso opera mais poderosamente).</text:p>
      <text:p text:style-name="P7"> </text:p>
      <text:p text:style-name="P6">Assim, na prática, era a graça distintiva, a energia da santidade, que separa de todo o mal e aparta para Deus. 0 sal era uma boa coisa. Aqui, o efeito produzido na alma, o estado da alma em si mesma é assim chamado, do mesmo modo que a graça, que produz esse estado, é também chamada sal.</text:p>
      <text:p text:style-name="P7"> </text:p>
      <text:p text:style-name="P6">Assim, os que se ofereciam a Deus eram postos à parte para Ele — eram o sal da Terra Ora, se o sal perde o seu sabor, com que poderemos nós salgar? O sal serve para salgar outras coisas, mas se vier a tornar-se insípido e precisar de sal para si próprio, nada mais haverá que o possa salgar! E o mesmo se dá com os Cristãos, Se aqueles que são de Cristo não derem bom testemunho, onde encontrar fora deles quem o faça <text:soft-page-break/>e produza esses próprios Cristãos o efeito desejado? Este sentimento de obrigação a Deus, que separa do mal, este julgamento de todo o mal no coração deve encontrar-se em nós mesmos. Não se trata aqui de julgar os outros, mas de cada qual se colocar perante Deus, tornando-se assim o sal da Terra, e tendo esse sal em si mesmo. A respeito dos outros, deve-se procurar a paz. E é a verdadeira separação de todo o mal que nos torna capazes de andarmos juntos em paz.</text:p>
      <text:p text:style-name="P7"> </text:p>
      <text:p text:style-name="P6">Numa palavra, os Cristãos deviam manter-se separados do mal, perto de Deus, andando com Deus e estando em paz uns com os outros.</text:p>
      <text:p text:style-name="P7"> </text:p>
      <text:p text:style-name="P6">Seria impossível ter uma instrução mais clara, mais importante, mais preciosa. Em poucas palavras ela julga, ela dirige toda a vida cristã.</text:p>
      <text:p text:style-name="P7"> </text:p>
      <text:p text:style-name="P6">Mas o termo do serviço do Senhor estava próximo.</text:p>
      <text:p text:style-name="P7"> </text:p>
      <text:p text:style-name="P6">Tendo descrito nestes princípios as exigências da Eternidade e o caráter da vida cristã, Jesus restabelece, nos seus primeiros princípios, todas as relações de Deus com o homem, pondo de lado o mundo e a sua glória, assim como a glória judaica, do ponto de vista do seu cumprimento imediato, mostrando também o caminho da vida eterna, que se encontrava na Cruz e no poder de Deus que salva. Não obstante, e no meio de tudo isto, toma Ele próprio o lugar de obediência e de serviço — verdadeiro lugar do homem!...</text:p>
      <text:p text:style-name="P7"> </text:p>
      <text:p text:style-name="P6">Por outro lado, o próprio Deus sendo introduzido no Seu próprio caráter de Deus, na Sua natureza e nos Seus direitos divinos — sendo deixadas de lado a especial glória que pertence às dispensações e as relações que lhes são próprias!...</text:p>
      <text:p text:style-name="P7"> </text:p>
      <text:list xml:id="list4183962727" text:style-name="L10">
        <text:list-item>
          <text:list>
            <text:list-item>
              <text:p text:style-name="P18"><text:a xlink:type="simple" xlink:href="https://bibliaonline.com.br/acf/mc/10/1-52" office:target-frame-name="_blank" xlink:show="new" text:style-name="Internet_20_link" text:visited-style-name="Visited_20_Internet_20_Link"><text:span text:style-name="T1">Mc 10:1-52</text:span></text:a></text:p>
            </text:list-item>
          </text:list>
        </text:list-item>
      </text:list>
      <text:p text:style-name="P6">É um princípio admirável como este que se nos apresenta aqui — as relações da natureza (tais como o próprio Deus as estabeleceu no princípio) restabelecidas na sua autoridade original, enquanto o coração é julgado, e, além disso, a Cruz, único meio de chegar junto de Deus, que tinha sido a fonte criadora dessas relações. Na Terra, Cristo não podia oferecer senão a Cruz àqueles que O seguiam.</text:p>
      <text:p text:style-name="P7"> </text:p>
      <text:p text:style-name="P6"><text:soft-page-break/>A glória, a que a Cruz devia conduzir, fora revelada a alguns.</text:p>
      <text:p text:style-name="P7"> </text:p>
      <text:p text:style-name="P6">Mas, para Ele, tomara o lugar de servo. Era o conhecimento de Deus, através de Jesus Cristo, que devia prepara-los para essa glória e a ela os levar, porque isso era, realmente, a vida eterna. Todos os outros meios intermediários se tinham tornado, nas mãos dos homens, hostis a Deus, que os tinha concedido para Sua manifestação na Pessoa de Cristo.</text:p>
      <text:p text:style-name="P7"> </text:p>
      <text:p text:style-name="P6">É por isso que encontramos nos versículos 1-12 a origem das relações que devem existir entre o homem e a mulher, tal como tinham saído das mãos criadoras de Deus, Nos versículos 13-16 vemos o interesse que Jesus tomava pelas criancinhas, o seu lugar aos olhos compassivos de Deus, e o valor moral do que elas representavam perante os homens.</text:p>
      <text:p text:style-name="P7"> </text:p>
      <text:p text:style-name="P6">No versículo 17 chegamos à lei, ao mundo, e ao coração do homem, colocado em presença de ambos. Mas ao mesmo tempo vemos que Jesus tem prazer naquilo que é amável na criatura, como criatura — princípio de um profundo interesse desenvolvido neste capítulo — aplicando sempre moralmente a pedra-de-toque (1) a esse mesmo coração.</text:p>
      <text:p text:style-name="P7"> </text:p>
      <text:p text:style-name="P6">(1) Pedra-de-toque — pedra de jaspe negro que serve para avaliar a pureza dos metais que nela se esfregam. Em sentido figurado significa: meio de prova seguro, em que podemos confiar.</text:p>
      <text:p text:style-name="P7"> </text:p>
      <text:p text:style-name="P6">Pelo que concerne à lei, tal como o coração natural a pode considerar (isto é, quanto aos atos exteriores que ela exige), o jovem tinha-a observado. Tinha-a observado com natural sinceridade, com um rigor que Jesus sabia apreciar como uma qualidade da criatura, e que devemos sempre reconhecer onde quer que exista. É importante recordar que Aquele que, como homem, era perfeitamente separado para Deus — e isto porque Ele tinha os pensamentos de Deus — sabia reconhecer ao mesmo tempo as imutáveis obrigações das relações estabelecidas pelo próprio Deus, e também tudo o que havia de amável e de atraente na Sua criatura, como tal.</text:p>
      <text:p text:style-name="P7"> </text:p>
      <text:p text:style-name="P6">Tendo Jesus os pensamentos de Deus — sendo Deus manifestado em carne — poderia Ele não reconhecer o que era de Deus na Sua criatura?! E, fazendo-o, tem de <text:soft-page-break/>estabelecer as obrigações das relações em que colocou a Sua criatura e mostrar a Sua ternura pelas nascentes imagens do espírito que Lhe era querido. Ele tem de amar a retidão natural que pode manifestar-se na Sua criatura. Mas tem -de julgar também o verdadeiro estado do homem plenamente desenvolvido, os afetos que se prendiam aos objetos que Satanás suscitava, e uma vontade que repelia e abandonava a manifestação de Deus — levando o homem a deixar as suas vaidades e a segui-LO, pondo assim moralmente à prova o seu coração.</text:p>
      <text:p text:style-name="P7"> </text:p>
      <text:p text:style-name="P6">De uma outra maneira ainda, Jesus põe em evidência a perfeição absoluta de Deus. O jovem via o exterior da perfeição de Cristo, confiando no poder do homem para realizar o que era bom. Vendo essa realização prática em Jesus, e embora o não considerasse senão como um simples rabino, o jovem dirige-se a Ele e, humanamente falando, com sinceridade, pretende aprender Daquele em quem via tanta perfeição, a regra da vida eterna. Este pensamento exprime-se na saudação sincera e cordial que Lhe dirige.</text:p>
      <text:p text:style-name="P7"> </text:p>
      <text:p text:style-name="P6">Corre, ajoelha-se em frente desse Doutor, que tinha um lugar tão alto na sua estima, e diz: «Bom Mestre!».</text:p>
      <text:p text:style-name="P7"> </text:p>
      <text:p text:style-name="P6">Os limites humanos dos seus pensamentos acerca dessa bondade e a sua confiança no poder do homem manifestamse por estas palavras: «Que farei para herdar a vida eterna?».</text:p>
      <text:p text:style-name="P7"> </text:p>
      <text:p text:style-name="P6">O Senhor compreendendo toda a importância das suas palavras, responde-lhe: «Porque me chamas bom? Ninguém é bom senão um só, que é Deus» (vers. 18). Todo aquele que conhecer Deus respeitará o que Deus criou, quando se apresentar como tal e no seu devido lugar. Mas somente Deus é bom. O homem, se é inteligente, não tem a pretensão de ser bom diante de Deus, nem sonha com a bondade humana. Este jovem esperava, pelo menos, vir a ser bom pela lei (1) e cria que Jesus era bom como homem.</text:p>
      <text:p text:style-name="P7"> </text:p>
      <text:p text:style-name="P6">(1) Pedra-de-toque — pedra de jaspe negro que serve para avaliar a pureza dos metais que nela se esfregam. Em sentido figurado significa: meio de prova seguro, em que podemos confiar.</text:p>
      <text:p text:style-name="P7"> </text:p>
      <text:p text:style-name="P6"><text:soft-page-break/>Ora, as maiores vantagens que a carne podia reconhecer e que respondiam à sua natureza, não faziam senão fechar mais ainda ao homem a porta da vida e do Céu. Não sendo o homem bom, mas sim pecador, a carne aproveitava-se da lei para fazer a sua própria justiça. E, com efeito, se é necessário procurarmos a Justiça, é porque não a temos (isto é, somos pecadores e não podemos alcançar essa Justiça por nós próprios). Além disso, as vantagens deste mundo, que parecem tornar o homem mais capaz ide fazer o bem, prendem o seu coração ao que parece, alimentam o seu egoísmo e levam-no a dar pouco valor ã imagem de Deus.</text:p>
      <text:p text:style-name="P7"> </text:p>
      <text:p text:style-name="P6">Mas os ensinamentos deste capítulo ampliam consideravelmente este assunto acerca do estado do homem perante Deus. Os pensamentos da carne acompanham o afeto do coração daquele que está já vivificado pelo espírito da graça, agindo pelo atrativo de Cristo, e emprestam-lhe a sua forma, até que o próprio Espírito Santo comunique a essas afeições a força da Sua presença, dando-lhes como objeto a glória de Cristo no Céu. Mas, ao mesmo tempo, faz luzir (para o coração do crente) sobre a Cruz a luz dessa glória, revestindo a Cruz de todo o valor da redenção que ali foi consumada, e da graça divina que nela é a fonte, e produzindo a identidade com Cristo naquele que leva a sua cruz com Ele.</text:p>
      <text:p text:style-name="P7"> </text:p>
      <text:p text:style-name="P6">Pedro não compreendia como se podia ser salvo, se tais vantagens, como as que os Judeus possuíam nas suas relações com Deus (e que se apresentavam de modo especial no caso desse jovem), não faziam senão barrar o caminho do Reino de Deus. O Senhor reencontra-o nessa mesma posição, porque a questão agora é justamente a do homem perante Deus. Enquanto se tratava apenas do homem, isso era impossível — segunda e «profunda verdade— no que diz respeito à sua condição de pecador. Não somente não havia ninguém bom, exceto Deus, mas também ninguém podia ser salvo, segundo o que o homem era, desprovido da graça do Senhor. Quaisquer que fossem as suas vantagens, como meios não lhe teriam servido de nada no seu estado de pecado.</text:p>
      <text:p text:style-name="P7"> </text:p>
      <text:p text:style-name="P6">Mas o Senhor introduz uma outra fonte de esperança—«Para Deus todas as coisas são possíveis». Tudo isso, e, em boa verdade, toda esta parte do Evangelho, o mostra, pondo mesmo de parte o sistema judaico, porque, enquanto que esse sistema assentava sobre a prova feita da possibilidade de adquirir, pela posse de leis divinamente estabelecidas, a Justiça e um lugar na presença de um Deus que até então Se não havia manifestado, agora esta nova fonte de esperança revelava Deus e conduzia o homem e o coração do homem para um frente a frente com Ele, como <text:soft-page-break/>uma coisa presente, em graça, sem dúvida, mas, no entanto, face a face, tal como Ele era. Os discípulos, não tendo ainda recebido o Espírito Santo, estão sob a influência do antigo sistema e não veem os homens senão como árvores que andam. Este assunto é plenamente desenvolvido neste capítulo. Na verdade, eles podiam sonhar com o Reino, mas não era senão com pensamentos carnais.</text:p>
      <text:p text:style-name="P7"> </text:p>
      <text:p text:style-name="P6">Mas a carne, os pensamentos carnais introduzem-se ainda mais profundamente na carreira da vida de graça. Pedro lembra ao Senhor que os discípulos tinham abandonado tudo para O seguirem. O Senhor responde: «Em verdade vos digo que ninguém (1) há que tenha deixado casa, ou irmãos, ou irmãs, ou mãe, ou pai, ou filhos, ou campos, por amor de Mim e por amor do Evangelho, que não receba, já no presente, o cêntuplo de casas, irmãos, irmãs, mães, filhos e campos, com perseguições; e no mundo por vir a vida eterna» — mas Pedro não pensava nisso.</text:p>
      <text:p text:style-name="P7"> </text:p>
      <text:p text:style-name="P6">(1) Isto saía já das relações dos discípulos mesmo com os Judeus, e, em princípio, admitia os Gentios.</text:p>
      <text:p text:style-name="P7"> </text:p>
      <text:p text:style-name="P6">O Senhor afirma claramente que, quem quisesse segui-LO não alcançaria neste mundo qualquer vantagem individual ou particular, mas a Vida Eterna. O Senhor saía assim da esfera das promessas ligadas ao Messias na Terra, para entrar e fazer entrar os outros naquilo que era eterno. Não se podia, pois, julgar segundo as aparências no que concernia a recompensas individuais.</text:p>
      <text:p text:style-name="P7"> </text:p>
      <text:p text:style-name="P6">Em 'boa verdade, os discípulos seguiam Jesus e pensavam na recompensa, mas pouco na Cruz, que era, afinal, o verdadeiro caminho. Por isso estavam espantados ao verem Jesus dirigirSe deliberadamente para Jerusalém, onde queriam matá-LO, e tiniram medo (vers. 32). Mesmo seguindo-O, estavam longe de poderem compreender o que o caminho implicava. Por isso Jesus lho explica frequentemente: Implicava a Sua rejeição e a Sua entrada no Novo Mundo pela ressurreição.</text:p>
      <text:p text:style-name="P7"> </text:p>
      <text:p text:style-name="P6">João e Tiago, pouco tocados ainda pelas comunicações do Senhor, servem-se da sua fé na realeza de Cristo para apresentarem o desejo carnal do seu coração, que era o de estarem um à Sua direita e o outro à Sua esquerda na glória.</text:p>
      <text:p text:style-name="P7"> </text:p>
      <text:p text:style-name="P6"><text:soft-page-break/>E o Senhor de novo os adverte de que eles terão de levar a cruz com Ele; e tomar Ele mesmo o lugar daquele que deve realizar o serviço que lhe está confiado, chamando os outros à comunhão dos Seus sofrimentos. Quanto à glória do Reino, isto é, quanto ao assentar-se à Sua direita ou à Sua esquerda, não Lhe competia a Ele concedê-lo; porque era para aqueles a quem estava preparado. Tal é o lugar de serviço, de humilhação e de obediência em que este Evangelho no-LO apresenta sempre. Tal devia ser também o dos Seus discípulos.</text:p>
      <text:p text:style-name="P7"> </text:p>
      <text:p text:style-name="P8"><text:span text:style-name="T4">Acabamos ide ver o que representava a carne num jovem íntegro, que Jesus amava, e nos Seus discípulos, que não sabiam tomar a verdadeira -posição de Cristo. É notável o contraste entre estes fatos e o pleno triunfo do Espírito Santo, como podemos ver, comparando este capítulo com </text:span><text:a xlink:type="simple" xlink:href="https://bibliaonline.com.br/acf/fp/3/1-21" office:target-frame-name="_blank" xlink:show="new" text:style-name="Internet_20_link" text:visited-style-name="Visited_20_Internet_20_Link"><text:span text:style-name="T2">Fp 3:1-21</text:span></text:a><text:span text:style-name="T4">.</text:span></text:p>
      <text:p text:style-name="P7"> </text:p>
      <text:p text:style-name="P6">Paulo apresenta-se-nos ali como um homem exteriormente irrepreensível, segundo a lei, tal como o jovem do Evangelho; mas viu Cristo em glória, e, pelo ensinamento do Espírito Santo, a Justiça — a Justiça segundo a qual Cristo tomou lugar na glória, de onde se revelou a Paulo.</text:p>
      <text:p text:style-name="P7"> </text:p>
      <text:p text:style-name="P6">Tudo aquilo que tinha sido um ganho era agora uma perda para Paulo! Pretenderia ele ainda algo de uma justiça carnal, de uma justiça de homem, ainda que pudesse cumpri-la, quando tinha visto a Justiça que brilhava na glória de Cristo?! Paulo tinha agora a Justiça que era de Deus pela fé. Que valeria, pois, aquela justiça pela qual tinha trabalhado, agora que possuía a perfeita Justiça que Deus dava pela fé?! Não só os pecados eram apagados, mas também, por força dessa Justiça, a justiça do homem se tornara sem valor. Os olhos de Paulo tinham sido abertos pelo poder do Espírito Santo e pela presença de Cristo.</text:p>
      <text:p text:style-name="P7"> </text:p>
      <text:p text:style-name="P6">Poderiam ainda os atrativos, que conquistavam o coração do jovem e o retinham no mundo que Cristo deixava, e que, rejeitando Cristo, tinha rejeitado Deus, reter aquele que já tinha visto Cristo na Sua glória? É evidente que não! Esses atrativos eram agora para ele como imundície. Paulo tinha feito a perda de todas as coisas a fim de ganhar Cristo.</text:p>
      <text:p text:style-name="P7"> </text:p>
      <text:p text:style-name="P6">Considerava-as como sendo absolutamente sem valor.</text:p>
      <text:p text:style-name="P7"> </text:p>
      <text:p text:style-name="P6"><text:soft-page-break/>O Espírito Santo, revelando-lhe Cristo, tinha-o libertado inteiramente dessas prisões. Ora, esta manifestação de Cristo glorificado ao coração vai ainda mais longe. O homem que rompe assim com o mundo deve seguir Aquele a cuja glória aspira; e, para isso, tem de colocar-se sob a Cruz. Os discípulos tinham abandonado tudo para seguirem a Jesus. A graça tinha-os ligado a Cristo, para O seguirem. O Espírito Santo ainda os não ligara à Sua glória. Jesus sobe a Jerusalém. Os discípulos espantam-se e têm medo de O seguir, embora Ele vá à frente, fortalecendo-os com a Sua condução e a Sua presença. Paulo procura o poder da Sua ressurreição, deseja a comunhão dos Seus sofrimentos e de tornar-se semelhante a Ele na Sua morte.</text:p>
      <text:p text:style-name="P7"> </text:p>
      <text:p text:style-name="P6">Em vez de espanto e de terror, há em Paulo plena inteligência espiritual e desejo sincero de ser conforme a essa morte, que os discípulos receavam. Ali ele encontrava Cristo e o caminho da glória que o Senhor lhe tinha revelado. Aliás, esta visão de Cristo purifica os desejos do coração, mesmo a respeito da glória. João e Tiago queriam para eles próprios o melhor lugar no Reino — 'desejo esse que se servia (num fim carnal e egoísta) da inteligência da fé — inteligência essa que via apenas a cinquenta por cento e procurava, logo de início, o Reino, em vez de procurar a glória e o mundo por vir. Paulo tinha visto a Cristo e o seu único desejo na glória era possuí60 LO— «a fim de que eu ganhe Cristo», e um novo estado conforme a esse desejo.</text:p>
      <text:p text:style-name="P7"> </text:p>
      <text:p text:style-name="P6">Não um bom lugar ao pé d'Ele no Reino, mas Cristo mesmo.</text:p>
      <text:p text:style-name="P7"> </text:p>
      <text:p text:style-name="P6">É a libertação — o efeito da presença do Espírito Santo, revelando um Cristo glorificado.</text:p>
      <text:p text:style-name="P7"> </text:p>
      <text:p text:style-name="P6">Podemos notar que em cada caso o Senhor introduz a Cruz.</text:p>
      <text:p text:style-name="P7"> </text:p>
      <text:p text:style-name="P6">Era a. única passagem deste mundo decaído para o mundo da glória e da vida eterna (1).</text:p>
      <text:p text:style-name="P7"> </text:p>
      <text:p text:style-name="P6">(1) Desde a transfiguração até ao ponto em Que se trata dos Seus direitos como Filho de Davi, é a Cruz que é sempre apresentada. O ministério de profeta e de pregador que Ele tinha realizado até então, terminava (com a transfiguração, na qual brilhava a <text:soft-page-break/>Sua glória futura neste mundo) sobre a Cruz, que devia ser o termo de Seu serviço aqui, na Terra.</text:p>
      <text:p text:style-name="P7"> </text:p>
      <text:p text:style-name="P6">Mas, antes de lá chegar, Jesus apresenta-Se como Rei.</text:p>
      <text:p text:style-name="P7"> </text:p>
      <text:p text:style-name="P6">Mateus começa pelo Rei, mas Marcos tem essencialmente em vista o Profeta.</text:p>
      <text:p text:style-name="P7"> </text:p>
      <text:p text:style-name="P6">Ao jovem Ele mostra a Cruz; a João e a Tiago, que pedem um bom lugar no Reino, Ele mostra a taça que eles teriam de beber, seguindo-O. Segundo a determinação de Deus, a vida eterna, se bem que recebida já, estava, em possessão e em gozo, do outro lado da Cruz.</text:p>
      <text:p text:style-name="P7"> </text:p>
      <text:p text:style-name="P6">Notemos também que o Senhor estava tão perfeitamente e tão divinamente acima do pecado em que jazia a natureza, que podia reconhecer tudo o que nela era de Deus, e mostrar ao mesmo tempo que toda a relação entre o" homem e Deus era impossível, em face do que o homem é. As vantagens não constituíam senão impedimentos. Era preciso passar por aquilo que é a morte da carne. É preciso termos uma Justiça divina e entrar em espírito (mais tarde entraremos de fato) num outro mundo, para O seguirmos e estarmos com Ele, para «ganharmos Cristo». Solene lição esta!...</text:p>
      <text:p text:style-name="P7"> </text:p>
      <text:p text:style-name="P6">De fato, só Deus é bom, e — tendo o pecado entrado — se Deus Se manifesta, é impossível ao homem estar em relação com Ele. Mas para Deus tudo é possível. E a Cruz é o único caminho para Deus. Cristo ali conduz, e é preciso segui-LO nesse caminho, que é o caminho da vida eterna. Quem tiver o espírito de uma criancinha ali entrará pela graça. O espírito de serviço e de humilhação de si próprio tem ali o seu caminho. Cristo ali andou, dando a Sua vida em resgate de muitos. Aqui termina esta parte da instrução dada pelo Senhor. A humildade no serviço é o lugar onde Cristo nos põe. Foi lá que Ele andou. Este capítulo é digno de toda a atenção que, pela graça, o Cristão lhe puder consagrar, porque fala do terreno sobre o qual o homem pode permanecer, e mostra até onde Deus reconhece o que é natural — e a senda dos discípulos aqui, em baixo.</text:p>
      <text:p text:style-name="P7"> </text:p>
      <text:p text:style-name="P6">No vers. 46 começa um outro assunto. O Senhor entra no caminho idas Suas últimas relações com Israel, apresentandoSe antes como Rei, Emanuel, do que como o profeta, que devia ser enviado. Como profeta, o Seu ministério tinha sido cumprido. <text:soft-page-break/>Tinha sido «enviado para pregar», dissera Ele aos Seus discípulos. Essa missão conduzira-O à Cruz, como vimos. E Ele devia, necessariamente, anuncia-lo, como resultado, aos que O seguiam. O Senhor retoma agora as Suas relações com Israel, mas como Filho de Davi.</text:p>
      <text:p text:style-name="P7"> </text:p>
      <text:p text:style-name="P6">Aproxima-se de Jerusalém, de onde se havia afastado e onde devia ser rejeitado. E o poder de Deus manifesta-se n'Ele.</text:p>
      <text:p text:style-name="P7"> </text:p>
      <text:p text:style-name="P8"><text:span text:style-name="T4">Aquele que traz a bênção ao preço do dom de Si próprio entra por Jericó, cidade da maldição (</text:span><text:a xlink:type="simple" xlink:href="https://bibliaonline.com.br/acf/js/6/26" office:target-frame-name="_blank" xlink:show="new" text:style-name="Internet_20_link" text:visited-style-name="Visited_20_Internet_20_Link"><text:span text:style-name="T2">Js 6:26</text:span></text:a><text:span text:style-name="T4">).</text:span></text:p>
      <text:p text:style-name="P7"> </text:p>
      <text:p text:style-name="P6">O pobre cego (1) (e tal era, com efeito, o povo) reconhece que Jesus, o Nazareno, é o Filho de Davi.</text:p>
      <text:p text:style-name="P7"> </text:p>
      <text:p text:style-name="P6">(1) Já fiz notar que o cego de Jericó é, nos três primeiros "Evangelhos.</text:p>
      <text:p text:style-name="P7"> </text:p>
      <text:p text:style-name="P6">O ponto onde começam a história das últimas relações de Cristo com os Judeus e os Seus sofrimentos finais, estando terminados o Seu ministério geral e o Seu serviço.</text:p>
      <text:p text:style-name="P7"> </text:p>
      <text:p text:style-name="P6">A graça de Jesus responde em poder às necessidades do Seu povo, que se exprimia pela fé e pela perseverança, apesar dos obstáculos que a multidão colocava na estrada, multidão essa que não sentia essas necessidades e apenas seguia Jesus atraída pelas manifestações do Seu poder, sem que a fé do coração estivesse ligada a Ele.</text:p>
      <text:p text:style-name="P7"> </text:p>
      <text:p text:style-name="P6">Aquela fé, a fé que o cego revelava, tem o sentimento das necessidades. Jesus para e chama-o, e manifesta, em presença de todos, o poder divino que, no meio de Israel, respondia à fé que reconhecia em Jesus de Nazaré o verdadeiro Filho de Davi, o Messias.</text:p>
      <text:p text:style-name="P7"> </text:p>
      <text:p text:style-name="P6">A fé deste pobre homem o tinha curado, e ele segue Jesus estrada fora, de coração sincero e sem medo, porque a fé que reconhecia Jesus como sondo o Cristo era uma fé divina, posto que não conhecesse talvez nada ida Cruz que o Senhor acabava de anunciar aos Seus discípulos, como consequência da Sua fidelidade e do Seu serviço, coisas em que a fé, quando é genuína, deve estar sempre presente.</text:p>
      <text:p text:style-name="P7"><text:soft-page-break/> </text:p>
      <text:list xml:id="list1329710177" text:style-name="L11">
        <text:list-item>
          <text:list>
            <text:list-item>
              <text:p text:style-name="P22">Marcos S 11</text:p>
            </text:list-item>
          </text:list>
        </text:list-item>
      </text:list>
      <text:p text:style-name="P6">E 12 No texto que segue Jesus apresenta-Se a Jerusalém como Rei.</text:p>
      <text:p text:style-name="P7"> </text:p>
      <text:p text:style-name="P6">A Sua recepção mostra até que ponto o testemunho que Ele tinha dado calara fundo no coração dos simples.</text:p>
      <text:p text:style-name="P7"> </text:p>
      <text:p text:style-name="P6">E Deus também queria que esta recepção tivesse lugar da maneira que teve. Há pouca diferença entre o relato que temos aqui e o de Mateus. Somente o Reino, como tal, é apresentado mais simplesmente: «O Reino do nosso pai Davi» (vers. 10).</text:p>
      <text:p text:style-name="P7"> </text:p>
      <text:p text:style-name="P6">Com que dignidade Jesus, como Juiz de todas as coisas, toma agora conhecimento público de tudo o que se fazia no templo, e dali sai sem nada dizer! O Senhor tinha visitado o Seu templo, do mesmo modo como tinha entrado na cidade montado num jumentinho sobre o qual nunca homem algum se sentara. Julga Israel, na figueira maldita (1).</text:p>
      <text:p text:style-name="P7"> </text:p>
      <text:p text:style-name="P6">(1) É o homem sob a antiga aliança, a carne sob a exigência de Deus, e nunca fruto algum aí crescerá.</text:p>
      <text:p text:style-name="P7"> </text:p>
      <text:p text:style-name="P6">A glória do Senhor, da Casa do Eterno, é reivindicada com autoridade — uma autoridade que Jesus reclama e que exerce na Sua própria Pessoa. Os escribas e os principais sacerdotes recuam perante o ascendente que a Sua palavra Lhe tinha dado sobre o povo. E fosse qual fosse a malícia deles, Jesus sai da cidade sem ser molestado.</text:p>
      <text:p text:style-name="P7"> </text:p>
      <text:p text:style-name="P6">No dia seguinte os Seus discípulos espantam-se ao verem que a figueira tinha secado até à raiz. Jesus assegura-lhes que tudo o que eles pedirem com fé lhes será feito, mas deverão agir em graça para gozarem desse privilégio.</text:p>
      <text:p text:style-name="P7"> </text:p>
      <text:p text:style-name="P6">Os escribas, os principais sacerdotes e os anciãos, confundidos, perguntam-Lhe com que autoridade fazia Ele aquelas coisas, ou quem Lhe deu tal autoridade para as fazer; mas Jesus dirige-Se à consciência deles de maneira a demonstrar-lhes a sua incompetência para Lhe fazerem uma tal pergunta, descobrindo ao mesmo tempo a <text:soft-page-break/>falta de sinceridade deles: Não sabiam que responder ã questão do batismo de João. Com que direito então O submetiam eles às suas questões a respeito dos Seus próprios direitos?! Não sabiam decidir nada, quando havia oportunidade de o fazer. Por outro lado, com a sua resposta, ou teriam sancionado a obra de Jesus ou teriam perdido a autoridade sobre o povo ao renegarem o batismo de João, que tinha dado testemunho de Cristo. Quanto ao ganhá-los...—já não se tratava disso. Mas que frivolidade que é a sabedoria do homem em presença de Deus e da Sua sabedoria! A mudança de dispensação, e o pecado que rejeitava o Rei têm um lugar mais demarcado no Evangelho segundo S.</text:p>
      <text:p text:style-name="P7"> </text:p>
      <text:p text:style-name="P6">Mateus. Em Marcos é dada mais ênfase ao serviço de Cristo como Profeta. Em seguida Jesus apresenta-Se como Rei, como já vimos. E, nestes dois Evangelhos, vemos que é Jeová quem cumpre a missão que Ele se dignou tomar.</text:p>
      <text:p text:style-name="P7"> </text:p>
      <text:p text:style-name="P8"><text:span text:style-name="T4">Consequentemente, encontramos em Mateus acusações mais pessoais contra os Judeus, como na parábola dos dois filhos (</text:span><text:a xlink:type="simple" xlink:href="https://bibliaonline.com.br/acf/mt/21/28-32" office:target-frame-name="_blank" xlink:show="new" text:style-name="Internet_20_link" text:visited-style-name="Visited_20_Internet_20_Link"><text:span text:style-name="T2">Mt 21:28-32</text:span></text:a><text:span text:style-name="T4">), e a particularidade da mudança de dispensação na parábola das bodas (</text:span><text:a xlink:type="simple" xlink:href="https://bibliaonline.com.br/acf/mt/22/1-14" office:target-frame-name="_blank" xlink:show="new" text:style-name="Internet_20_link" text:visited-style-name="Visited_20_Internet_20_Link"><text:span text:style-name="T2">Mt 22:1-14</text:span></text:a><text:span text:style-name="T4">). Estas duas parábolas não se encontram em Marcos.</text:span></text:p>
      <text:p text:style-name="P7"> </text:p>
      <text:p text:style-name="P6">Neste Evangelho o Espírito de Deus apresenta-nos a imutável dignidade da Pessoa do Senhor e o simples fato de que o Profeta e o Rei eram rejeitados — rejeição essa que acarretava o julgamento de Israel. É, aliás, o mesmo testemunho geral que vimos em Mateus.</text:p>
      <text:p text:style-name="P7"> </text:p>
      <text:p text:style-name="P6">Em seguida o Senhor dá o resumo de toda a lei como princípio de bênção entre a criatura de Deus e o que constituía a pedra-de-toque para o coração, na rejeição de Cristo. Digo para o coração, porque a prova estava realmente lá, embora fosse apenas na inteligência que ela aparecia.</text:p>
      <text:p text:style-name="P7"> </text:p>
      <text:p text:style-name="P6">Mesmo quando se tinha princípios verdadeiramente ortodoxos (Cristo sendo rejeitado), o coração que não se ligasse à Sua Pessoa não podia segui-Lo no caminho para onde a Sua rejeição O conduzia. O sistema dos desígnios de Deus, que dependia dessa rejeição, era uma dificuldade.</text:p>
      <text:p text:style-name="P7"> </text:p>
      <text:p text:style-name="P6"><text:soft-page-break/>Embora sem o terem compreendido antes, os que estavam ligados à Sua Pessoa seguiam-No e encontravam-se nesse mesmo caminho. Assim, o Senhor dá a essência da lei — de toda a lei — como ensinamento essencialmente divino — e o ponto onde os desígnios de Deus são transplantados para a nova cena onde devem cumprir-se fora da maldade e da má vontade do homem. De modo que esses poucos versículos (cap. 12:28-37) nos apresentam a lei e o Filho de Davi, e Este tomando o lugar de Filho do homem —o Senhor— à direita de Deus. Era o segredo de tudo o que se passava. A união do Seu corpo, a Assembleia, com Ele próprio era tudo o que faltava. Somente em Marcos o Profeta reconhece o estado moral que, sob a lei, tende para a entrada no Reino (vers. 34).</text:p>
      <text:p text:style-name="P7"> </text:p>
      <text:p text:style-name="P6">Este escriba tinha o espírito de entendimento.</text:p>
      <text:p text:style-name="P7"> </text:p>
      <text:p text:style-name="P8"><text:span text:style-name="T4">O quadro da condição que trazia o julgamento, que encontramos em </text:span><text:a xlink:type="simple" xlink:href="https://bibliaonline.com.br/acf/mt/23/1-39" office:target-frame-name="_blank" xlink:show="new" text:style-name="Internet_20_link" text:visited-style-name="Visited_20_Internet_20_Link"><text:span text:style-name="T2">Mt 23:1-39</text:span></text:a><text:span text:style-name="T4">, não nos é dado aqui. Não era o Seu assunto na ocasião. Jesus, ainda como Profeta, adverte moralmente os Seus discípulos. Mas o julgamento de Israel, por ter rejeitado o Filho de Davi, não está aqui, perante os Seus olhos, da mesma maneira que o encontramos em Mateus (quer dizer que não é da rejeição que o Espírito Santo se ocupa agora). O verdadeiro caráter da devoção dos escribas é assinalado, e os discípulos são prevenidos contra eles. O Senhor faz-lhes sentir também o que, aos olhos de Deus, dava verdadeiro valor as ofertas que eram trazidas para o templo.</text:span></text:p>
      <text:p text:style-name="P7"> </text:p>
      <text:list xml:id="list3414372279" text:style-name="L12">
        <text:list-item>
          <text:list>
            <text:list-item>
              <text:p text:style-name="P19"><text:a xlink:type="simple" xlink:href="https://bibliaonline.com.br/acf/mc/13/1-37" office:target-frame-name="_blank" xlink:show="new" text:style-name="Internet_20_link" text:visited-style-name="Visited_20_Internet_20_Link"><text:span text:style-name="T1">Mc 13:1-37</text:span></text:a></text:p>
            </text:list-item>
          </text:list>
        </text:list-item>
      </text:list>
      <text:p text:style-name="P6">Neste capítulo o Senhor tem em vista muito mais o serviço dos apóstolos, nas circunstâncias em que eles se iam encontrar, do que o desenvolvimento dos planos e dos caminhos de Deus acerca do Reino — ponto de vista apresentado antes, em Mateus, que desenvolve este assunto.</text:p>
      <text:p text:style-name="P7"> </text:p>
      <text:p text:style-name="P8"><text:span text:style-name="T4">Notaremos que a questão dos discípulos apresenta, de um modo geral, o assunto que os preocupava. Perguntam quando se cumprirá o julgamento sobre o templo e quando sucederão todas as outras coisas. Os versículos 9-13, embora contendo algumas circunstâncias que encontramos em </text:span><text:a xlink:type="simple" xlink:href="https://bibliaonline.com.br/acf/mt/24/1-51" office:target-frame-name="_blank" xlink:show="new" text:style-name="Internet_20_link" text:visited-style-name="Visited_20_Internet_20_Link"><text:span text:style-name="T2">Mt 24:1-51</text:span></text:a><text:span text:style-name="T4">, referem-se sobretudo ao que é dito em </text:span><text:a xlink:type="simple" xlink:href="https://bibliaonline.com.br/acf/mt/10/1-42" office:target-frame-name="_blank" xlink:show="new" text:style-name="Internet_20_link" text:visited-style-name="Visited_20_Internet_20_Link"><text:span text:style-name="T2">Mt 10:1-42</text:span></text:a><text:span text:style-name="T4">. Trata-se, com efeito, da obra que os discípulos realizariam no meio de Israel e em testemunho contra as autoridades perseguidoras, sendo o Evangelho pregado em todas as nações, antes que chegue o fim. Os discípulos deviam tomar, como pregadores, o lugar que Jesus tinha ocupado no meio do povo. Mas o seu </text:span><text:soft-page-break/><text:span text:style-name="T4">testemunho devia ir muito mais longe: Encontrariam todos os sofrimentos possíveis e as mais dolorosas perseguições.</text:span></text:p>
      <text:p text:style-name="P7"> </text:p>
      <text:p text:style-name="P6">Ora, em dado momento esse serviço devia terminar, e o sinal, bem conhecido, da abominação da desolação indicaria esse momento. Eles deviam então fugir. Seriam os dias de tribulação sem igual, e sinais e maravilhas que, se fosse possível, enganariam os próprios eleitos. Mas eles estavam prevenidos. Depois desses 'dias tudo seria abalado e o Filho do homem viria. O poder tomaria o lugar do testemunho e o Filho do homem ajuntaria os Seus eleitos (de Israel) de todas as partes da Terra.</text:p>
      <text:p text:style-name="P7"> </text:p>
      <text:p text:style-name="P6">Parece-me que neste Evangelho, mais do que em qualquer outro, o Senhor junta o próximo julgamento de Jerusalém com o futuro, chamando a atenção para este, porque se ocupa -mais da conduta dos Seus discípulos «durante esses acontecimentos. Israel e todo o sistema no meio do qual o Senhor tinha aparecido deviam ser provisoriamente postos de lado para introduzir a Assembleia e o Reino no seu caráter celeste, e em seguida o milénio — isto é, a Assembleia na Sua glória e o Reino estabelecido em poder — quando o sistema legal e Israel, sob a primeira aliança, fossem finalmente postos de lado. Nestes dois períodos, a posição geral dos discípulos 'seria a mesma. Mas, no segundo, os acontecimentos seriam mais definitivos e importantes, e é desses que o Senhor mais particularmente falava. Todavia, o que estava mais iminente e que para o presente punha de lado Israel e o seu testemunho, exigia que uma advertência fosse feita aos discípulos por causa do perigo que os ameaçava — e eles aqui a recebem.</text:p>
      <text:p text:style-name="P7"> </text:p>
      <text:p text:style-name="P6">O esforço dos Judeus para restabelecerem finalmente o seu sistema, em desprezo de Deus, não fará senão trazer uma apostasia declarada e o julgamento definitivo. Será o tempo «da tribulação sem igual, de que o Senhor fala.</text:p>
      <text:p text:style-name="P7"> </text:p>
      <text:p text:style-name="P6">Mas desde o tempo da primeira destruição de Jerusalém por Tito até à vinda do Senhor, os Judeus são considerados como postos de lado e sob este julgamento, seja qual for o grau do seu cumprimento.</text:p>
      <text:p text:style-name="P7"> </text:p>
      <text:p text:style-name="P6">Os discípulos são chamados a velar porque não sabem nem o dia nem a hora. E é a conduta dos discípulos a este respeito que está aqui de modo especial perante os olhos do Senhor. Ê este grande dia e hora em que o Senhor voltará que os anjos e o próprio Filho, como Profeta, ignoram.</text:p>
      <text:p text:style-name="P7"><text:soft-page-break/> </text:p>
      <text:p text:style-name="P6">Porque Jesus deve sentar-Se à direita de Deus, até que os Seus inimigos sejam colocados por estrado 'de Seus pés — e o momento em que Ele se levantará não foi revelado.</text:p>
      <text:p text:style-name="P7"> </text:p>
      <text:p text:style-name="P6">O Pai o tem reservado, disse Jesus, para Sua exclusiva autoridade.</text:p>
      <text:p text:style-name="P7"> </text:p>
      <text:p text:style-name="P8"><text:span text:style-name="T4">Veja-se </text:span><text:a xlink:type="simple" xlink:href="https://bibliaonline.com.br/acf/atos/3/1-26" office:target-frame-name="_blank" xlink:show="new" text:style-name="Internet_20_link" text:visited-style-name="Visited_20_Internet_20_Link"><text:span text:style-name="T2">Atos 3:1-26</text:span></text:a><text:span text:style-name="T4">, onde Pedro anuncia aos Judeus a volta de Jesus. Eles rejeitaram o Seu testemunho, e agora esperam o pleno cumprimento de tudo o que foi dito. Entretanto, os servos foram deixados para servir durante a ausência do Mestre. Ele deu ordem ao porteiro em particular para vigiar.</text:span></text:p>
      <text:p text:style-name="P7"> </text:p>
      <text:p text:style-name="P6">Isto aplica-se aos discípulos nas suas relações com Israel, mas é ao mesmo tempo um princípio geral. O Senhor dirige-o a todos os Seus Servos.</text:p>
      <text:p text:style-name="P7"> </text:p>
      <text:list xml:id="list1411794737" text:style-name="L13">
        <text:list-item>
          <text:list>
            <text:list-item>
              <text:p text:style-name="P20"><text:a xlink:type="simple" xlink:href="https://bibliaonline.com.br/acf/mc/14/1-72" office:target-frame-name="_blank" xlink:show="new" text:style-name="Internet_20_link" text:visited-style-name="Visited_20_Internet_20_Link"><text:span text:style-name="T1">Mc 14:1-72</text:span></text:a></text:p>
            </text:list-item>
          </text:list>
        </text:list-item>
      </text:list>
      <text:p text:style-name="P6">Este capítulo retoma o fio da narrativa, mas em circunstâncias solenes, que se relacionam com o fim da vida do Senhor.</text:p>
      <text:p text:style-name="P7"> </text:p>
      <text:p text:style-name="P6">Desde então os escribas e os principais sacerdotes consultavam-se entre si em como poderiam prendê-Lo, à traição, e matá-Lo, pois temiam a influência ido povo, que admirava as Suas obras, a Sua bondade e a Sua complacência.</text:p>
      <text:p text:style-name="P7"> </text:p>
      <text:p text:style-name="P6">Teriam, pois, querido evitar prendê-Lo durante a festa, quando a multidão afluía a Jerusalém. Mas Deus tinha outros planos. Jesus devia ser o nosso Cordeiro Pascal, adorável Senhor! E Ele oferece-Se para ser a vítima de propiciação.</text:p>
      <text:p text:style-name="P7"> </text:p>
      <text:p text:style-name="P6">Ora, sendo tais os planos de Deus e o amor de Cristo, não faltavam a Satanás agentes próprios para levarem a cabo tudo o que ele pudesse fazer contra o Senhor.</text:p>
      <text:p text:style-name="P7"> </text:p>
      <text:p text:style-name="P6">Assim, oferecendo-Se Jesus para vítima, dentro em pouco o povo estaria disposto a entregar, mesmo aos gentios, Aquele que, pela Sua bondade e pelas Suas obras, o tinha atraído. E a traição sem dificuldade o entregaria nas mãos dos principais <text:soft-page-break/>sacerdotes. Mas os planos de Deus, que O reconhecia e O apresentava na Sua graça, teriam o primeiro lugar! E a ceia em Betânia, e a ceia em Jerusalém precederiam — uma a oferenda e a outra o ato de Judas.</text:p>
      <text:p text:style-name="P7"> </text:p>
      <text:p text:style-name="P6">Isto porque, seja qual for a maldade do homem, Deus toma sempre o lugar que quer, e não permite nunca ao poder do inimigo que esconda os Seus caminhos para a fé, nem deixa o Seu povo sem testemunho do Seu amor.</text:p>
      <text:p text:style-name="P7"> </text:p>
      <text:p text:style-name="P6">Esta parte da história é muito importante. Deus põe em primeiro lugar os pensamentos e os temores dos chefes do povo para no-los dar a conhecer. Mas deixa absolutamente tudo em Suas mãos. E a maldade do homem, a traição e o poder de Satanás, quando operam da maneira mais enérgica (e nunca estiveram tão ativos), não fazem senão cumprir os desígnios de Deus para a glória de Cristo. Antes da traição de Judas, Jesus recebe o testemunho do afeto de Alaria. Deus põe o selo desta afeição sobre Aquele que devia ser traído. E, por outro lado, antes de ser abandonado e entregue, pode mostrar todo o Seu afeto pelos Seus, na Sua última ceia com eles, na instituição da Santa Ceia e do Lava-pés. Que belo testemunho do interesse que Deus põe em cuidar dos Seus filhos e em consolá-los no mais sombrio momento da Sua aflição! Notemos também de que maneira o amor por Cristo encontra, no meio das trevas que se acumulam em volta dos Seus passos, a luz que dirige a Sua conduta e a dirige precisamente para o que mais convinha nesse momento.</text:p>
      <text:p text:style-name="P7"> </text:p>
      <text:p text:style-name="P6">Maria não tinha nenhuma revelação profética, mas o perigo iminente em que o ódio dos Judeus colocava o Senhor Jesus estimula o seu afeto e leva-a a realizar um ato que devia ser publicado por toda a parte onde a morte de Cristo e o Seu amor por nós fossem anunciados, no mundo inteiro. É o verdadeiro conhecimento — a verdadeira direção moral nas coisas do espírito. O ato de Maria vem a ser uma ocasião de trevas para Judas, pois é revestido da luz da sabedoria divina, para o testemunho próprio do Senhor.</text:p>
      <text:p text:style-name="P7"> </text:p>
      <text:p text:style-name="P6">Esta sua afeição por Cristo discerne o que convém — ela compreende o bem e o mal de uma maneira justa e oportuna.</text:p>
      <text:p text:style-name="P7"> </text:p>
      <text:p text:style-name="P6">É uma boa coisa preocuparmo-nos com os pobres.</text:p>
      <text:p text:style-name="P7"> </text:p>
      <text:p text:style-name="P6"><text:soft-page-break/>Mas, nesse momento, todo o pensamento de Deus se concentrava no sacrifício de Cristo. Havia sempre ocasião de cuidar dos pobres, e é justo faze-lo. Mas pô-los em comparação com Jesus, no momento do Seu sacrifício, era pô-los fora do seu lugar e esquecer tudo o que era precioso para Deus. Judas, que só pensava no dinheiro, compreendia a situação presente em função do seu próprio interesse. A sua agudeza 'de espírito era do inimigo: a de Maria era de Deus.</text:p>
      <text:p text:style-name="P7"> </text:p>
      <text:p text:style-name="P6">Os acontecimentos precipitam-se: Judas entende-se com os principais sacerdotes, para lhes entregar Jesus, a troco de dinheiro. E, com efeito, o contrato é concluído, segundo os seus pensamentos e os pensamentos deles. É, no entanto, muito importante observar a maneira como — se posso assim falar — o próprio Deus domina a situação.</text:p>
      <text:p text:style-name="P6">Embora seja este o momento em que a malícia do homem está no auge e em que o poder de Satanás se exerce no mais alto grau, tudo se cumpre perfeitamente e no momento exato, da maneira e pelos instrumentos requeridos por Deus. Nada, nem a menor coisa, Lhe escapa. Nada se realiza a não ser aquilo que Ele quer, como Ele quer, e quando Ele quer. Que consolação para nós! E, nas circunstâncias que nos ocupam, que emocionante testemunho! O Espírito Santo relata, pois, o desejo, fácil de compreender, dos chefes do povo e dos escribas de evitarem a ocasião da festa para prenderem Jesus. Mas era um desejo inútil! Aquele sacrifício devia cumprir-se nessa altura — e cumprese! Aproximava-se, porém, o momento da última Páscoa da vida de Jesus — Páscoa essa em que Ele próprio devia servir de cordeiro, e não deixar à fé outro memorial a não ser o de Si próprio e da Sua obra. O Senhor envia então os Seus discípulos a fim de prepararem tudo o que era necessário para celebrarem a festa. À tarde senta-Se com os Seus discípulos para conversar com eles e testemunhar-lhes, pela última vez, o Seu afeto por eles, como seu companheiro.</text:p>
      <text:p text:style-name="P7"> </text:p>
      <text:p text:style-name="P6">Mas é também para lhes anunciar que um deles o trairá (porque Ele devia sofrer tudo, até a traição, conforme estava escrito). Com este pensamento, pelo menos o coração de cada um dos onze começa a entristecer-se (1) — porque o traidor devia ser um daqueles que comiam do mesmo prato com Ele.</text:p>
      <text:p text:style-name="P7"> </text:p>
      <text:p text:style-name="P6">Mas, ai desse homem! Contudo, nem o pensamento de uma tal iniquidade nem a dor do Seu coração podem fazer parar o curso do amor de Cristo.</text:p>
      <text:p text:style-name="P7"> </text:p>
      <text:p text:style-name="P6">(1) Há algo de muito belo e de muito comovente na pergunta dos discípulos.</text:p>
      <text:p text:style-name="P7"><text:soft-page-break/> </text:p>
      <text:p text:style-name="P6">Os seus corações estavam seriamente rendidos, e as palavras de Jesus tintam neles todo o peso de um testemunho divino.</text:p>
      <text:p text:style-name="P7"> </text:p>
      <text:p text:style-name="P6">De modo nenhum pensavam em traí-Lo, exceto Judas. Mas as Suas palavras eram seguramente verdadeiras, as suas almas reconheciam-no, e eles sentiam desconfiança de si próprios ao ouvirem as declarações de Cristo. Não havia neles a orgulhosa certeza de que eles O não trairiam, mas os seus corações inclinavam-se perante as solenes e terríveis palavras de Jesus. Judas evita a questão, mas depois, para não dar ares de se julgar superior aos outros, formula-a — e é para ser designado pessoalmente pelo Senhor, o que constituiu verdadeiro alívio para os outros discípulos (26.25).</text:p>
      <text:p text:style-name="P7"> </text:p>
      <text:p text:style-name="P6">E Ele lhes dá as provas desse grande amor na última Ceia.</text:p>
      <text:p text:style-name="P7"> </text:p>
      <text:p text:style-name="P6">Era d'Ele, do Seu sacrifício, e não de uma libertação temporal que eles deviam lembrar-se dali para o futuro. Tudo se condensava n'Ele, e no fato de Ele morrer sobre a Cruz.</text:p>
      <text:p text:style-name="P7"> </text:p>
      <text:p text:style-name="P6">Em seguida dando-lhes o Cálice, estabelece o fundamento da Nova Aliança no Seu sangue (em figura), apresentando-lho como participação na Sua morte — verdadeira bebida de vida. Depois de terem bebido todos dele, Jesus diz-lhes que aquilo é o selo da Nova Aliança — coisa bem conhecida dos Judeus, desde Jeremias, acrescentando que esse sangue era derramado por muitos. A morte devia, pois, entrar ali, para estabelecer a Nova Aliança e para pagar o resgate de muitos.</text:p>
      <text:p text:style-name="P7"> </text:p>
      <text:p text:style-name="P6">Mas, para isso, era necessária a morte, e que os laços terrestres entre Jesus e os Seus discípulos ficassem destruídos.</text:p>
      <text:p text:style-name="P7"> </text:p>
      <text:p text:style-name="P6">Jesus não beberia mais do fruto da vide (sinal dessas relações) antes de renovar esses laços com eles, no Reino de Deus. Quando o Reino fosse restabelecido, Ele estaria de novo com eles, e renovaria esses laços de intimidade (sob outra forma e de maneira mais real e mais excelente). Mas agora tudo mudava. Em seguida cantam um hino e saem para se dirigirem ao lugar habitual, no Monte das Oliveiras.</text:p>
      <text:p text:style-name="P7"> </text:p>
      <text:p text:style-name="P6"><text:soft-page-break/>As relações de Jesus com os Seus discípulos aqui, na Terra, deviam ser, com efeito, quebradas, mas isso não era porque Ele os abandonasse. Jesus consolidava ou, pelo menos, manifestava, na Sua última ceia com eles, os sentimentos do Seu coração e a força (do Seu lado) desses para os outros laços. Mas eles seriam escandalizados por causa da Sua posição, e abandoná-Lo-iam. Mas era a mão de Deus que estava em tudo isso! Ele feria o Pastor. Mas, uma vez ressuscitado de entre os mortos, Jesus retomaria as Suas relações com os Seus discípulos — com os pobres do Rebanho.</text:p>
      <text:p text:style-name="P7"> </text:p>
      <text:p text:style-name="P6">Iria à frente deles para a Galileia, para lá onde essas relações tinham começado, longe do orgulho da nação, e onde, segundo a Palavra de Deus, a Luz tinha resplandecido no meio deles.</text:p>
      <text:p text:style-name="P7"> </text:p>
      <text:p text:style-name="P6">A morte estava perante Ele. Era necessário sofrê-la, para que as relações, quaisquer que elas fossem, se restabelecessem entre Deus e o homem. O Pastor seria ferido pelo Senhor dos Exércitos. A morte era o julgamento de Deus. Poderia o homem sustê-lo? UM só o podia fazer! Pedro, amando demasiado a Cristo para que o seu coração pudesse abandoná-Lo, avança demasiado no caminho da morte, para logo recuar, prestando assim um mais relevante testemunho da sua incapacidade para atravessar o abismo que se abria perante os seus olhos, na Pessoa do seu desprezado Mestre. Aliás, para Pedro não havia senão o exterior do que é a morte. A fraqueza, que lhe inspirava o seu terror, tornava-o incapaz de olhar o abismo que o pecado tinha aberto diante dos nossos pés. No preciso momento em que Jesus anuncia tudo o que ia acontecer, Pedro tenta enfrentar essa situação.</text:p>
      <text:p text:style-name="P7"> </text:p>
      <text:p text:style-name="P6">Sincero no seu afeto, não sabia o que era o homem posto a nu perante Deus, e em presença do poder do inimigo, que tinha a morte por arma.</text:p>
      <text:p text:style-name="P7"> </text:p>
      <text:p text:style-name="P6">Pedro tinha já tremido de medo, mas a presença de Jesus, que inspira afeição, não implica que a carne, que nos impede de O glorificar, seja morta no verdadeiro sentido do termo. Aliás, ele não sabia nada acerca desta verdade.</text:p>
      <text:p text:style-name="P7"> </text:p>
      <text:p text:style-name="P6">É a morte de Cristo que revelou o nosso verdadeiro estado, trazendo o único remédio possível para a nossa condição de pecadores — a morte e a vida em ressurreição. Como a Arca no Jordão, Cristo estava sozinho na morte, para que o Seu povo resgatado pudesse atravessá-la em seco.</text:p>
      <text:p text:style-name="P7"> </text:p>
      <text:p text:style-name="P6"><text:soft-page-break/>Jesus avança para o termo da Sua provação — provação que não fazia senão demonstrar a Sua perfeição e a Sua glória, e glorificar a Deus, Seu Pai, ao mesmo tempo; mas provação que não Lhe evitava nada daquilo que teria tido o poder de O reter, se alguma coisa houvesse que pudesse fazê-lo— e foi até à morte e ao peso da cólera de Deus, peso que nós não podemos conceber.</text:p>
      <text:p text:style-name="P7"> </text:p>
      <text:p text:style-name="P6">Aproximou-Se do combate e do sofrimento, não irrefletidamente, como Pedro, que ali se lança, por ignorar a natureza desse combate, mas aproxima-Se dele com pleno conhecimento, colocando-Se em presença de Seu Pai, perante quem tudo é pesado e medido, e onde a vontade dAquele que Lhe impunha uma tal obra é claramente demonstrada na Sua comunhão com Ele; de modo que Jesus a realiza tal como Deus a considerava, segundo a extensão e a intenção de Seus pensamentos e da Sua natureza, numa perfeita obediência à Sua vontade.</text:p>
      <text:p text:style-name="P7"> </text:p>
      <text:p text:style-name="P6">Jesus afasta-Se sozinho, para orar ao Pai. E, espiritualmente, atravessa toda a extensão dos Seus sofrimentos, e suportando toda a angústia na comunhão ide Seu Pai.</text:p>
      <text:p text:style-name="P7"> </text:p>
      <text:p text:style-name="P6">Tendo esses sofrimentos diante dos Seus próprios olhos, coloca-os perante o coração de Seu Pai, a fim de que, se fosse possível, passasse de Si aquele Cálice. Se não, seria, pelo menos, da mão de Seu Pai que Ele o receberia. Ali estava a piedade, pela qual Ele fora sempre escutado e as Suas orações atendidas. Estava ali como homem — feliz por ter os Seus discípulos velando com Ele, feliz por Se isolar e derramar Seu coração no seio de Seu Pai, no estado de dependência de um homem que ora. Que sublime espetáculo!...</text:p>
      <text:p text:style-name="P7"> </text:p>
      <text:p text:style-name="P6">Pedro, que dizia querer morrer pelo seu Mestre, nem sequer é capaz de velar com Ele! O Senhor mostra-lhe, com doçura, a sua inconsequência, reconhecendo que, com efeito, o seu espírito estava cheio de boa vontade, mas que a carne era sem valor no combate com o inimigo e na provação espiritual.</text:p>
      <text:p text:style-name="P7"> </text:p>
      <text:p text:style-name="P6">A narração de Marcos, revelando todo o estado espiritual dos homens com quem Jesus se tinha associado, e passando rapidamente de um acontecimento a outro acontecimento, de maneira a relacioná-los entre si, é tão surpreendente como o desenvolvimento mais circunstanciado dos outros Evangelhos.</text:p>
      <text:p text:style-name="P7"> </text:p>
      <text:p text:style-name="P6"><text:soft-page-break/>É imprimido um caráter moral em cada passo que se dá nesta história, dando-lhe, do seu conjunto, -um interesse que nada saberia igualar (salvo Aquele que está acima de todas as coisas e de todos os pensamentos) a não ser a Pessoa d'Aquele que está aqui perante nós. Ele, ao menos, velava junto de Seu Pai; porque, depois de tudo, e dependente como foi em graça, que podia o homem fazer por Ele? Completamente homem como era, sobre UM só Ele se devia apoiar, e assim Ele foi o Homem Perfeito. Indo de novo para orar, volta para ver os Seus dormindo ainda, e de novo Ele apresenta o Seu caso a Seu Pai. Desperta então os discípulos, porque era chegada a hora em que eles nada poderiam fazer por Ele.</text:p>
      <text:p text:style-name="P7"> </text:p>
      <text:p text:style-name="P6">Judas aproxima-se com o seu beijo. Jesus submete-Se. Pedro, que dormira durante a veemente oração do seu Mestre, desperta para ferir, quando Este Se submete como um cordeirinho indo para o matadouro. Pedro fere um dos assistentes e corta-lhe uma orelha. Jesus argumenta com os que tinham vindo para O prenderem, recordando-lhes que, quando Ele estava (humanamente falando) constantemente exposto ao poder deles não O tinham prendido. Mas havia outra razão para que isso tivesse lugar agora — os desígnios e a Palavra de Deus haviam de cumprir-se. Era o cumprimento fiel da obra que Lhe estava destinada. Todos O abandonam e fogem, porque quem, senão Ele próprio, podia seguir o caminho até ao fim? Na verdade um jovem tentou ir mais longe, mas logo que os agentes da autoridade lhe põem a mão em cima, agarrando o lençol de linho fino em que se embrulhava, ele salva-se, abandonando-o e fugindo. Quanto mais a gente se aventura, fora do poder do Espírito Santo, no caminho onde se encontra o poder do mundo e da morte, tanto maior é a vergonha com que teremos de arcar—se Deus nos permite dali escapar. O jovem fugiu desnudo!...</text:p>
      <text:p text:style-name="P7"> </text:p>
      <text:p text:style-name="P6">As testemunhas faltam, não em malícia, mas em firmeza de testemunho, e mesmo a força nada podia contra Ele, antes do momento que Deus tinha fixado. É a confissão de Jesus, a Sua fidelidade ao proclamar a verdade na congregação, a causa da Sua condenação. O homem nada pode fazer, posto que tenha feito tudo quanto à sua vontade e à sua culpabilidade. O testemunho dos inimigos de Jesus, a afeição de Seus discípulos — tudo faltai Eis o homem! É Jesus que rende testemunho à verdade. Jesus que vela com o Pai — Jesus que Se submete àqueles que nunca tinham podido apoderar-se d'Ele, até chegar a hora designada por Deus. Pobre Pedro! Foi mais longe do que o jovem no jardim.</text:p>
      <text:p text:style-name="P7"> </text:p>
      <text:p text:style-name="P6">E encontramo-lo aqui, a carne no lugar do testemunho, no lugar onde esse testemunho se deve prestar, perante o poder daquele que a tal se opõe e dos seus <text:soft-page-break/>instrumentos! Mas ai! Pedro não se escapará. A Palavra de Cristo será verdadeira, se a de Pedro for falsa — O Seu coração será fiel e pleno de amor, se o de Pedro (como o de todos nós) for infiel e cobarde. Jesus confessa a verdade, e Pedro nega-a.</text:p>
      <text:p text:style-name="P7"> </text:p>
      <text:p text:style-name="P6">Todavia, a graça do nosso adorável Senhor não lhe falta; e, tocado por ela, cobre a face e desfaz-se em lágrimas.</text:p>
      <text:p text:style-name="P7"> </text:p>
      <text:p text:style-name="P6">Mas a Escritura tem de cumprir-se: Ele será entregue nas mãos dos gentios. Ali, Ele é acusado de ser Rei. E a Sua resposta, que Ele é, de fato, Rei, deve ter sido certamente, a causa da Sua morte. Mas era a verdade! A confissão que Jesus fizera diante dos principais sacerdotes (vers. 61-62) refere-se às Suas relações com Israel, como já vimos noutras passagens deste Evangelho.</text:p>
      <text:p text:style-name="P7"> </text:p>
      <text:p text:style-name="P8"><text:span text:style-name="T4">O Seus serviço era a pregação na congregação de Israel. Jesus apresenta-Se, de fato, como Rei, como Emanuel. Agora confessa que é, para Israel, a esperança do povo. «Tu, tu és», dissera o sumo sacerdote, «o Cristo, o Filho de Deus Bendito?» (vers. 61). Era, segundo o </text:span><text:a xlink:type="simple" xlink:href="https://bibliaonline.com.br/acf/sl/2/1-12" office:target-frame-name="_blank" xlink:show="new" text:style-name="Internet_20_link" text:visited-style-name="Visited_20_Internet_20_Link"><text:span text:style-name="T2">Sl 2:1-12</text:span></text:a><text:span text:style-name="T4">, o título e a posição gloriosa d'Aquele que era a esperança de Israel.</text:span></text:p>
      <text:p text:style-name="P7"> </text:p>
      <text:p text:style-name="P8"><text:span text:style-name="T4">Mas Jesus acrescenta o que Ele será (isto é, o caráter que Ele ia tomar, ao ser rejeitado por esse povo, caráter esse no qual Ele devia apresentar-Se ao povo rebelde). Seria o que está escrito nos </text:span><text:a xlink:type="simple" xlink:href="https://bibliaonline.com.br/acf/sl/8/1-9" office:target-frame-name="_blank" xlink:show="new" text:style-name="Internet_20_link" text:visited-style-name="Visited_20_Internet_20_Link"><text:span text:style-name="T2">Sl 8:1-9</text:span></text:a><text:span text:style-name="T3"> </text:span><text:span text:style-name="T4">e 110, e também no capítulo 7 de Daniel, com os seus resultados — a saber, o Filho do homem à direita de Deus e vindo sobre as nuvens do céu. O </text:span><text:a xlink:type="simple" xlink:href="https://bibliaonline.com.br/acf/sl/8/1-9" office:target-frame-name="_blank" xlink:show="new" text:style-name="Internet_20_link" text:visited-style-name="Visited_20_Internet_20_Link"><text:span text:style-name="T2">Sl 8:1-9</text:span></text:a><text:span text:style-name="T3"> </text:span><text:span text:style-name="T4">não apresenta Cristo senão de uma maneira geral. O </text:span><text:a xlink:type="simple" xlink:href="https://bibliaonline.com.br/acf/sl/110/1-7" office:target-frame-name="_blank" xlink:show="new" text:style-name="Internet_20_link" text:visited-style-name="Visited_20_Internet_20_Link"><text:span text:style-name="T2">Sl 110:1-7</text:span></text:a><text:span text:style-name="T3"> </text:span><text:span text:style-name="T4">e o capítulo 7 de Daniel falam do Messias da maneira particular segundo a qual Cristo Se anuncia aqui. A blasfémia que o sumo sacerdote Lhe atribuía não era senão a rejeição da Sua Pessoa. Porque o que Jesus dizia encontrava-se bem expresso na Palavra de Deus — nas Sagradas Escrituras.</text:span></text:p>
      <text:p text:style-name="P7"> </text:p>
      <text:list xml:id="list3922387953" text:style-name="L14">
        <text:list-item>
          <text:list>
            <text:list-item>
              <text:p text:style-name="P21"><text:a xlink:type="simple" xlink:href="https://bibliaonline.com.br/acf/mc/15/1-47" office:target-frame-name="_blank" xlink:show="new" text:style-name="Internet_20_link" text:visited-style-name="Visited_20_Internet_20_Link"><text:span text:style-name="T1">Mc 15:1-47</text:span></text:a></text:p>
            </text:list-item>
          </text:list>
        </text:list-item>
      </text:list>
      <text:p text:style-name="P6">Perante Pilatos, Jesus faz uma boa confissão, dando testemunho à verdade, ali, onde a glória de Deus o exigia e onde esse testemunho se opunha ao poder do inimigo.</text:p>
      <text:p text:style-name="P7"> </text:p>
      <text:p text:style-name="P6"><text:soft-page-break/>A tudo o mais Ele não responde nada. Deixa-os fazer o que eles querem — e o evangelista não entra em nenhum detalhe.</text:p>
      <text:p text:style-name="P7"> </text:p>
      <text:p text:style-name="P6">Prestar esse testemunho era o último serviço e o último dever que Ele tinha de cumprir. Esse testemunho está prestado. Os Judeus preferem Barrabás, o sedicioso e assassino. E Pilatos, dando ouvidos à multidão, aliciada pelos principais sacerdotes, entrega Jesus, para ser crucificado.</text:p>
      <text:p text:style-name="P7"> </text:p>
      <text:p text:style-name="P6">O Senhor sofre os insultos dos soldados, que juntam o orgulho e a insolência da sua classe à dureza do carrasco, cujas funções executam. Triste espécimen da natureza humana, este! O Cristo, que vinha para os salvar, estava, de momento, sob o poder deles. Jesus usava o Seu poder, não para Se salvar a Si próprio, mas para livrar os outros do poder de Satanás. Finalmente, conduzem-No ao Gólgota, para O crucificarem. Ali, dão-Lhe a beber uma mistura entorpecedora, que Ele recusa. E como era tudo o que eles faziam ou podiam fazer, crucificam-No, com dois malfeitores, um à Sua direita e outro à Sua esquerda, cumprindo assim tudo o que estava escrito a Seu respeito. Era a hora do poder das trevas; era a hora dos Judeus e dos principais sacerdotes. Tinham atingido o desejo dos seus corações.</text:p>
      <text:p text:style-name="P7"> </text:p>
      <text:p text:style-name="P6">Mas, assim procedendo, e sem disso se aperceberem, tornam manifestas a glória e a perfeição de Jesus. O Templo não poderia erguer-Se, sem ser assim primeiramente abatido! E, como instrumentos, eles confirmam o fato que Jesus lhes anunciara. Por outro lado, Ele salvava os outros e não Se salvava a Si próprio. São as duas partes da perfeição da morte de Cristo em relação com o homem.</text:p>
      <text:p text:style-name="P7"> </text:p>
      <text:p text:style-name="P6">Mas, quaisquer que fossem os pensamentos de Cristo e os Seus sofrimentos em relação aos homens (esses cães, esses touros de Basan), a obra que Ele teve de cumprir tinha uma profundidade que se estendia muito para além desse mundo exterior. As trevas cobriam a terra — testemunho simpático e divino daquilo que cobria, de uma obscuridade muito mais intensa, a alma de Jesus, abandonado de Deus, por causa do pecado do homem, mas que mostrava lá, incomparavelmente mais que em qualquer outro lugar, a Sua perfeição absoluta, enquanto que as trevas marcavam, de maneira exterior, a Sua inteira separação das coisas alheias, estando toda a obra apenas entre Ele e Deus, segundo a Sua perfeição. Mal compreendido pelos homens, tudo se passa entre Ele e Deus.</text:p>
      <text:p text:style-name="P7"> </text:p>
      <text:p text:style-name="P6"><text:soft-page-break/>E Jesus, tendo soltado de novo um grande brado, expira (vers.</text:p>
      <text:p text:style-name="P7"> </text:p>
      <text:p text:style-name="P6">37).</text:p>
      <text:p text:style-name="P7"> </text:p>
      <text:p text:style-name="P6">A Sua obra estava concluída. Que teria Ele mais que fazer num mundo onde não vivia senão para cumprir a vontade de Deus? Tudo estava já completo, e, necessariamente, Ele vaise embora. Não falo de uma necessidade física, porque Lhe restava ainda toda a Sua força. Mas, rejeitado pelo mundo, a Sua misericórdia para com esse mesmo mundo já não tinha ali lugar. A vontade de Deus estava perfeitamente cumprida por Ele próprio. Tinha bebido na Sua alma o Cálice da morte e do julgamento do pecado. Nada mais Lhe restava senão morrer. E expira, obedecendo até ao fim, para começar num outro mundo (quer para a Sua alma separada do corpo, quer na glória) uma vida onde o mal não poderá nunca entrar, e onde o homem novo será perfeitamente feliz na presença de Deus.</text:p>
      <text:p text:style-name="P7"> </text:p>
      <text:p text:style-name="P6">A Sua obra estava terminada. A Sua obediência tinha um termo na morte — a Sua obediência, e, por consequência, a Sua vida, enquanto vivida no meio de pecadores. Qual teria sido, pois, o alvo de uma vida onde não houvesse mais obediência a cumprir?! Ora, a Sua obediência era perfeita, até na morte — e Ele expira! Desde então o caminho do Santuário está aberto. O véu foi rasgado de alto a baixo.</text:p>
      <text:p text:style-name="P7"> </text:p>
      <text:p text:style-name="P6">O centurião, um gentio, reconhece em Jesus, na Sua morte, a Pessoa do Filho de Deus. Até então o Messias e o Judaísmo, andavam juntos. Na morte de Cristo separam-se. O Judaísmo rejeita o Cristo — e Este torna-Se o Salvador do mundo. O véu já não esconde Deus. E era tudo o que o Judaísmo podia fazer a este respeito. A manifestação da perfeita graça está ali para o gentio que — porque Jesus entrega a Sua vida com um brado que prova a existência de uma tal força — reconhece que o Príncipe da Vida, o Filho de Deus, estava ali. Pilatos também se espanta de que Ele já esteja morto. E não acredita senão quando o centurião lho certifica. Quanto à fé — longe da graça e até mesmo da justiça humana — ele não se inquieta absolutamente nada com isso.</text:p>
      <text:p text:style-name="P7"> </text:p>
      <text:p text:style-name="P6">Mas a Sua morte não O arranca dos corações dos simples, que O amam (que talvez não tenham estado no combate, mas que a graça fazia sair agora dos seus lugares de refúgio). Não O arranca dos corações dessas mulheres piedosas, que O tinham seguido e O tinham muitas vezes provido nas Suas necessidades alimentares.</text:p>
      <text:p text:style-name="P7"><text:soft-page-break/> </text:p>
      <text:p text:style-name="P6">Não O arranca do coração de José de Arimateia que, embora tocado no seu íntimo, não O tinha seguido ainda, mas que se sente enfim fortificado pelo testemunho da graça e da perfeição de Jesus (a integridade do Conselheiro encontra nos fatos, não um motivo de temor, mas algo que o determina a fazer-se conhecer como discípulo de Jesus!), Aquelas mulheres e José de Arimateia ocupam-se, cada um por seu lado, do corpo de Jesus. Esse tabernáculo do Filho de Deus não é deixado sem os cuidados que eram devidos pelos homens Àquele que acabava de os deixar. De resto, a Providência de Deus, assim como a Sua obra nos seus corações, tinha provido a tudo: O corpo de Jesus é colocado no túmulo e todos aguardam o fim do sábado para concluírem cada qual o seu trabalho a respeito d'Ele.</text:p>
      <text:p text:style-name="P7"> </text:p>
      <text:p text:style-name="P6">As mulheres tomaram conhecimento do lugar em que Jesus fora sepultado— diz-nos o Evangelista.</text:p>
      <text:p text:style-name="P7"> </text:p>
      <text:p text:style-name="P6">CAPITULO 16 O último capítulo está dividido em duas partes — fato este que tem dado lugar a perguntas sobre a autenticidade dos versículos 9-20. A primeira parte do capítulo, nos versículos 1-8, relata o fim da exposição, na sua relação com o restabelecimento do que estudámos neste Evangelho — as relações do Profeta de Israel e do Reino com o povo (ou, pelo menos, com o Remanescente do povo eleito). Os discípulos, e Pedro, que o Senhor menciona individualmente (verdadeiramente em graça, por causa da sua renegação), deviam ir ao Seu encontro na Galileia, como Ele lhes tinha dito. Lá se restabeleceriam as relações de Jesus Ressuscitado com os pobres do Rebanho, que confiavam e esperavam n'Ele (sendo apenas reconhecidos por estar todo o povo perante Deus). As mulheres não dizem nada aos outros.</text:p>
      <text:p text:style-name="P7"> </text:p>
      <text:p text:style-name="P6">O testemunho de Cristo Ressuscitado era confiado só aos Seus discípulos, a esses Galileus desprezados! A Providência de Deus usou do terror como meio de impedir as mulheres de falarem da Ressurreição de Cristo, como teriam naturalmente feito.</text:p>
      <text:p text:style-name="P7"> </text:p>
      <text:p text:style-name="P6">Nos versículos 9-20 temos outro testemunho. Os discípulos não aparecem aqui como um Remanescente eleito, mas sim na incredulidade natural do homem. A mensagem é enviada ao mundo inteiro. Maria de Magdala (Maria Madalena), anteriormente possessa de sete demónios, escrava absoluta desse poder terrível, é encarregada agora de comunicar aos discípulos do Senhor a Sua Ressurreição! Em seguida o próprio Senhor Jesus lhes aparece e confia-lhes a missão que lhes tinha destinado (vers. 12-<text:soft-page-break/>15). Diz-lhes para irem por todo o mundo e pregarem o Evangelho a toda a criatura. Já não se trata especificamente do Evangelho do Reino. Todo aquele que, no mundo inteiro, crer e se unir a Cristo pelo batismo, será salvo; aquele que não crer será condenado.</text:p>
      <text:p text:style-name="P7"> </text:p>
      <text:p text:style-name="P6">Tratava-se, portanto, ou da salvação ou da condenação. O crente era salvo; aquele que recusava a mensagem era condenado.</text:p>
      <text:p text:style-name="P7"> </text:p>
      <text:p text:style-name="P6">De resto, se alguém, convencido da verdade, recusava juntarse aos discípulos, confessando o Senhor, a sua condição seria das piores. Por isso é dito: «Aquele que tiver crido e que tiver sido batizado». Sinais de poder acompanhariam os crentes, que seriam preservados do poder do inimigo.</text:p>
      <text:p text:style-name="P7"> </text:p>
      <text:p text:style-name="P6">O primeiro sinal seria o seu poder e domínio sobre os demónios; o segundo, a prova dessa graça que ultrapassava os estreitos limites de Israel, dirigindo-se a todo o mundo: Falariam novas línguas...</text:p>
      <text:p text:style-name="P7"> </text:p>
      <text:p text:style-name="P6">O poder do inimigo, manifestado no mal, não teria efeito sobre eles: pegariam em serpentes, e, se alguma coisa mortífera bebessem, não lhes faria mal. Se impusessem as mãos sobre enfermos, ficariam curados... Numa palavra: o poder de Satanás sobre o homem seria derrubado, e a graça proclamada a todos os homens.</text:p>
      <text:p text:style-name="P7"> </text:p>
      <text:p text:style-name="P6">Tendo-lhes confiado assim a sua missão, Jesus sobe ao Céu e senta-se à direita de Deus — lugar de onde partirá o Poder para abençoar e de onde Ele voltará para colocar os pobres do Rebanho na posse do Reino. Mas, enquanto esperam, os discípulos substituem-No, estendendo a esfera da sua ação até aos confins da terra. E o Senhor confirma a sua palavra por sinais e prodígios que os acompanham.</text:p>
      <text:p text:style-name="P7"> </text:p>
      <text:p text:style-name="P6">Julgar-se-á, talvez, que me alonguei pouco acerca dos sofrimentos de Cristo, no que escrevi sobre Marcos. Mas este assunto jamais será esgotado. É tão vasto como a Pessoa e a Obra de Cristo. Deus seja bendito! Em Lucas temos mais detalhes. E eu sigo a ordem dos pensamentos que me apresenta o Evangelho, e parece-me que, no que toca à Crucificação de Cristo, é o cumprimento da Sua obra que o Evangelista tem em mente. O seu grande tema era o Profeta.</text:p>
      <text:p text:style-name="P7"> </text:p>
      <text:p text:style-name="P6"><text:soft-page-break/>Tinha, pois, de contar a Sua história até ao fim.</text:p>
      <text:p text:style-name="P7"> </text:p>
      <text:p text:style-name="P6">E assim nós possuímos, numa narração sucinta, mas clara, um quadro muito completo dos acontecimentos que marcam o fim da vida do Senhor como homem, aqui, na Terra — do que Ele teve de cumprir como servo de Seu Pai. Foi esta ordem do Evangelho que eu segui.</text:p>
      <text:p text:style-name="P7"> </text:p>
      <text:p text:style-name="P6">FIM DO EVANGELHO SEGUNDO S. MARCOS John Nelson Darby nasceu como filho mais novo de uma família aristocrática irlandesa famosa em 18 de novembro de 1800 na cidade de Westminster (Londres). O seu pai, Lord John Darby of Leap Castle (Kings County) era descendente de uma antiga família normanda; a sua mãe, que ele já perdeu enquanto ainda bem novo, descendia da conhecida família Vaughan do País de Gales. O fato de que o famoso generaldemarinha, Lord Nelson, foi padrinho do pequeno João a pedido dos pais, mostra como essa família era de renome. Á honra do Lord recebeu o segundo nome Nelson.</text:p>
      <text:p text:style-name="P7"> </text:p>
      <text:p text:style-name="P6">Enquanto rapaz, John Nelson Darby estudou em Westminster School e, a desejo de seu pai, a partir de 1815 fez faculdade em Trinity College, Dublin, Irlanda. A primeira parte de seus estudos terminou em 1819 com condecoração: Recebeu a "Classical Gold Medal". Em seguida fez faculdade de direito que terminou em 1822. Por causa da sua consciência, John Nelson Darby renunciou às perspectivas excelentes oferecidas nessa profissão. Já em 1820 entrou em profunda crise interna. Levou uma vida ascética, jejuando, fazendo exercícios religiosos e atendendo regularmente aos cultos na igreja, porém não chegou à clareza de fé. Em uma carta procedente do ano 1871 John Nelson Darby escreve: "Depois de ter me convertido pela graça do Senhor, ainda passei uns seis ou sete anos debaixo da vara disciplinadora da Lei. Senti que Cristo é o único Salvador, porém ainda pude afirmar de possuí-Lo ou de estar salvo por meio dEle. Estava orando, jejuando, dando esmolas — coisas que sempre são boas quando feitas numa maneira espiritual —, mas não possuí paz interior. Ainda assim senti de que se o Filho de Deus Se deu a Si Mesmo por mim, então pertencia a Ele com corpo e alma, com posses e bens. Finalmente, Deus me deixou entender que estava em Cristo, unido com Ele pelo Espírito Santo".</text:p>
      <text:p text:style-name="P7"> </text:p>
      <text:p text:style-name="P6">Não sabemos nada certo referente aos seus estudos nos anos 1822 a 1825, senão que se ocupava com o pensamento de optar por uma carreira eclesiástica. O seu pai ficou tão indignado com isso ao ponto de deserdar o filho. Um tio, porém, lhe deixou de herança uma considerável fortuna de sorte que ele durante toda a sua vida era <text:soft-page-break/>independente. No ano 1825 foi ordenado diácono ("deacon") e no ano seguinte sacerdote da Igreja Anglicana. A sua primeira paróquia foi Calary em County Wicklow na Irlanda. Enquanto ali, se esforçava bastante de cuidar com devoção dos membros da paróquia que moravam, na sua maioria, bem dispersos e eram pobres.</text:p>
      <text:p text:style-name="P7"> </text:p>
      <text:p text:style-name="P6">Durante esse tempo, a sua posição quanto a igreja do estado já foi abalada, como mostra o seu primeiro panfleto que data do ano 1827 ("Considerations addressed to the Archbishop of Dublin etc." — "Considerações dirigidas ao Arcebispo de Dublin etc."). Nesse panfleto, ele tomou posição contra a exigência do Arcebispo Magee, que queria que os católicos que naqueles dias passaram em massa para a Igreja Anglicana, jurassem lealdade ao rei britânico. A sua determinação e ação destemida teve por resultado uma repreensão oficial. Mais e mais foi desconcertado com respeito à igreja do estado.</text:p>
      <text:p text:style-name="P7"> </text:p>
      <text:p text:style-name="P6">Por ocasião de uma cavalgada pela paróquia, caiu do cavalo e foi ferido tanto na perna que havia de permanecer em Dublin durante todo o inverno de 1827/1828 para tratamento. Esse tempo utilizou para estudo intenso da Bíblia. Foi ali que encontrou, aparentemente, a verdadeira e profunda paz com Deus que há tantos anos lhe faltara, como a carta citada revela. Durante a sua permanência em Dublin, chegou a conhecer John Gifford Bellet, Dr. Edward Cronin, FrancisHutchinson e Mr. Brooke. Em seguida da sua volta à paróquia renunciou ao ofício de sacerdote, embora ainda não se desligasse da igreja oficial. Assumiu um cargo na "Missão Interna" (uma instituição apoiada pela Igreja Anglicana destinada à obra missionária dentro do país) e anunciou até 1832 o evangelho aos católicos da Irlanda de maneira muito abençoada. De várias fontes apreendemos que ele se reuniu com os novos amigos por diversas vezes desde o inverno 1827 / 1828 para o partir do pão.</text:p>
      <text:p text:style-name="P7"> </text:p>
      <text:p text:style-name="P6">Um desses amigos era Anthony Norris Grove. Tornaram-se cada vez mais claros para os amigos os pensamentos de Deus referente à Igreja (eclésia) do Deus vivo, à volta de Cristo, à ação do Espírito Santo bem como aos dons e ofícios na Igreja.</text:p>
      <text:p text:style-name="P7"> </text:p>
      <text:p text:style-name="P6">Nesse tempo, entre 1827 e 1832, aconteciam também as reuniões conhecidas por conferências de "Powerscourt".</text:p>
      <text:p text:style-name="P7"> </text:p>
      <text:p text:style-name="P6">Essas ajudaram para esclarecer o ponto de vista bíblico dos assuntos em questão, e finalmente John Nelson Darby se desligou oficialmente da Igreja Anglicana.</text:p>
      <text:p text:style-name="P7"><text:soft-page-break/> </text:p>
      <text:p text:style-name="P8"><text:span text:style-name="T4">Os conhecimentos adquiridos por ele e seus amigos eram resultado de estudos bíblicos feitos com diligência e sobriedade. Eles conservaram firmemente todas as bases da fé cristã. O seu alvo foi anunciar novamente o evangelho em sua simplicidade, pureza e plenitude originais. Além das grandes verdades da Reformação — parcialmente já perdidas outra vez naqueles dias — John Nelson Darby e seus irmãos proclamaram verdades esquecidas ou obscurecidas desde os dias dos apóstolos, a saber: 1 — a Igreja (eclésia) de Deus, o Corpo de Cristo engloba todos os verdadeiros crentes que, desde o dia de Pentecostes em </text:span><text:a xlink:type="simple" xlink:href="https://bibliaonline.com.br/acf/atos/2/1-47" office:target-frame-name="_blank" xlink:show="new" text:style-name="Internet_20_link" text:visited-style-name="Visited_20_Internet_20_Link"><text:span text:style-name="T2">Atos 2:1-47</text:span></text:a><text:span text:style-name="T3"> </text:span><text:span text:style-name="T4">estão ligados a Cristo, sua Cabeça no céu por meio do Espírito Santo (</text:span><text:a xlink:type="simple" xlink:href="https://bibliaonline.com.br/acf/ef/4/4" office:target-frame-name="_blank" xlink:show="new" text:style-name="Internet_20_link" text:visited-style-name="Visited_20_Internet_20_Link"><text:span text:style-name="T2">Ef 4:4</text:span></text:a><text:span text:style-name="T4">).</text:span></text:p>
      <text:p text:style-name="P7"> </text:p>
      <text:p text:style-name="P8"><text:span text:style-name="T4">2 — Essa unidade encontra a sua expressão na Ceia do Senhor à Sua Mesa (</text:span><text:a xlink:type="simple" xlink:href="https://bibliaonline.com.br/acf/1co/10/17" office:target-frame-name="_blank" xlink:show="new" text:style-name="Internet_20_link" text:visited-style-name="Visited_20_Internet_20_Link"><text:span text:style-name="T2">1 Co 10:17</text:span></text:a><text:span text:style-name="T4">).</text:span></text:p>
      <text:p text:style-name="P7"> </text:p>
      <text:p text:style-name="P8"><text:span text:style-name="T4">3 — A volta do Senhor para arrebatamento dos crentes antes dos juízos finais é o próximo grande evento esperado pelos cristãos (</text:span><text:a xlink:type="simple" xlink:href="https://bibliaonline.com.br/acf/1co/15/51-54" office:target-frame-name="_blank" xlink:show="new" text:style-name="Internet_20_link" text:visited-style-name="Visited_20_Internet_20_Link"><text:span text:style-name="T2">1 Co 15:51-54</text:span></text:a><text:span text:style-name="T4">; </text:span><text:a xlink:type="simple" xlink:href="https://bibliaonline.com.br/acf/1ts/4/16" office:target-frame-name="_blank" xlink:show="new" text:style-name="Internet_20_link" text:visited-style-name="Visited_20_Internet_20_Link"><text:span text:style-name="T2">1 Ts 4:16</text:span></text:a><text:span text:style-name="T3"> </text:span><text:span text:style-name="T4">to </text:span><text:a xlink:type="simple" xlink:href="https://bibliaonline.com.br/acf/1ts/5/2" office:target-frame-name="_blank" xlink:show="new" text:style-name="Internet_20_link" text:visited-style-name="Visited_20_Internet_20_Link"><text:span text:style-name="T2">1 Ts 5:2</text:span></text:a><text:span text:style-name="T4">).</text:span></text:p>
      <text:p text:style-name="P7"> </text:p>
      <text:p text:style-name="P8"><text:span text:style-name="T4">4 — Todos os crentes são sacerdotes e têm livre acesso a Deus, o Pai (</text:span><text:a xlink:type="simple" xlink:href="https://bibliaonline.com.br/acf/1pe/2/5" office:target-frame-name="_blank" xlink:show="new" text:style-name="Internet_20_link" text:visited-style-name="Visited_20_Internet_20_Link"><text:span text:style-name="T2">1 Pe 2:5</text:span></text:a><text:span text:style-name="T4">). O Senhor, porém, deu à Sua Igreja dons especiais para a sua edificação (</text:span><text:a xlink:type="simple" xlink:href="https://bibliaonline.com.br/acf/ef/4/11-12" office:target-frame-name="_blank" xlink:show="new" text:style-name="Internet_20_link" text:visited-style-name="Visited_20_Internet_20_Link"><text:span text:style-name="T2">Ef 4:11-12</text:span></text:a><text:span text:style-name="T4">) — dons esses que devem ser distinguidos dos ofícios (anciãos / presbíteros e diáconos, cuja denominação oficial hoje não é mais possível devido à ausência dos apóstolos, embora a sua função, o seu ministério, ainda é exercido por irmãos reconhecíveis como tais — a partir de "devido" é acréscimo do tradutor).</text:span></text:p>
      <text:p text:style-name="P7"> </text:p>
      <text:p text:style-name="P6">São essas apenas algumas poucas das importantes verdades das Sagradas Escrituras novamente reconhecidas e realizadas naqueles dias.</text:p>
      <text:p text:style-name="P7"> </text:p>
      <text:p text:style-name="P6">Para isso, após o seu desligamento da igreja oficial, se abriu um campo amplo de trabalho para John Nelson Darby. Já em 1830 a obra se estendeu de Dublin a Limerick e outras cidades irlandesas. Também em Cambridge, Oxford e Plymouth (nome esse que, em parte, até hoje ainda está sendo mencionado em íntima ligação com os "irmãos") bem como em Londres surgiram maiores ou menores testemunhos da Igreja. John Nelson Darby viajou por todo o país no serviço do Senhor.</text:p>
      <text:p text:style-name="P7"> </text:p>
      <text:p text:style-name="P6"><text:soft-page-break/>No ano 1837, John Nelson Darby iniciou as suas atividades na Suíça, onde trabalhou abençoadamente em Genebra e Lausanne. Nos anos 1840 a 1845 viajou outra vez pela Suíça e França. Ali a obra, de uma maneira semelhante, se espalhou.</text:p>
      <text:p text:style-name="P7"> </text:p>
      <text:p text:style-name="P6">Nos anos 1847 a 1853 diversas viagens o levaram a esses países, onde serviu às congregações e reuniu os irmãos nas conferências para o estudo da Palavra de Deus.</text:p>
      <text:p text:style-name="P7"> </text:p>
      <text:p text:style-name="P6">No início do ano 1853 ouviu de um grupo de crentes da região Renânia na Alemanha. Em seguida houve uma troca de cartas com Carl Brockhaus resultando em uma visita de John Nelson Darby a Elberfeld em 1854. Durante a viagem, John Nelson Darby ficou por alguns dias nos Países Baixos, fazendo a primeira visita aos irmãos em Haarlem, Amsterdam e Winterswijk. Esses irmãos também estavam se reunindo em separação das denominações eclesiásticas existentes. Na primavera de 1855, novamente foi a Elberfeld, para iniciar a tradução do Novo Testamento para o alemão. Em conjunto com Carl Brockhaus e Julius Anton von Poseck traduziu inicialmente o Novo Testamento. Nos anos 1869 a 1870 também traduziram o Velho Testamento para o alemão.</text:p>
      <text:p text:style-name="P7"> </text:p>
      <text:p text:style-name="P6">Nessa ocasião, Hermanus Cornelius Voorhoeve (da Holanda) ocupou o lugar de Julius Anton von Poseck.</text:p>
      <text:p text:style-name="P7"> </text:p>
      <text:p text:style-name="P6">Os anos 1855 a 1857, John Nelson Darby passou primordialmente no continente europeu, principalmente estava na França, na Alemanha (nos anos 1855 e 1857), nos Países Baixos e na Suíça. Nos anos seguintes, 1858 a 1859, permaneceu em Londres, onde trabalhou na tradução do Novo Testamento para o francês impresso finalmente em 1859 em Vevey. A Bíblia completa em francês foi completada em 1881 com a colaboração de alguns irmãos.</text:p>
      <text:p text:style-name="P7"> </text:p>
      <text:p text:style-name="P6">Enquanto isso, traduziu e publicou, em 1870, uma tradução para o inglês do Novo Testamento (o Velho Testamento, mais tarde, foi completado seguindo as suas instruções deixadas para trás).</text:p>
      <text:p text:style-name="P7"> </text:p>
      <text:p text:style-name="P6">No ano 1861 escreveu a um amigo: "Você sabe que sonhei de um novo campo de trabalho — algo onde ainda não estive e aonde o evangelho, tal como eu o entendo, ainda não tem sido levado. Não me alegro em ir a um campo onde já trabalhei. Se <text:soft-page-break/>tornou para mim algo velho. Amo anunciar o Nome do Senhor a pessoas que ainda não O conhecem." Esse desejo se cumpriu no final do ano 1862.</text:p>
      <text:p text:style-name="P7"> </text:p>
      <text:p text:style-name="P6">Nos anos 1862-63, 1866 a 1868, 1870, 1872-73 e finalmente em 1874 a 1877 visitou os Estados unidos e o Canadá.</text:p>
      <text:p text:style-name="P7"> </text:p>
      <text:p text:style-name="P6">Durante a última viagem também chegou a visitar a Nova Zelândia.</text:p>
      <text:p text:style-name="P7"> </text:p>
      <text:p text:style-name="P6">Depois de sua última viagem para além-mar, John Nelson Darby visitou mais uma vez a Alemanha (1878), a Suíça, a Itália e a França. Na avançada idade de 79 anos voltou à Inglaterra, onde ainda trabalhou como escritor até o seu falecimento em 1882.</text:p>
      <text:p text:style-name="P7"> </text:p>
      <text:p text:style-name="P6">As suas obras completas (editados por seu amigo William Kelly) englobam 34 volumes ("Collected Writings of J. N.</text:p>
      <text:p text:style-name="P7"> </text:p>
      <text:p text:style-name="P6">Darby").</text:p>
      <text:p text:style-name="P7"> </text:p>
      <text:p text:style-name="P6">Acrescentam-se ainda 7 volumes de notas e comentários ("Notes and Comments"), 3 volumes de miscelânias ("Miscellaneous Writings") e 3 volumes de cartas ("Letters").</text:p>
      <text:p text:style-name="P7"> </text:p>
      <text:p text:style-name="P6">A sua obra mais conhecida e talvez a mais preciosa é a "Sinopsis dos livros da Bíblia" ("Sinopsis of the Books of the Bible"), na qual John Nelson Darby dá uma panorâmica de toda a Bíblia.</text:p>
      <text:p text:style-name="P7"> </text:p>
      <text:p text:style-name="P6">Ele igualmente é conhecido como poeta. Conhecido são os seus "Spiritual Songs" ("Hinos Espirituais") e os muitos hinos no hinário inglês dos irmãos.</text:p>
      <text:p text:style-name="P7"> </text:p>
      <text:p text:style-name="P6">Nos últimos meses do ano 1880 John Nelson Darby sofreu muito. Teve problemas de respiração bem como de coração.</text:p>
      <text:p text:style-name="P7"> </text:p>
      <text:p text:style-name="P8"><text:span text:style-name="T4">Em dezembro houve uma leve melhora da forma que pôde escrever a um conhecido: "Pela bondade de Deus estou indo muito melhor. Na verdade nem entendo que estive </text:span><text:soft-page-break/><text:span text:style-name="T4">tão perto da morte. Embora não com muita frequência, ainda assim posso ir às reuniões. Também posso fazer o meu trabalho costumeiro. É certo que nos meses que seguirão haverá uma mudança acontecendo comigo frente a minha iminente despedida desse mundo, porém não há mudança com vistas à doutrina e os meus pontos de vista. Isso não mudou; tudo encontrei confirmado. É um doce e lindo pensamento, que tudo aquilo que ensinei o fiz em Deus. No meu interior tenho certeza de que pertenço a um outro mundo... por quanto tempo ainda pertencerá a mim não sei. Para a saída, a palavra do amado Senhor é importante: "Não são do mundo, como eu do mundo não sou" (</text:span><text:a xlink:type="simple" xlink:href="https://bibliaonline.com.br/acf/jo/17/16" office:target-frame-name="_blank" xlink:show="new" text:style-name="Internet_20_link" text:visited-style-name="Visited_20_Internet_20_Link"><text:span text:style-name="T2">Jo 17:16</text:span></text:a><text:span text:style-name="T4">). — Nesse sentido a mudança é perceptível e estou a esperando." No ano 1881, John Nelson darby ainda estava trabalhando na edição de seu hinário inglês. No dia 15 de dezembro de 1881, escreveu o prefácio para a Bíblia francesa que foi publicada em 1882. No final de janeiro, a sua constituição física lhe permitiu cumprir apenas a metade de suas tarefas diárias. Nas últimas semanas foi recebido e cuidado na casa do irmão Hammond em Bournemouth. Foi ali que ele faleceu no dia 29 de abril de 1882. Numa lápide simples e branca do cemitério de Bournemouth se lê as palavras: John Nelson Darby Como um desconhecido e bem-conhecido.</text:span></text:p>
      <text:p text:style-name="P7"> </text:p>
      <text:p text:style-name="P8"><text:span text:style-name="T4">faleceu no Senhor em 29 de abril de 1882 81 anos </text:span><text:a xlink:type="simple" xlink:href="https://bibliaonline.com.br/acf/2co/5/21" office:target-frame-name="_blank" xlink:show="new" text:style-name="Internet_20_link" text:visited-style-name="Visited_20_Internet_20_Link"><text:span text:style-name="T2">2 Co 5:21</text:span></text:a><text:span text:style-name="T3"> “</text:span><text:span text:style-name="T4">Senhor, me deixa esperar em Ti, a minha vida seja consagrada a Ti, desconhecido aqui na terra, servo Teu, então herdar a felicidade do céu.” J. N. D.</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iberation Serif1" svg:font-family="'Liberation Serif'"/>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12:40:25.643385151</meta:creation-date>
    <dc:date>2019-09-23T13:01:22.310122601</dc:date>
    <meta:editing-duration>PT9M51S</meta:editing-duration>
    <meta:editing-cycles>4</meta:editing-cycles>
    <meta:generator>LibreOffice/6.0.7.3$Linux_X86_64 LibreOffice_project/00m0$Build-3</meta:generator>
    <meta:document-statistic meta:table-count="0" meta:image-count="0" meta:object-count="0" meta:page-count="61" meta:paragraph-count="727" meta:word-count="22676" meta:character-count="129680" meta:non-whitespace-character-count="106891"/>
  </office:meta>
</office:document-meta>
</file>